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table="urn:oasis:names:tc:opendocument:xmlns:table:1.0" xmlns:text="urn:oasis:names:tc:opendocument:xmlns:text:1.0" xmlns:fo="urn:oasis:names:tc:opendocument:xmlns:xsl-fo-compatible:1.0" xmlns:style="urn:oasis:names:tc:opendocument:xmlns:style:1.0" xmlns:dc="http://purl.org/dc/elements/1.1/" xmlns:number="urn:oasis:names:tc:opendocument:xmlns:datastyle:1.0" office:version="1.2">
  <office:automatic-styles>
    <number:date-style style:name="datestyle">
      <number:year number:style="long"/>
      <number:text>-</number:text>
      <number:month number:style="long"/>
      <number:text>-</number:text>
      <number:day/>
    </number:date-style>
    <style:style style:family="table-column" style:name="co0">
      <style:table-column-properties style:column-width="23.580000000000002mm"/>
    </style:style>
    <style:style style:family="table-column" style:name="co1">
      <style:table-column-properties style:column-width="29.97mm"/>
    </style:style>
    <style:style style:family="table-column" style:name="co2">
      <style:table-column-properties style:column-width="22.669999999999998mm"/>
    </style:style>
    <style:style style:family="table-column" style:name="co3">
      <style:table-column-properties style:column-width="37.18mm"/>
    </style:style>
    <style:style style:family="table-row" style:name="ro0">
      <style:table-row-properties style:row-height="8.149999999999999mm"/>
    </style:style>
    <style:style style:family="table-row" style:name="ro1">
      <style:table-row-properties style:row-height="4.53mm"/>
    </style:style>
    <style:style style:family="table-row" style:name="ro2">
      <style:table-row-properties style:row-height="5.380000000000001mm"/>
    </style:style>
    <style:style style:family="table-column" style:name="co4">
      <style:table-column-properties style:column-width="12.47mm"/>
    </style:style>
    <style:style style:family="table-column" style:name="co5">
      <style:table-column-properties style:column-width="73.25mm"/>
    </style:style>
    <style:style style:family="table-column" style:name="co6">
      <style:table-column-properties style:column-width="24.689999999999998mm"/>
    </style:style>
    <style:style style:family="table-column" style:name="co7">
      <style:table-column-properties style:column-width="45.510000000000005mm"/>
    </style:style>
    <style:style style:family="table-column" style:name="co8">
      <style:table-column-properties style:column-width="32.74mm"/>
    </style:style>
    <style:style style:family="table-column" style:name="co9">
      <style:table-column-properties style:column-width="27.75mm"/>
    </style:style>
    <style:style style:family="table-column" style:name="co10">
      <style:table-column-properties style:column-width="24.13mm"/>
    </style:style>
    <style:style style:family="table-column" style:name="co11">
      <style:table-column-properties style:column-width="33.57mm"/>
    </style:style>
    <style:style style:family="table-column" style:name="co12">
      <style:table-column-properties style:column-width="21.909999999999997mm"/>
    </style:style>
    <style:style style:family="table-row" style:name="ro3">
      <style:table-row-properties style:row-height="4.7299999999999995mm"/>
    </style:style>
    <style:style style:family="table-row" style:name="ro4">
      <style:table-row-properties style:row-height="4.46mm"/>
    </style:style>
    <style:style style:family="table-row" style:name="ro5">
      <style:table-row-properties style:row-height="5.8mm"/>
    </style:style>
    <style:style style:family="table-row" style:name="ro6">
      <style:table-row-properties style:row-height="3.69mm"/>
    </style:style>
    <style:style style:family="table-row" style:name="ro7">
      <style:table-row-properties style:row-height="4.109999999999999mm"/>
    </style:style>
  </office:automatic-styles>
  <office:body>
    <office:spreadsheet>
      <table:table table:name="Pokwitowanie wypłaty">
        <table:table-column table:style-name="co0"/>
        <table:table-column table:style-name="co1"/>
        <table:table-column table:style-name="co2"/>
        <table:table-column table:style-name="co2"/>
        <table:table-column table:style-name="co2"/>
        <table:table-column table:style-name="co3"/>
        <table:table-column table:style-name="co2"/>
        <table:table-column table:style-name="co2"/>
        <table:table-column table:style-name="co2"/>
        <table:table-row table:style-name="ro0">
          <table:table-cell>
            <text:p>Pokwitowanie</text:p>
          </table:table-cell>
          <table:table-cell>
            <text:p>stanu<text:s text:c="2"/>konta</text:p>
          </table:table-cell>
          <table:table-cell>
            <text:p>dla</text:p>
          </table:table-cell>
          <table:table-cell>
            <text:p>Budzan<text:s/>Dominika</text:p>
          </table:table-cell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Kwota<text:s/>dla<text:s/>klienta<text:s/>za<text:s/>sprzedany<text:s/>towar<text:s/>wg<text:s/>umów<text:s/>:<text:s/></text:p>
          </table:table-cell>
          <table:table-cell/>
          <table:table-cell/>
          <table:table-cell/>
          <table:table-cell table:formula="=SUM('347 17'.I47:Arkusz25.I47)" office:value-type="float" office:value="558.0">
            <text:p>558.0</text:p>
          </table:table-cell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>
            <text:p>data<text:s/>wypłaty</text:p>
          </table:table-cell>
          <table:table-cell>
            <text:p>kwota</text:p>
          </table:table-cell>
          <table:table-cell>
            <text:p>podpis</text:p>
          </table:table-cell>
          <table:table-cell/>
          <table:table-cell/>
          <table:table-cell/>
        </table:table-row>
        <table:table-row table:style-name="ro1">
          <table:table-cell/>
          <table:table-cell>
            <text:p>Wypłaty<text:s text:c="2"/>z<text:s/>datą<text:s/>/<text:s/>kwota</text:p>
          </table:table-cell>
          <table:table-cell/>
          <table:table-cell office:value-type="date" office:date-value="2017-03-27">
            <text:p>2017-03-27</text:p>
          </table:table-cell>
          <table:table-cell office:value-type="float" office:value="38.0">
            <text:p>38.0</text:p>
          </table:table-cell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 office:value-type="date" office:date-value="2017-05-08">
            <text:p>2017-05-08</text:p>
          </table:table-cell>
          <table:table-cell office:value-type="float" office:value="30.0">
            <text:p>30.0</text:p>
          </table:table-cell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 office:value-type="date" office:date-value="2017-05-31">
            <text:p>2017-05-31</text:p>
          </table:table-cell>
          <table:table-cell office:value-type="float" office:value="35.0">
            <text:p>35.0</text:p>
          </table:table-cell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 office:value-type="date" office:date-value="2018-11-02">
            <text:p>2018-11-02</text:p>
          </table:table-cell>
          <table:table-cell office:value-type="float" office:value="50.0">
            <text:p>50.0</text:p>
          </table:table-cell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 office:value-type="date" office:date-value="2019-03-29">
            <text:p>2019-03-29</text:p>
          </table:table-cell>
          <table:table-cell office:value-type="float" office:value="35.0">
            <text:p>35.0</text:p>
          </table:table-cell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 office:value-type="date" office:date-value="2019-06-12">
            <text:p>2019-06-12</text:p>
          </table:table-cell>
          <table:table-cell office:value-type="float" office:value="105.0">
            <text:p>105.0</text:p>
          </table:table-cell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 office:value-type="date" office:date-value="2019-07-15">
            <text:p>2019-07-15</text:p>
          </table:table-cell>
          <table:table-cell office:value-type="float" office:value="60.0">
            <text:p>60.0</text:p>
          </table:table-cell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 office:value-type="date" office:date-value="2019-09-16">
            <text:p>2019-09-16</text:p>
          </table:table-cell>
          <table:table-cell office:value-type="float" office:value="15.0">
            <text:p>15.0</text:p>
          </table:table-cell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 office:value-type="date" office:date-value="2019-10-10">
            <text:p>2019-10-10</text:p>
          </table:table-cell>
          <table:table-cell office:value-type="float" office:value="50.0">
            <text:p>50.0</text:p>
          </table:table-cell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 office:value-type="date" office:date-value="2019-11-18">
            <text:p>2019-11-18</text:p>
          </table:table-cell>
          <table:table-cell office:value-type="float" office:value="30.0">
            <text:p>30.0</text:p>
          </table:table-cell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 office:value-type="date" office:date-value="2020-05-28">
            <text:p>2020-05-28</text:p>
          </table:table-cell>
          <table:table-cell office:value-type="float" office:value="45.0">
            <text:p>45.0</text:p>
          </table:table-cell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 office:value-type="date" office:date-value="2020-09-23">
            <text:p>2020-09-23</text:p>
          </table:table-cell>
          <table:table-cell office:value-type="float" office:value="15.0">
            <text:p>15.0</text:p>
          </table:table-cell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 office:value-type="date" office:date-value="2020-12-14">
            <text:p>2020-12-14</text:p>
          </table:table-cell>
          <table:table-cell office:value-type="float" office:value="15.0">
            <text:p>15.0</text:p>
          </table:table-cell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>
            <text:p>Aktualny<text:s/>stan<text:s/>konta<text:s/>:</text:p>
          </table:table-cell>
          <table:table-cell/>
          <table:table-cell/>
          <table:table-cell/>
          <table:table-cell table:formula="=E4-SUM(E6:E42)" office:value-type="float" office:value="35.0">
            <text:p>35.0</text:p>
          </table:table-cell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Wystawił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347 17">
        <table:table-column table:style-name="co4"/>
        <table:table-column table:style-name="co5"/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1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row table:style-name="ro1">
          <table:table-cell/>
          <table:table-cell/>
          <table:table-cell/>
          <table:table-cell>
            <text:p>Miejsce<text:s/>wystawienia</text:p>
          </table:table-cell>
          <table:table-cell>
            <text:p>Racibórz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>
            <text:p>Umowa<text:s/>Komisu<text:s/>nr<text:s/></text:p>
          </table:table-cell>
          <table:table-cell>
            <text:p>347/17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>
            <text:p>data</text:p>
          </table:table-cell>
          <table:table-cell office:value-type="date" office:date-value="2017-02-20">
            <text:p>2017-02-2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KOMIS<text:s/>DZIECIĘCY<text:s/>OLUŚ<text:s/>Z.<text:s/>SZCZEPANIAK</text:p>
          </table:table-cell>
          <table:table-cell/>
          <table:table-cell>
            <text:p><text:s text:c="19"/>od</text:p>
          </table:table-cell>
          <table:table-cell>
            <text:p>Budzan<text:s/>Dominik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47-400<text:s/>RACIBÓRZ<text:s/>UL.<text:s/>Kolejowa<text:s/>18</text:p>
          </table:table-cell>
          <table:table-cell/>
          <table:table-cell>
            <text:p><text:s text:c="15"/>ulica</text:p>
          </table:table-cell>
          <table:table-cell>
            <text:p>Dworcowa<text:s/>4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Tel.606-611-352<text:s/>e-mail.<text:s/>komisolus@op.pl</text:p>
          </table:table-cell>
          <table:table-cell/>
          <table:table-cell>
            <text:p><text:s text:c="2"/>miejscowość</text:p>
          </table:table-cell>
          <table:table-cell>
            <text:p>Polska<text:s/>Cerekiew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otwarte<text:s/>od<text:s/>9-17<text:s/>sobota<text:s/>od<text:s/>9-13</text:p>
          </table:table-cell>
          <table:table-cell/>
          <table:table-cell>
            <text:p><text:s text:c="8"/>dokum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>
            <text:p>www.komisolus.republika.pl</text:p>
          </table:table-cell>
          <table:table-cell/>
          <table:table-cell>
            <text:p><text:s text:c="12"/>telefon</text:p>
          </table:table-cell>
          <table:table-cell office:value-type="float" office:value="6.01160109E8">
            <text:p>6.01160109E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number-rows-spanned="2">
            <text:p>LP.</text:p>
          </table:table-cell>
          <table:table-cell table:number-rows-spanned="2">
            <text:p>NAZWA<text:s/>TOWARU</text:p>
          </table:table-cell>
          <table:table-cell table:number-rows-spanned="2">
            <text:p>ILOŚĆ</text:p>
          </table:table-cell>
          <table:table-cell table:number-rows-spanned="2">
            <text:p>KWOTA<text:s/></text:p>
            <text:p>DLA<text:s/>KOMITENTA</text:p>
          </table:table-cell>
          <table:table-cell>
            <text:p>WARTOŚĆ<text:s/></text:p>
          </table:table-cell>
          <table:table-cell table:number-rows-spanned="2">
            <text:p>Sprzedano<text:s/></text:p>
            <text:p>ilość</text:p>
          </table:table-cell>
          <table:table-cell table:number-rows-spanned="2">
            <text:p>Zwrócono</text:p>
            <text:p>ilość</text:p>
          </table:table-cell>
          <table:table-cell table:number-rows-spanned="2">
            <text:p>Pozostała</text:p>
            <text:p>ilość<text:s/>w<text:s/>komisie</text:p>
          </table:table-cell>
          <table:table-cell table:number-rows-spanned="2">
            <text:p>Do<text:s/></text:p>
            <text:p>wypłaty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/>
          <table:table-cell>
            <text:p>DLA<text:s/>KOMITENTA</text:p>
          </table:table-cell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.0">
            <text:p>1.0</text:p>
          </table:table-cell>
          <table:table-cell>
            <text:p>spódnica<text:s/>dam<text:s/>czerwona</text:p>
          </table:table-cell>
          <table:table-cell office:value-type="float" office:value="1.0">
            <text:p>1.0</text:p>
          </table:table-cell>
          <table:table-cell office:value-type="float" office:value="10.0">
            <text:p>10.0</text:p>
          </table:table-cell>
          <table:table-cell table:formula="=C15*D15"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float" office:value="0.0">
            <text:p>0.0</text:p>
          </table:table-cell>
          <table:table-cell table:formula="=C15-F15-G15" office:value-type="float" office:value="0.0">
            <text:p>0.0</text:p>
          </table:table-cell>
          <table:table-cell table:formula="=F15*D15" office:value-type="float" office:value="10.0">
            <text:p>1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office:value-type="float" office:value="2.0">
            <text:p>2.0</text:p>
          </table:table-cell>
          <table:table-cell>
            <text:p>spódnica<text:s/>dam<text:s/>w<text:s/>paski</text:p>
          </table:table-cell>
          <table:table-cell office:value-type="float" office:value="1.0">
            <text:p>1.0</text:p>
          </table:table-cell>
          <table:table-cell office:value-type="float" office:value="8.0">
            <text:p>8.0</text:p>
          </table:table-cell>
          <table:table-cell table:formula="=C16*D16" office:value-type="float" office:value="8.0">
            <text:p>8.0</text:p>
          </table:table-cell>
          <table:table-cell office:value-type="float" office:value="1.0">
            <text:p>1.0</text:p>
          </table:table-cell>
          <table:table-cell office:value-type="float" office:value="0.0">
            <text:p>0.0</text:p>
          </table:table-cell>
          <table:table-cell table:formula="=C16-F16-G16" office:value-type="float" office:value="0.0">
            <text:p>0.0</text:p>
          </table:table-cell>
          <table:table-cell table:formula="=F16*D16" office:value-type="float" office:value="8.0">
            <text:p>8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.0">
            <text:p>3.0</text:p>
          </table:table-cell>
          <table:table-cell>
            <text:p>sweter<text:s/>dam<text:s/>szary</text:p>
          </table:table-cell>
          <table:table-cell office:value-type="float" office:value="1.0">
            <text:p>1.0</text:p>
          </table:table-cell>
          <table:table-cell office:value-type="float" office:value="10.0">
            <text:p>10.0</text:p>
          </table:table-cell>
          <table:table-cell table:formula="=C17*D17"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float" office:value="0.0">
            <text:p>0.0</text:p>
          </table:table-cell>
          <table:table-cell table:formula="=C17-F17-G17" office:value-type="float" office:value="0.0">
            <text:p>0.0</text:p>
          </table:table-cell>
          <table:table-cell table:formula="=F17*D17" office:value-type="float" office:value="10.0">
            <text:p>1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4.0">
            <text:p>4.0</text:p>
          </table:table-cell>
          <table:table-cell>
            <text:p>sweter<text:s/>dam<text:s/>biały</text:p>
          </table:table-cell>
          <table:table-cell office:value-type="float" office:value="1.0">
            <text:p>1.0</text:p>
          </table:table-cell>
          <table:table-cell office:value-type="float" office:value="10.0">
            <text:p>10.0</text:p>
          </table:table-cell>
          <table:table-cell table:formula="=C18*D18"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float" office:value="0.0">
            <text:p>0.0</text:p>
          </table:table-cell>
          <table:table-cell table:formula="=C18-F18-G18" office:value-type="float" office:value="0.0">
            <text:p>0.0</text:p>
          </table:table-cell>
          <table:table-cell table:formula="=F18*D18" office:value-type="float" office:value="10.0">
            <text:p>1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5.0">
            <text:p>5.0</text:p>
          </table:table-cell>
          <table:table-cell>
            <text:p>bluzka<text:s/>dam</text:p>
          </table:table-cell>
          <table:table-cell office:value-type="float" office:value="1.0">
            <text:p>1.0</text:p>
          </table:table-cell>
          <table:table-cell office:value-type="float" office:value="10.0">
            <text:p>10.0</text:p>
          </table:table-cell>
          <table:table-cell table:formula="=C19*D19"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float" office:value="0.0">
            <text:p>0.0</text:p>
          </table:table-cell>
          <table:table-cell table:formula="=C19-F19-G19" office:value-type="float" office:value="0.0">
            <text:p>0.0</text:p>
          </table:table-cell>
          <table:table-cell table:formula="=F19*D19" office:value-type="float" office:value="10.0">
            <text:p>1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6.0">
            <text:p>6.0</text:p>
          </table:table-cell>
          <table:table-cell>
            <text:p>sukienka<text:s/>jasna<text:s/>lato</text:p>
          </table:table-cell>
          <table:table-cell office:value-type="float" office:value="1.0">
            <text:p>1.0</text:p>
          </table:table-cell>
          <table:table-cell office:value-type="float" office:value="8.0">
            <text:p>8.0</text:p>
          </table:table-cell>
          <table:table-cell table:formula="=C20*D20" office:value-type="float" office:value="8.0">
            <text:p>8.0</text:p>
          </table:table-cell>
          <table:table-cell office:value-type="float" office:value="0.0">
            <text:p>0.0</text:p>
          </table:table-cell>
          <table:table-cell office:value-type="float" office:value="1.0">
            <text:p>1.0</text:p>
          </table:table-cell>
          <table:table-cell table:formula="=C20-F20-G20" office:value-type="float" office:value="0.0">
            <text:p>0.0</text:p>
          </table:table-cell>
          <table:table-cell table:formula="=F20*D2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7.0">
            <text:p>7.0</text:p>
          </table:table-cell>
          <table:table-cell>
            <text:p>bolerko<text:s/></text:p>
          </table:table-cell>
          <table:table-cell office:value-type="float" office:value="1.0">
            <text:p>1.0</text:p>
          </table:table-cell>
          <table:table-cell office:value-type="float" office:value="7.0">
            <text:p>7.0</text:p>
          </table:table-cell>
          <table:table-cell table:formula="=C21*D21" office:value-type="float" office:value="7.0">
            <text:p>7.0</text:p>
          </table:table-cell>
          <table:table-cell office:value-type="float" office:value="0.0">
            <text:p>0.0</text:p>
          </table:table-cell>
          <table:table-cell office:value-type="float" office:value="1.0">
            <text:p>1.0</text:p>
          </table:table-cell>
          <table:table-cell table:formula="=C21-F21-G21" office:value-type="float" office:value="0.0">
            <text:p>0.0</text:p>
          </table:table-cell>
          <table:table-cell table:formula="=F21*D2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8.0">
            <text:p>8.0</text:p>
          </table:table-cell>
          <table:table-cell>
            <text:p>buty<text:s/>dam<text:s/>lato</text:p>
          </table:table-cell>
          <table:table-cell office:value-type="float" office:value="2.0">
            <text:p>2.0</text:p>
          </table:table-cell>
          <table:table-cell office:value-type="float" office:value="15.0">
            <text:p>15.0</text:p>
          </table:table-cell>
          <table:table-cell table:formula="=C22*D22"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table:formula="=C22-F22-G22" office:value-type="float" office:value="0.0">
            <text:p>0.0</text:p>
          </table:table-cell>
          <table:table-cell table:formula="=F22*D22" office:value-type="float" office:value="15.0">
            <text:p>15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9.0">
            <text:p>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3*D2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3-F23-G23" office:value-type="float" office:value="0.0">
            <text:p>0.0</text:p>
          </table:table-cell>
          <table:table-cell table:formula="=F23*D2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0.0">
            <text:p>1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4*D2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4-F24-G24" office:value-type="float" office:value="0.0">
            <text:p>0.0</text:p>
          </table:table-cell>
          <table:table-cell table:formula="=F24*D2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1.0">
            <text:p>1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5*D2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5-F25-G25" office:value-type="float" office:value="0.0">
            <text:p>0.0</text:p>
          </table:table-cell>
          <table:table-cell table:formula="=F25*D2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2.0">
            <text:p>1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6*D2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6-F26-G26" office:value-type="float" office:value="0.0">
            <text:p>0.0</text:p>
          </table:table-cell>
          <table:table-cell table:formula="=F26*D2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3.0">
            <text:p>1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7*D2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7-F27-G27" office:value-type="float" office:value="0.0">
            <text:p>0.0</text:p>
          </table:table-cell>
          <table:table-cell table:formula="=F27*D2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4.0">
            <text:p>1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8*D2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8-F28-G28" office:value-type="float" office:value="0.0">
            <text:p>0.0</text:p>
          </table:table-cell>
          <table:table-cell table:formula="=F28*D2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5.0">
            <text:p>1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9*D2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9-F29-G29" office:value-type="float" office:value="0.0">
            <text:p>0.0</text:p>
          </table:table-cell>
          <table:table-cell table:formula="=F29*D2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6.0">
            <text:p>1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0*D3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0-F30-G30" office:value-type="float" office:value="0.0">
            <text:p>0.0</text:p>
          </table:table-cell>
          <table:table-cell table:formula="=F30*D3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7.0">
            <text:p>1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1*D3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1-F31-G31" office:value-type="float" office:value="0.0">
            <text:p>0.0</text:p>
          </table:table-cell>
          <table:table-cell table:formula="=F31*D3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8.0">
            <text:p>1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2*D3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2-F32-G32" office:value-type="float" office:value="0.0">
            <text:p>0.0</text:p>
          </table:table-cell>
          <table:table-cell table:formula="=F32*D3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9.0">
            <text:p>1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3*D3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3-F33-G33" office:value-type="float" office:value="0.0">
            <text:p>0.0</text:p>
          </table:table-cell>
          <table:table-cell table:formula="=F33*D3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0.0">
            <text:p>2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4*D3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4-F34-G34" office:value-type="float" office:value="0.0">
            <text:p>0.0</text:p>
          </table:table-cell>
          <table:table-cell table:formula="=F34*D3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1.0">
            <text:p>2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5*D3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5-F35-G35" office:value-type="float" office:value="0.0">
            <text:p>0.0</text:p>
          </table:table-cell>
          <table:table-cell table:formula="=F35*D3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2.0">
            <text:p>2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*D3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-F36-G36" office:value-type="float" office:value="0.0">
            <text:p>0.0</text:p>
          </table:table-cell>
          <table:table-cell table:formula="=F36*D3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3.0">
            <text:p>2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*D3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-F37-G37" office:value-type="float" office:value="0.0">
            <text:p>0.0</text:p>
          </table:table-cell>
          <table:table-cell table:formula="=F37*D3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4.0">
            <text:p>2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*D3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-F38-G38" office:value-type="float" office:value="0.0">
            <text:p>0.0</text:p>
          </table:table-cell>
          <table:table-cell table:formula="=F38*D3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5.0">
            <text:p>2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*D3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-F39-G39" office:value-type="float" office:value="0.0">
            <text:p>0.0</text:p>
          </table:table-cell>
          <table:table-cell table:formula="=F39*D3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6.0">
            <text:p>2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*D4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-F40-G40" office:value-type="float" office:value="0.0">
            <text:p>0.0</text:p>
          </table:table-cell>
          <table:table-cell table:formula="=F40*D4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7.0">
            <text:p>2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*D4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-F41-G41" office:value-type="float" office:value="0.0">
            <text:p>0.0</text:p>
          </table:table-cell>
          <table:table-cell table:formula="=F41*D4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8.0">
            <text:p>2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*D4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-F42-G42" office:value-type="float" office:value="0.0">
            <text:p>0.0</text:p>
          </table:table-cell>
          <table:table-cell table:formula="=F42*D4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9.0">
            <text:p>2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*D4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-F43-G43" office:value-type="float" office:value="0.0">
            <text:p>0.0</text:p>
          </table:table-cell>
          <table:table-cell table:formula="=F43*D4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0.0">
            <text:p>3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*D4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-F44-G44" office:value-type="float" office:value="0.0">
            <text:p>0.0</text:p>
          </table:table-cell>
          <table:table-cell table:formula="=F44*D4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1.0">
            <text:p>3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*D4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-F45-G45" office:value-type="float" office:value="0.0">
            <text:p>0.0</text:p>
          </table:table-cell>
          <table:table-cell table:formula="=F45*D4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2.0">
            <text:p>3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*D4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-F46-G46" office:value-type="float" office:value="0.0">
            <text:p>0.0</text:p>
          </table:table-cell>
          <table:table-cell table:formula="=F46*D4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>
            <text:p>Sumy</text:p>
          </table:table-cell>
          <table:table-cell/>
          <table:table-cell table:formula="=SUM(C15:C46)" office:value-type="float" office:value="9.0">
            <text:p>9.0</text:p>
          </table:table-cell>
          <table:table-cell/>
          <table:table-cell table:formula="=SUM(E15:E42)" office:value-type="currency" office:value="93" office:currency="PLN">
            <text:p>93,00 zł</text:p>
          </table:table-cell>
          <table:table-cell/>
          <table:table-cell/>
          <table:table-cell/>
          <table:table-cell table:formula="=SUM(I15:I41)" office:value-type="currency" office:value="63" office:currency="PLN">
            <text:p>63,00 zł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Oświadczam,że:<text:s/>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1.<text:s/>w/w<text:s/>przedmioty<text:s/>stanowią<text:s/>moją<text:s/>własność<text:s/>i<text:s/>nie<text:s/>są<text:s/>zajęte<text:s/>przez<text:s/>komornika<text:s/>ani<text:s/>Urząd<text:s/>Skarbowy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2.Zapoznałem/am<text:s/>się<text:s/>z<text:s/>regulaminem<text:s/>komisu<text:s/>,który<text:s/>jest<text:s/>integralną<text:s/>częścią<text:s/>umowy,<text:s/>którego<text:s/>wyciąg<text:s/>w<text:s/>formi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wywieszki<text:s/>zamieszczony<text:s/>jest<text:s/>w<text:s/>komisie<text:s/>znam<text:s/>i<text:s/>przyjmuję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..................................</text:p>
          </table:table-cell>
          <table:table-cell/>
          <table:table-cell>
            <text:p>.......................................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podpis<text:s/>pracownika</text:p>
          </table:table-cell>
          <table:table-cell/>
          <table:table-cell>
            <text:p>podpis<text:s/>komiten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734 17">
        <table:table-column table:style-name="co4"/>
        <table:table-column table:style-name="co5"/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1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row table:style-name="ro1">
          <table:table-cell/>
          <table:table-cell/>
          <table:table-cell/>
          <table:table-cell>
            <text:p>Miejsce<text:s/>wystawienia</text:p>
          </table:table-cell>
          <table:table-cell>
            <text:p>Racibórz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>
            <text:p>Umowa<text:s/>Komisu<text:s/>nr<text:s/></text:p>
          </table:table-cell>
          <table:table-cell>
            <text:p>734/17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>
            <text:p>data</text:p>
          </table:table-cell>
          <table:table-cell office:value-type="date" office:date-value="2017-03-27">
            <text:p>2017-03-27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KOMIS<text:s/>DZIECIĘCY<text:s/>OLUŚ<text:s/>Z.<text:s/>SZCZEPANIAK</text:p>
          </table:table-cell>
          <table:table-cell/>
          <table:table-cell>
            <text:p><text:s text:c="19"/>od</text:p>
          </table:table-cell>
          <table:table-cell>
            <text:p>Budzan<text:s/>Dominik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47-400<text:s/>RACIBÓRZ<text:s/>UL.Kolejow<text:s/>18</text:p>
          </table:table-cell>
          <table:table-cell/>
          <table:table-cell>
            <text:p><text:s text:c="15"/>ulica</text:p>
          </table:table-cell>
          <table:table-cell>
            <text:p>Dworcowa<text:s/>4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Tel.606-611-352<text:s/>e-mail.<text:s/>komisolus@op.pl</text:p>
          </table:table-cell>
          <table:table-cell/>
          <table:table-cell>
            <text:p><text:s text:c="2"/>miejscowość</text:p>
          </table:table-cell>
          <table:table-cell>
            <text:p>Polska<text:s/>Cerekiew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otwarte<text:s/>od<text:s/>9-17<text:s/>sobota<text:s/>od<text:s/>9-13</text:p>
          </table:table-cell>
          <table:table-cell/>
          <table:table-cell>
            <text:p><text:s text:c="8"/>dokum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>
            <text:p>www.komisolus.republika.pl</text:p>
          </table:table-cell>
          <table:table-cell/>
          <table:table-cell>
            <text:p><text:s text:c="12"/>telefon</text:p>
          </table:table-cell>
          <table:table-cell office:value-type="float" office:value="6.01160109E8">
            <text:p>6.01160109E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number-rows-spanned="2">
            <text:p>LP.</text:p>
          </table:table-cell>
          <table:table-cell table:number-rows-spanned="2">
            <text:p>NAZWA<text:s/>TOWARU</text:p>
          </table:table-cell>
          <table:table-cell table:number-rows-spanned="2">
            <text:p>ILOŚĆ</text:p>
          </table:table-cell>
          <table:table-cell table:number-rows-spanned="2">
            <text:p>KWOTA<text:s/></text:p>
            <text:p>DLA<text:s/>KOMITENTA</text:p>
          </table:table-cell>
          <table:table-cell>
            <text:p>WARTOŚĆ<text:s/></text:p>
          </table:table-cell>
          <table:table-cell table:number-rows-spanned="2">
            <text:p>Sprzedano<text:s/></text:p>
            <text:p>ilość</text:p>
          </table:table-cell>
          <table:table-cell table:number-rows-spanned="2">
            <text:p>Zwrócono</text:p>
            <text:p>ilość</text:p>
          </table:table-cell>
          <table:table-cell table:number-rows-spanned="2">
            <text:p>Pozostała</text:p>
            <text:p>ilość<text:s/>w<text:s/>komisie</text:p>
          </table:table-cell>
          <table:table-cell table:number-rows-spanned="2">
            <text:p>Do<text:s/></text:p>
            <text:p>wypłaty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/>
          <table:table-cell>
            <text:p>DLA<text:s/>KOMITENTA</text:p>
          </table:table-cell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.0">
            <text:p>1.0</text:p>
          </table:table-cell>
          <table:table-cell>
            <text:p>sukienka<text:s/>dam<text:s/>pom<text:s/>Mohito</text:p>
          </table:table-cell>
          <table:table-cell office:value-type="float" office:value="1.0">
            <text:p>1.0</text:p>
          </table:table-cell>
          <table:table-cell office:value-type="float" office:value="20.0">
            <text:p>20.0</text:p>
          </table:table-cell>
          <table:table-cell table:formula="=C15*D15"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0.0">
            <text:p>0.0</text:p>
          </table:table-cell>
          <table:table-cell table:formula="=C15-F15-G15" office:value-type="float" office:value="0.0">
            <text:p>0.0</text:p>
          </table:table-cell>
          <table:table-cell table:formula="=F15*D15" office:value-type="float" office:value="20.0">
            <text:p>2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office:value-type="float" office:value="2.0">
            <text:p>2.0</text:p>
          </table:table-cell>
          <table:table-cell>
            <text:p>sukienka<text:s/>dam<text:s/>czarna<text:s/>Mohito</text:p>
          </table:table-cell>
          <table:table-cell office:value-type="float" office:value="1.0">
            <text:p>1.0</text:p>
          </table:table-cell>
          <table:table-cell office:value-type="float" office:value="20.0">
            <text:p>20.0</text:p>
          </table:table-cell>
          <table:table-cell table:formula="=C16*D16"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0.0">
            <text:p>0.0</text:p>
          </table:table-cell>
          <table:table-cell table:formula="=C16-F16-G16" office:value-type="float" office:value="0.0">
            <text:p>0.0</text:p>
          </table:table-cell>
          <table:table-cell table:formula="=F16*D16" office:value-type="float" office:value="20.0">
            <text:p>2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.0">
            <text:p>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7*D1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7-F17-G17" office:value-type="float" office:value="0.0">
            <text:p>0.0</text:p>
          </table:table-cell>
          <table:table-cell table:formula="=F17*D1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4.0">
            <text:p>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8*D1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8-F18-G18" office:value-type="float" office:value="0.0">
            <text:p>0.0</text:p>
          </table:table-cell>
          <table:table-cell table:formula="=F18*D1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5.0">
            <text:p>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9*D1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9-F19-G19" office:value-type="float" office:value="0.0">
            <text:p>0.0</text:p>
          </table:table-cell>
          <table:table-cell table:formula="=F19*D1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6.0">
            <text:p>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0*D2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0-F20-G20" office:value-type="float" office:value="0.0">
            <text:p>0.0</text:p>
          </table:table-cell>
          <table:table-cell table:formula="=F20*D2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7.0">
            <text:p>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1*D2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1-F21-G21" office:value-type="float" office:value="0.0">
            <text:p>0.0</text:p>
          </table:table-cell>
          <table:table-cell table:formula="=F21*D2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8.0">
            <text:p>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2*D2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2-F22-G22" office:value-type="float" office:value="0.0">
            <text:p>0.0</text:p>
          </table:table-cell>
          <table:table-cell table:formula="=F22*D2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9.0">
            <text:p>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3-F23-G23" office:value-type="float" office:value="0.0">
            <text:p>0.0</text:p>
          </table:table-cell>
          <table:table-cell table:formula="=F23*D2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0.0">
            <text:p>1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4*D2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4-F24-G24" office:value-type="float" office:value="0.0">
            <text:p>0.0</text:p>
          </table:table-cell>
          <table:table-cell table:formula="=F24*D2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1.0">
            <text:p>1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5*D2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5-F25-G25" office:value-type="float" office:value="0.0">
            <text:p>0.0</text:p>
          </table:table-cell>
          <table:table-cell table:formula="=F25*D2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2.0">
            <text:p>1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6*D2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6-F26-G26" office:value-type="float" office:value="0.0">
            <text:p>0.0</text:p>
          </table:table-cell>
          <table:table-cell table:formula="=F26*D2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3.0">
            <text:p>1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7*D2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7-F27-G27" office:value-type="float" office:value="0.0">
            <text:p>0.0</text:p>
          </table:table-cell>
          <table:table-cell table:formula="=F27*D2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4.0">
            <text:p>1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8*D2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8-F28-G28" office:value-type="float" office:value="0.0">
            <text:p>0.0</text:p>
          </table:table-cell>
          <table:table-cell table:formula="=F28*D2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5.0">
            <text:p>1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9*D2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9-F29-G29" office:value-type="float" office:value="0.0">
            <text:p>0.0</text:p>
          </table:table-cell>
          <table:table-cell table:formula="=F29*D2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6.0">
            <text:p>1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0*D3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0-F30-G30" office:value-type="float" office:value="0.0">
            <text:p>0.0</text:p>
          </table:table-cell>
          <table:table-cell table:formula="=F30*D3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7.0">
            <text:p>1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1*D3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1-F31-G31" office:value-type="float" office:value="0.0">
            <text:p>0.0</text:p>
          </table:table-cell>
          <table:table-cell table:formula="=F31*D3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8.0">
            <text:p>1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2*D3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2-F32-G32" office:value-type="float" office:value="0.0">
            <text:p>0.0</text:p>
          </table:table-cell>
          <table:table-cell table:formula="=F32*D3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9.0">
            <text:p>1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3*D3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3-F33-G33" office:value-type="float" office:value="0.0">
            <text:p>0.0</text:p>
          </table:table-cell>
          <table:table-cell table:formula="=F33*D3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0.0">
            <text:p>2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4*D3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4-F34-G34" office:value-type="float" office:value="0.0">
            <text:p>0.0</text:p>
          </table:table-cell>
          <table:table-cell table:formula="=F34*D3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1.0">
            <text:p>2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5*D3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5-F35-G35" office:value-type="float" office:value="0.0">
            <text:p>0.0</text:p>
          </table:table-cell>
          <table:table-cell table:formula="=F35*D3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2.0">
            <text:p>2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*D3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-F36-G36" office:value-type="float" office:value="0.0">
            <text:p>0.0</text:p>
          </table:table-cell>
          <table:table-cell table:formula="=F36*D3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3.0">
            <text:p>2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*D3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-F37-G37" office:value-type="float" office:value="0.0">
            <text:p>0.0</text:p>
          </table:table-cell>
          <table:table-cell table:formula="=F37*D3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4.0">
            <text:p>2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*D3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-F38-G38" office:value-type="float" office:value="0.0">
            <text:p>0.0</text:p>
          </table:table-cell>
          <table:table-cell table:formula="=F38*D3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5.0">
            <text:p>2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*D3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-F39-G39" office:value-type="float" office:value="0.0">
            <text:p>0.0</text:p>
          </table:table-cell>
          <table:table-cell table:formula="=F39*D3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6.0">
            <text:p>2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*D4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-F40-G40" office:value-type="float" office:value="0.0">
            <text:p>0.0</text:p>
          </table:table-cell>
          <table:table-cell table:formula="=F40*D4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7.0">
            <text:p>2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*D4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-F41-G41" office:value-type="float" office:value="0.0">
            <text:p>0.0</text:p>
          </table:table-cell>
          <table:table-cell table:formula="=F41*D4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8.0">
            <text:p>2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*D4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-F42-G42" office:value-type="float" office:value="0.0">
            <text:p>0.0</text:p>
          </table:table-cell>
          <table:table-cell table:formula="=F42*D4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9.0">
            <text:p>2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*D4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-F43-G43" office:value-type="float" office:value="0.0">
            <text:p>0.0</text:p>
          </table:table-cell>
          <table:table-cell table:formula="=F43*D4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0.0">
            <text:p>3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*D4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-F44-G44" office:value-type="float" office:value="0.0">
            <text:p>0.0</text:p>
          </table:table-cell>
          <table:table-cell table:formula="=F44*D4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1.0">
            <text:p>3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*D4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-F45-G45" office:value-type="float" office:value="0.0">
            <text:p>0.0</text:p>
          </table:table-cell>
          <table:table-cell table:formula="=F45*D4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2.0">
            <text:p>3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*D4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-F46-G46" office:value-type="float" office:value="0.0">
            <text:p>0.0</text:p>
          </table:table-cell>
          <table:table-cell table:formula="=F46*D4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>
            <text:p>Sumy</text:p>
          </table:table-cell>
          <table:table-cell/>
          <table:table-cell table:formula="=SUM(C15:C41)" office:value-type="float" office:value="2.0">
            <text:p>2.0</text:p>
          </table:table-cell>
          <table:table-cell/>
          <table:table-cell table:formula="=SUM(E15:E42)" office:value-type="currency" office:value="40" office:currency="PLN">
            <text:p>40,00 zł</text:p>
          </table:table-cell>
          <table:table-cell/>
          <table:table-cell/>
          <table:table-cell/>
          <table:table-cell table:formula="=SUM(I15:I41)" office:value-type="currency" office:value="40" office:currency="PLN">
            <text:p>40,00 zł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Oświadczam,że:<text:s/>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1.<text:s/>w/w<text:s/>przedmioty<text:s/>stanowią<text:s/>moją<text:s/>własność<text:s/>i<text:s/>nie<text:s/>są<text:s/>zajęte<text:s/>przez<text:s/>komornika<text:s/>ani<text:s/>Urząd<text:s/>Skarbowy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2.Zapoznałem/am<text:s/>się<text:s/>z<text:s/>regulaminem<text:s/>komisu<text:s/>,który<text:s/>jest<text:s/>integralną<text:s/>częścią<text:s/>umowy,<text:s/>którego<text:s/>wyciąg<text:s/>w<text:s/>formi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wywieszki<text:s/>zamieszczony<text:s/>jest<text:s/>w<text:s/>komisie<text:s/>znam<text:s/>i<text:s/>przyjmuję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..................................</text:p>
          </table:table-cell>
          <table:table-cell/>
          <table:table-cell>
            <text:p>.......................................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podpis<text:s/>pracownika</text:p>
          </table:table-cell>
          <table:table-cell/>
          <table:table-cell>
            <text:p>podpis<text:s/>komiten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1314 17">
        <table:table-column table:style-name="co4"/>
        <table:table-column table:style-name="co5"/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1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row table:style-name="ro1">
          <table:table-cell/>
          <table:table-cell/>
          <table:table-cell/>
          <table:table-cell>
            <text:p>Miejsce<text:s/>wystawienia</text:p>
          </table:table-cell>
          <table:table-cell>
            <text:p>Racibórz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>
            <text:p>Umowa<text:s/>Komisu<text:s/>nr<text:s/></text:p>
          </table:table-cell>
          <table:table-cell>
            <text:p>1314/17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>
            <text:p>data</text:p>
          </table:table-cell>
          <table:table-cell office:value-type="date" office:date-value="2017-05-31">
            <text:p>2017-05-3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KOMIS<text:s/>DZIECIĘCY<text:s/>OLUŚ<text:s/>Z.<text:s/>SZCZEPANIAK</text:p>
          </table:table-cell>
          <table:table-cell/>
          <table:table-cell>
            <text:p><text:s text:c="19"/>od</text:p>
          </table:table-cell>
          <table:table-cell>
            <text:p>Budzan<text:s/>Dominik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47-400<text:s/>RACIBÓRZ<text:s/>UL.<text:s/>Kolejowa<text:s/>18</text:p>
          </table:table-cell>
          <table:table-cell/>
          <table:table-cell>
            <text:p><text:s text:c="15"/>ulica</text:p>
          </table:table-cell>
          <table:table-cell>
            <text:p>Dworcowa<text:s/>4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Tel.606-611-352<text:s/>e-mail.<text:s/>komisolus@op.pl</text:p>
          </table:table-cell>
          <table:table-cell/>
          <table:table-cell>
            <text:p><text:s text:c="2"/>miejscowość</text:p>
          </table:table-cell>
          <table:table-cell>
            <text:p>Polska<text:s/>Cerekiew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otwarte<text:s/>od<text:s/>9-17<text:s/>sobota<text:s/>od<text:s/>9-13</text:p>
          </table:table-cell>
          <table:table-cell/>
          <table:table-cell>
            <text:p><text:s text:c="8"/>dokum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>
            <text:p>www.komisolus.republika.pl</text:p>
          </table:table-cell>
          <table:table-cell/>
          <table:table-cell>
            <text:p><text:s text:c="12"/>telefon</text:p>
          </table:table-cell>
          <table:table-cell office:value-type="float" office:value="6.01160109E8">
            <text:p>6.01160109E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number-rows-spanned="2">
            <text:p>LP.</text:p>
          </table:table-cell>
          <table:table-cell table:number-rows-spanned="2">
            <text:p>NAZWA<text:s/>TOWARU</text:p>
          </table:table-cell>
          <table:table-cell table:number-rows-spanned="2">
            <text:p>ILOŚĆ</text:p>
          </table:table-cell>
          <table:table-cell table:number-rows-spanned="2">
            <text:p>KWOTA<text:s/></text:p>
            <text:p>DLA<text:s/>KOMITENTA</text:p>
          </table:table-cell>
          <table:table-cell>
            <text:p>WARTOŚĆ<text:s/></text:p>
          </table:table-cell>
          <table:table-cell table:number-rows-spanned="2">
            <text:p>Sprzedano<text:s/></text:p>
            <text:p>ilość</text:p>
          </table:table-cell>
          <table:table-cell table:number-rows-spanned="2">
            <text:p>Zwrócono</text:p>
            <text:p>ilość</text:p>
          </table:table-cell>
          <table:table-cell table:number-rows-spanned="2">
            <text:p>Pozostała</text:p>
            <text:p>ilość<text:s/>w<text:s/>komisie</text:p>
          </table:table-cell>
          <table:table-cell table:number-rows-spanned="2">
            <text:p>Do<text:s/></text:p>
            <text:p>wypłaty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/>
          <table:table-cell>
            <text:p>DLA<text:s/>KOMITENTA</text:p>
          </table:table-cell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.0">
            <text:p>1.0</text:p>
          </table:table-cell>
          <table:table-cell>
            <text:p>sukienka<text:s/>dam<text:s/>beż</text:p>
          </table:table-cell>
          <table:table-cell office:value-type="float" office:value="1.0">
            <text:p>1.0</text:p>
          </table:table-cell>
          <table:table-cell office:value-type="float" office:value="20.0">
            <text:p>20.0</text:p>
          </table:table-cell>
          <table:table-cell table:formula="=C15*D15" office:value-type="float" office:value="20.0">
            <text:p>20.0</text:p>
          </table:table-cell>
          <table:table-cell office:value-type="float" office:value="0.0">
            <text:p>0.0</text:p>
          </table:table-cell>
          <table:table-cell office:value-type="float" office:value="1.0">
            <text:p>1.0</text:p>
          </table:table-cell>
          <table:table-cell table:formula="=C15-F15-G15" office:value-type="float" office:value="0.0">
            <text:p>0.0</text:p>
          </table:table-cell>
          <table:table-cell table:formula="=F15*D1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office:value-type="float" office:value="2.0">
            <text:p>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6*D1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6-F16-G16" office:value-type="float" office:value="0.0">
            <text:p>0.0</text:p>
          </table:table-cell>
          <table:table-cell table:formula="=F16*D1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.0">
            <text:p>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7*D1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7-F17-G17" office:value-type="float" office:value="0.0">
            <text:p>0.0</text:p>
          </table:table-cell>
          <table:table-cell table:formula="=F17*D1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4.0">
            <text:p>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8*D1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8-F18-G18" office:value-type="float" office:value="0.0">
            <text:p>0.0</text:p>
          </table:table-cell>
          <table:table-cell table:formula="=F18*D1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5.0">
            <text:p>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9*D1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9-F19-G19" office:value-type="float" office:value="0.0">
            <text:p>0.0</text:p>
          </table:table-cell>
          <table:table-cell table:formula="=F19*D1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6.0">
            <text:p>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0*D2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0-F20-G20" office:value-type="float" office:value="0.0">
            <text:p>0.0</text:p>
          </table:table-cell>
          <table:table-cell table:formula="=F20*D2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7.0">
            <text:p>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1*D2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1-F21-G21" office:value-type="float" office:value="0.0">
            <text:p>0.0</text:p>
          </table:table-cell>
          <table:table-cell table:formula="=F21*D2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8.0">
            <text:p>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2*D2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2-F22-G22" office:value-type="float" office:value="0.0">
            <text:p>0.0</text:p>
          </table:table-cell>
          <table:table-cell table:formula="=F22*D2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9.0">
            <text:p>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3-F23-G23" office:value-type="float" office:value="0.0">
            <text:p>0.0</text:p>
          </table:table-cell>
          <table:table-cell table:formula="=F23*D2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0.0">
            <text:p>1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4*D2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4-F24-G24" office:value-type="float" office:value="0.0">
            <text:p>0.0</text:p>
          </table:table-cell>
          <table:table-cell table:formula="=F24*D2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1.0">
            <text:p>1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5*D2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5-F25-G25" office:value-type="float" office:value="0.0">
            <text:p>0.0</text:p>
          </table:table-cell>
          <table:table-cell table:formula="=F25*D2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2.0">
            <text:p>1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6*D2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6-F26-G26" office:value-type="float" office:value="0.0">
            <text:p>0.0</text:p>
          </table:table-cell>
          <table:table-cell table:formula="=F26*D2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3.0">
            <text:p>1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7*D2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7-F27-G27" office:value-type="float" office:value="0.0">
            <text:p>0.0</text:p>
          </table:table-cell>
          <table:table-cell table:formula="=F27*D2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4.0">
            <text:p>1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8*D2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8-F28-G28" office:value-type="float" office:value="0.0">
            <text:p>0.0</text:p>
          </table:table-cell>
          <table:table-cell table:formula="=F28*D2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5.0">
            <text:p>1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9*D2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9-F29-G29" office:value-type="float" office:value="0.0">
            <text:p>0.0</text:p>
          </table:table-cell>
          <table:table-cell table:formula="=F29*D2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6.0">
            <text:p>1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0*D3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0-F30-G30" office:value-type="float" office:value="0.0">
            <text:p>0.0</text:p>
          </table:table-cell>
          <table:table-cell table:formula="=F30*D3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7.0">
            <text:p>1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1*D3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1-F31-G31" office:value-type="float" office:value="0.0">
            <text:p>0.0</text:p>
          </table:table-cell>
          <table:table-cell table:formula="=F31*D3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8.0">
            <text:p>1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2*D3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2-F32-G32" office:value-type="float" office:value="0.0">
            <text:p>0.0</text:p>
          </table:table-cell>
          <table:table-cell table:formula="=F32*D3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9.0">
            <text:p>1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3*D3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3-F33-G33" office:value-type="float" office:value="0.0">
            <text:p>0.0</text:p>
          </table:table-cell>
          <table:table-cell table:formula="=F33*D3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0.0">
            <text:p>2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4*D3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4-F34-G34" office:value-type="float" office:value="0.0">
            <text:p>0.0</text:p>
          </table:table-cell>
          <table:table-cell table:formula="=F34*D3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1.0">
            <text:p>2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5*D3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5-F35-G35" office:value-type="float" office:value="0.0">
            <text:p>0.0</text:p>
          </table:table-cell>
          <table:table-cell table:formula="=F35*D3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2.0">
            <text:p>2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*D3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-F36-G36" office:value-type="float" office:value="0.0">
            <text:p>0.0</text:p>
          </table:table-cell>
          <table:table-cell table:formula="=F36*D3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3.0">
            <text:p>2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*D3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-F37-G37" office:value-type="float" office:value="0.0">
            <text:p>0.0</text:p>
          </table:table-cell>
          <table:table-cell table:formula="=F37*D3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4.0">
            <text:p>2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*D3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-F38-G38" office:value-type="float" office:value="0.0">
            <text:p>0.0</text:p>
          </table:table-cell>
          <table:table-cell table:formula="=F38*D3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5.0">
            <text:p>2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*D3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-F39-G39" office:value-type="float" office:value="0.0">
            <text:p>0.0</text:p>
          </table:table-cell>
          <table:table-cell table:formula="=F39*D3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6.0">
            <text:p>2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*D4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-F40-G40" office:value-type="float" office:value="0.0">
            <text:p>0.0</text:p>
          </table:table-cell>
          <table:table-cell table:formula="=F40*D4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7.0">
            <text:p>2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*D4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-F41-G41" office:value-type="float" office:value="0.0">
            <text:p>0.0</text:p>
          </table:table-cell>
          <table:table-cell table:formula="=F41*D4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8.0">
            <text:p>2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*D4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-F42-G42" office:value-type="float" office:value="0.0">
            <text:p>0.0</text:p>
          </table:table-cell>
          <table:table-cell table:formula="=F42*D4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9.0">
            <text:p>2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*D4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-F43-G43" office:value-type="float" office:value="0.0">
            <text:p>0.0</text:p>
          </table:table-cell>
          <table:table-cell table:formula="=F43*D4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0.0">
            <text:p>3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*D4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-F44-G44" office:value-type="float" office:value="0.0">
            <text:p>0.0</text:p>
          </table:table-cell>
          <table:table-cell table:formula="=F44*D4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1.0">
            <text:p>3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*D4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-F45-G45" office:value-type="float" office:value="0.0">
            <text:p>0.0</text:p>
          </table:table-cell>
          <table:table-cell table:formula="=F45*D4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2.0">
            <text:p>3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*D4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-F46-G46" office:value-type="float" office:value="0.0">
            <text:p>0.0</text:p>
          </table:table-cell>
          <table:table-cell table:formula="=F46*D4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>
            <text:p>Sumy</text:p>
          </table:table-cell>
          <table:table-cell/>
          <table:table-cell table:formula="=SUM(C15:C41)" office:value-type="float" office:value="1.0">
            <text:p>1.0</text:p>
          </table:table-cell>
          <table:table-cell/>
          <table:table-cell table:formula="=SUM(E15:E42)" office:value-type="currency" office:value="20" office:currency="PLN">
            <text:p>20,00 zł</text:p>
          </table:table-cell>
          <table:table-cell/>
          <table:table-cell/>
          <table:table-cell/>
          <table:table-cell table:formula="=SUM(I15:I41)" office:value-type="currency" office:value="0" office:currency="PLN">
            <text:p>0,00 zł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Oświadczam,że:<text:s/>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1.<text:s/>w/w<text:s/>przedmioty<text:s/>stanowią<text:s/>moją<text:s/>własność<text:s/>i<text:s/>nie<text:s/>są<text:s/>zajęte<text:s/>przez<text:s/>komornika<text:s/>ani<text:s/>Urząd<text:s/>Skarbowy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2.Zapoznałem/am<text:s/>się<text:s/>z<text:s/>regulaminem<text:s/>komisu<text:s/>,który<text:s/>jest<text:s/>integralną<text:s/>częścią<text:s/>umowy,<text:s/>którego<text:s/>wyciąg<text:s/>w<text:s/>formi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wywieszki<text:s/>zamieszczony<text:s/>jest<text:s/>w<text:s/>komisie<text:s/>znam<text:s/>i<text:s/>przyjmuję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..................................</text:p>
          </table:table-cell>
          <table:table-cell/>
          <table:table-cell>
            <text:p>.......................................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podpis<text:s/>pracownika</text:p>
          </table:table-cell>
          <table:table-cell/>
          <table:table-cell>
            <text:p>podpis<text:s/>komiten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1488 17">
        <table:table-column table:style-name="co4"/>
        <table:table-column table:style-name="co5"/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1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row table:style-name="ro1">
          <table:table-cell/>
          <table:table-cell/>
          <table:table-cell/>
          <table:table-cell>
            <text:p>Miejsce<text:s/>wystawienia</text:p>
          </table:table-cell>
          <table:table-cell>
            <text:p>Racibórz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>
            <text:p>Umowa<text:s/>Komisu<text:s/>nr<text:s/></text:p>
          </table:table-cell>
          <table:table-cell>
            <text:p>1488/17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>
            <text:p>data</text:p>
          </table:table-cell>
          <table:table-cell office:value-type="date" office:date-value="2017-06-19">
            <text:p>2017-06-1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KOMIS<text:s/>DZIECIĘCY<text:s/>OLUŚ<text:s/>Z.<text:s/>SZCZEPANIAK</text:p>
          </table:table-cell>
          <table:table-cell/>
          <table:table-cell>
            <text:p><text:s text:c="19"/>od</text:p>
          </table:table-cell>
          <table:table-cell>
            <text:p>Budzan<text:s/>Dominik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47-400<text:s/>RACIBÓRZ<text:s/>UL.<text:s/>Kolejowa<text:s/>18</text:p>
          </table:table-cell>
          <table:table-cell/>
          <table:table-cell>
            <text:p><text:s text:c="15"/>ulica</text:p>
          </table:table-cell>
          <table:table-cell>
            <text:p>Dworcowa<text:s/>4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Tel.606-611-352<text:s/>e-mail.<text:s/>komisolus@op.pl</text:p>
          </table:table-cell>
          <table:table-cell/>
          <table:table-cell>
            <text:p><text:s text:c="2"/>miejscowość</text:p>
          </table:table-cell>
          <table:table-cell>
            <text:p>Polska<text:s/>Cerekiew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otwarte<text:s/>od<text:s/>9-17<text:s/>sobota<text:s/>od<text:s/>9-13</text:p>
          </table:table-cell>
          <table:table-cell/>
          <table:table-cell>
            <text:p><text:s text:c="8"/>dokum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>
            <text:p>www.komisolus.republika.pl</text:p>
          </table:table-cell>
          <table:table-cell/>
          <table:table-cell>
            <text:p><text:s text:c="12"/>telefon</text:p>
          </table:table-cell>
          <table:table-cell office:value-type="float" office:value="6.01160109E8">
            <text:p>6.01160109E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number-rows-spanned="2">
            <text:p>LP.</text:p>
          </table:table-cell>
          <table:table-cell table:number-rows-spanned="2">
            <text:p>NAZWA<text:s/>TOWARU</text:p>
          </table:table-cell>
          <table:table-cell table:number-rows-spanned="2">
            <text:p>ILOŚĆ</text:p>
          </table:table-cell>
          <table:table-cell table:number-rows-spanned="2">
            <text:p>KWOTA<text:s/></text:p>
            <text:p>DLA<text:s/>KOMITENTA</text:p>
          </table:table-cell>
          <table:table-cell>
            <text:p>WARTOŚĆ<text:s/></text:p>
          </table:table-cell>
          <table:table-cell table:number-rows-spanned="2">
            <text:p>Sprzedano<text:s/></text:p>
            <text:p>ilość</text:p>
          </table:table-cell>
          <table:table-cell table:number-rows-spanned="2">
            <text:p>Zwrócono</text:p>
            <text:p>ilość</text:p>
          </table:table-cell>
          <table:table-cell table:number-rows-spanned="2">
            <text:p>Pozostała</text:p>
            <text:p>ilość<text:s/>w<text:s/>komisie</text:p>
          </table:table-cell>
          <table:table-cell table:number-rows-spanned="2">
            <text:p>Do<text:s/></text:p>
            <text:p>wypłaty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/>
          <table:table-cell>
            <text:p>DLA<text:s/>KOMITENTA</text:p>
          </table:table-cell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.0">
            <text:p>1.0</text:p>
          </table:table-cell>
          <table:table-cell>
            <text:p>spódniczka<text:s/>dam</text:p>
          </table:table-cell>
          <table:table-cell office:value-type="float" office:value="1.0">
            <text:p>1.0</text:p>
          </table:table-cell>
          <table:table-cell office:value-type="float" office:value="10.0">
            <text:p>10.0</text:p>
          </table:table-cell>
          <table:table-cell table:formula="=C15*D15" office:value-type="float" office:value="10.0">
            <text:p>10.0</text:p>
          </table:table-cell>
          <table:table-cell office:value-type="float" office:value="0.0">
            <text:p>0.0</text:p>
          </table:table-cell>
          <table:table-cell office:value-type="float" office:value="1.0">
            <text:p>1.0</text:p>
          </table:table-cell>
          <table:table-cell table:formula="=C15-F15-G15" office:value-type="float" office:value="0.0">
            <text:p>0.0</text:p>
          </table:table-cell>
          <table:table-cell table:formula="=F15*D1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office:value-type="float" office:value="2.0">
            <text:p>2.0</text:p>
          </table:table-cell>
          <table:table-cell>
            <text:p>bluzka<text:s/>dam</text:p>
          </table:table-cell>
          <table:table-cell office:value-type="float" office:value="1.0">
            <text:p>1.0</text:p>
          </table:table-cell>
          <table:table-cell office:value-type="float" office:value="8.0">
            <text:p>8.0</text:p>
          </table:table-cell>
          <table:table-cell table:formula="=C16*D16" office:value-type="float" office:value="8.0">
            <text:p>8.0</text:p>
          </table:table-cell>
          <table:table-cell office:value-type="float" office:value="0.0">
            <text:p>0.0</text:p>
          </table:table-cell>
          <table:table-cell office:value-type="float" office:value="1.0">
            <text:p>1.0</text:p>
          </table:table-cell>
          <table:table-cell table:formula="=C16-F16-G16" office:value-type="float" office:value="0.0">
            <text:p>0.0</text:p>
          </table:table-cell>
          <table:table-cell table:formula="=F16*D1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.0">
            <text:p>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7*D1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7-F17-G17" office:value-type="float" office:value="0.0">
            <text:p>0.0</text:p>
          </table:table-cell>
          <table:table-cell table:formula="=F17*D1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4.0">
            <text:p>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8*D1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8-F18-G18" office:value-type="float" office:value="0.0">
            <text:p>0.0</text:p>
          </table:table-cell>
          <table:table-cell table:formula="=F18*D1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5.0">
            <text:p>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9*D1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9-F19-G19" office:value-type="float" office:value="0.0">
            <text:p>0.0</text:p>
          </table:table-cell>
          <table:table-cell table:formula="=F19*D1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6.0">
            <text:p>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0*D2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0-F20-G20" office:value-type="float" office:value="0.0">
            <text:p>0.0</text:p>
          </table:table-cell>
          <table:table-cell table:formula="=F20*D2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7.0">
            <text:p>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1*D2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1-F21-G21" office:value-type="float" office:value="0.0">
            <text:p>0.0</text:p>
          </table:table-cell>
          <table:table-cell table:formula="=F21*D2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8.0">
            <text:p>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2*D2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2-F22-G22" office:value-type="float" office:value="0.0">
            <text:p>0.0</text:p>
          </table:table-cell>
          <table:table-cell table:formula="=F22*D2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9.0">
            <text:p>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3-F23-G23" office:value-type="float" office:value="0.0">
            <text:p>0.0</text:p>
          </table:table-cell>
          <table:table-cell table:formula="=F23*D2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0.0">
            <text:p>1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4*D2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4-F24-G24" office:value-type="float" office:value="0.0">
            <text:p>0.0</text:p>
          </table:table-cell>
          <table:table-cell table:formula="=F24*D2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1.0">
            <text:p>1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5*D2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5-F25-G25" office:value-type="float" office:value="0.0">
            <text:p>0.0</text:p>
          </table:table-cell>
          <table:table-cell table:formula="=F25*D2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2.0">
            <text:p>1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6*D2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6-F26-G26" office:value-type="float" office:value="0.0">
            <text:p>0.0</text:p>
          </table:table-cell>
          <table:table-cell table:formula="=F26*D2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3.0">
            <text:p>1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7*D2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7-F27-G27" office:value-type="float" office:value="0.0">
            <text:p>0.0</text:p>
          </table:table-cell>
          <table:table-cell table:formula="=F27*D2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4.0">
            <text:p>1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8*D2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8-F28-G28" office:value-type="float" office:value="0.0">
            <text:p>0.0</text:p>
          </table:table-cell>
          <table:table-cell table:formula="=F28*D2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5.0">
            <text:p>1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9*D2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9-F29-G29" office:value-type="float" office:value="0.0">
            <text:p>0.0</text:p>
          </table:table-cell>
          <table:table-cell table:formula="=F29*D2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6.0">
            <text:p>1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0*D3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0-F30-G30" office:value-type="float" office:value="0.0">
            <text:p>0.0</text:p>
          </table:table-cell>
          <table:table-cell table:formula="=F30*D3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7.0">
            <text:p>1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1*D3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1-F31-G31" office:value-type="float" office:value="0.0">
            <text:p>0.0</text:p>
          </table:table-cell>
          <table:table-cell table:formula="=F31*D3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8.0">
            <text:p>1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2*D3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2-F32-G32" office:value-type="float" office:value="0.0">
            <text:p>0.0</text:p>
          </table:table-cell>
          <table:table-cell table:formula="=F32*D3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9.0">
            <text:p>1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3*D3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3-F33-G33" office:value-type="float" office:value="0.0">
            <text:p>0.0</text:p>
          </table:table-cell>
          <table:table-cell table:formula="=F33*D3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0.0">
            <text:p>2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4*D3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4-F34-G34" office:value-type="float" office:value="0.0">
            <text:p>0.0</text:p>
          </table:table-cell>
          <table:table-cell table:formula="=F34*D3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1.0">
            <text:p>2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5*D3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5-F35-G35" office:value-type="float" office:value="0.0">
            <text:p>0.0</text:p>
          </table:table-cell>
          <table:table-cell table:formula="=F35*D3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2.0">
            <text:p>2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*D3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-F36-G36" office:value-type="float" office:value="0.0">
            <text:p>0.0</text:p>
          </table:table-cell>
          <table:table-cell table:formula="=F36*D3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3.0">
            <text:p>2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*D3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-F37-G37" office:value-type="float" office:value="0.0">
            <text:p>0.0</text:p>
          </table:table-cell>
          <table:table-cell table:formula="=F37*D3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4.0">
            <text:p>2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*D3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-F38-G38" office:value-type="float" office:value="0.0">
            <text:p>0.0</text:p>
          </table:table-cell>
          <table:table-cell table:formula="=F38*D3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5.0">
            <text:p>2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*D3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-F39-G39" office:value-type="float" office:value="0.0">
            <text:p>0.0</text:p>
          </table:table-cell>
          <table:table-cell table:formula="=F39*D3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6.0">
            <text:p>2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*D4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-F40-G40" office:value-type="float" office:value="0.0">
            <text:p>0.0</text:p>
          </table:table-cell>
          <table:table-cell table:formula="=F40*D4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7.0">
            <text:p>2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*D4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-F41-G41" office:value-type="float" office:value="0.0">
            <text:p>0.0</text:p>
          </table:table-cell>
          <table:table-cell table:formula="=F41*D4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8.0">
            <text:p>2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*D4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-F42-G42" office:value-type="float" office:value="0.0">
            <text:p>0.0</text:p>
          </table:table-cell>
          <table:table-cell table:formula="=F42*D4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9.0">
            <text:p>2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*D4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-F43-G43" office:value-type="float" office:value="0.0">
            <text:p>0.0</text:p>
          </table:table-cell>
          <table:table-cell table:formula="=F43*D4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0.0">
            <text:p>3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*D4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-F44-G44" office:value-type="float" office:value="0.0">
            <text:p>0.0</text:p>
          </table:table-cell>
          <table:table-cell table:formula="=F44*D4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1.0">
            <text:p>3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*D4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-F45-G45" office:value-type="float" office:value="0.0">
            <text:p>0.0</text:p>
          </table:table-cell>
          <table:table-cell table:formula="=F45*D4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2.0">
            <text:p>3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*D4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-F46-G46" office:value-type="float" office:value="0.0">
            <text:p>0.0</text:p>
          </table:table-cell>
          <table:table-cell table:formula="=F46*D4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>
            <text:p>Sumy</text:p>
          </table:table-cell>
          <table:table-cell/>
          <table:table-cell table:formula="=SUM(C15:C41)" office:value-type="float" office:value="2.0">
            <text:p>2.0</text:p>
          </table:table-cell>
          <table:table-cell/>
          <table:table-cell table:formula="=SUM(E15:E42)" office:value-type="currency" office:value="18" office:currency="PLN">
            <text:p>18,00 zł</text:p>
          </table:table-cell>
          <table:table-cell/>
          <table:table-cell/>
          <table:table-cell/>
          <table:table-cell table:formula="=SUM(I15:I41)" office:value-type="currency" office:value="0" office:currency="PLN">
            <text:p>0,00 zł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Oświadczam,że:<text:s/>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1.<text:s/>w/w<text:s/>przedmioty<text:s/>stanowią<text:s/>moją<text:s/>własność<text:s/>i<text:s/>nie<text:s/>są<text:s/>zajęte<text:s/>przez<text:s/>komornika<text:s/>ani<text:s/>Urząd<text:s/>Skarbowy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2.Zapoznałem/am<text:s/>się<text:s/>z<text:s/>regulaminem<text:s/>komisu<text:s/>,który<text:s/>jest<text:s/>integralną<text:s/>częścią<text:s/>umowy,<text:s/>którego<text:s/>wyciąg<text:s/>w<text:s/>formi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wywieszki<text:s/>zamieszczony<text:s/>jest<text:s/>w<text:s/>komisie<text:s/>znam<text:s/>i<text:s/>przyjmuję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..................................</text:p>
          </table:table-cell>
          <table:table-cell/>
          <table:table-cell>
            <text:p>.......................................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podpis<text:s/>pracownika</text:p>
          </table:table-cell>
          <table:table-cell/>
          <table:table-cell>
            <text:p>podpis<text:s/>komiten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2226 18">
        <table:table-column table:style-name="co4"/>
        <table:table-column table:style-name="co5"/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1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row table:style-name="ro1">
          <table:table-cell/>
          <table:table-cell/>
          <table:table-cell/>
          <table:table-cell>
            <text:p>Miejsce<text:s/>wystawienia</text:p>
          </table:table-cell>
          <table:table-cell>
            <text:p>Racibórz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>
            <text:p>Umowa<text:s/>Komisu<text:s/>nr<text:s/></text:p>
          </table:table-cell>
          <table:table-cell>
            <text:p>2226/1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>
            <text:p>data</text:p>
          </table:table-cell>
          <table:table-cell office:value-type="date" office:date-value="2018-09-19">
            <text:p>2018-09-1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KOMIS<text:s/>DZIECIĘCY<text:s/>OLUŚ<text:s/>Z.<text:s/>SZCZEPANIAK</text:p>
          </table:table-cell>
          <table:table-cell/>
          <table:table-cell>
            <text:p><text:s text:c="19"/>od</text:p>
          </table:table-cell>
          <table:table-cell>
            <text:p>Budzan<text:s/>Dominik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47-400<text:s/>RACIBÓRZ<text:s/>UL.<text:s/>Kolejowa<text:s/>18</text:p>
          </table:table-cell>
          <table:table-cell/>
          <table:table-cell>
            <text:p><text:s text:c="15"/>ulica</text:p>
          </table:table-cell>
          <table:table-cell>
            <text:p>Dworcowa<text:s/>4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Tel.606-611-352<text:s/>e-mail.<text:s/>komisolus@op.pl</text:p>
          </table:table-cell>
          <table:table-cell/>
          <table:table-cell>
            <text:p><text:s text:c="2"/>miejscowość</text:p>
          </table:table-cell>
          <table:table-cell>
            <text:p>Polska<text:s/>Cerekiew</text:p>
          </table:table-cell>
          <table:table-cell/>
          <table:table-cell>
            <text:p>30/04/19<text:s/>przedłużeni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otwarte<text:s/>od<text:s/>9-17<text:s/>sobota<text:s/>od<text:s/>9-13</text:p>
          </table:table-cell>
          <table:table-cell/>
          <table:table-cell>
            <text:p><text:s text:c="8"/>dokum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>
            <text:p>www.komisolus.republika.pl</text:p>
          </table:table-cell>
          <table:table-cell/>
          <table:table-cell>
            <text:p><text:s text:c="12"/>telefon</text:p>
          </table:table-cell>
          <table:table-cell office:value-type="float" office:value="6.01160109E8">
            <text:p>6.01160109E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number-rows-spanned="2">
            <text:p>LP.</text:p>
          </table:table-cell>
          <table:table-cell table:number-rows-spanned="2">
            <text:p>NAZWA<text:s/>TOWARU</text:p>
          </table:table-cell>
          <table:table-cell table:number-rows-spanned="2">
            <text:p>ILOŚĆ</text:p>
          </table:table-cell>
          <table:table-cell table:number-rows-spanned="2">
            <text:p>KWOTA<text:s/></text:p>
            <text:p>DLA<text:s/>KOMITENTA</text:p>
          </table:table-cell>
          <table:table-cell>
            <text:p>WARTOŚĆ<text:s/></text:p>
          </table:table-cell>
          <table:table-cell table:number-rows-spanned="2">
            <text:p>Sprzedano<text:s/></text:p>
            <text:p>ilość</text:p>
          </table:table-cell>
          <table:table-cell table:number-rows-spanned="2">
            <text:p>Zwrócono</text:p>
            <text:p>ilość</text:p>
          </table:table-cell>
          <table:table-cell table:number-rows-spanned="2">
            <text:p>Pozostała</text:p>
            <text:p>ilość<text:s/>w<text:s/>komisie</text:p>
          </table:table-cell>
          <table:table-cell table:number-rows-spanned="2">
            <text:p>Do<text:s/></text:p>
            <text:p>wypłaty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/>
          <table:table-cell>
            <text:p>DLA<text:s/>KOMITENTA</text:p>
          </table:table-cell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.0">
            <text:p>1.0</text:p>
          </table:table-cell>
          <table:table-cell>
            <text:p>spódniczka<text:s/>dam<text:s/>koralowa</text:p>
          </table:table-cell>
          <table:table-cell office:value-type="float" office:value="1.0">
            <text:p>1.0</text:p>
          </table:table-cell>
          <table:table-cell office:value-type="float" office:value="10.0">
            <text:p>10.0</text:p>
          </table:table-cell>
          <table:table-cell table:formula="=C15*D15"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float" office:value="0.0">
            <text:p>0.0</text:p>
          </table:table-cell>
          <table:table-cell table:formula="=C15-F15-G15" office:value-type="float" office:value="0.0">
            <text:p>0.0</text:p>
          </table:table-cell>
          <table:table-cell table:formula="=F15*D15" office:value-type="float" office:value="10.0">
            <text:p>1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office:value-type="float" office:value="2.0">
            <text:p>2.0</text:p>
          </table:table-cell>
          <table:table-cell>
            <text:p>sweter<text:s/>dam<text:s/>zółty</text:p>
          </table:table-cell>
          <table:table-cell office:value-type="float" office:value="1.0">
            <text:p>1.0</text:p>
          </table:table-cell>
          <table:table-cell office:value-type="float" office:value="8.0">
            <text:p>8.0</text:p>
          </table:table-cell>
          <table:table-cell table:formula="=C16*D16" office:value-type="float" office:value="8.0">
            <text:p>8.0</text:p>
          </table:table-cell>
          <table:table-cell office:value-type="float" office:value="1.0">
            <text:p>1.0</text:p>
          </table:table-cell>
          <table:table-cell office:value-type="float" office:value="0.0">
            <text:p>0.0</text:p>
          </table:table-cell>
          <table:table-cell table:formula="=C16-F16-G16" office:value-type="float" office:value="0.0">
            <text:p>0.0</text:p>
          </table:table-cell>
          <table:table-cell table:formula="=F16*D16" office:value-type="float" office:value="8.0">
            <text:p>8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.0">
            <text:p>3.0</text:p>
          </table:table-cell>
          <table:table-cell>
            <text:p>marynarka<text:s/>dam<text:s/>Mohito</text:p>
          </table:table-cell>
          <table:table-cell office:value-type="float" office:value="1.0">
            <text:p>1.0</text:p>
          </table:table-cell>
          <table:table-cell office:value-type="float" office:value="12.0">
            <text:p>12.0</text:p>
          </table:table-cell>
          <table:table-cell table:formula="=C17*D17" office:value-type="float" office:value="12.0">
            <text:p>12.0</text:p>
          </table:table-cell>
          <table:table-cell office:value-type="float" office:value="1.0">
            <text:p>1.0</text:p>
          </table:table-cell>
          <table:table-cell office:value-type="float" office:value="0.0">
            <text:p>0.0</text:p>
          </table:table-cell>
          <table:table-cell table:formula="=C17-F17-G17" office:value-type="float" office:value="0.0">
            <text:p>0.0</text:p>
          </table:table-cell>
          <table:table-cell table:formula="=F17*D17" office:value-type="float" office:value="12.0">
            <text:p>12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4.0">
            <text:p>4.0</text:p>
          </table:table-cell>
          <table:table-cell>
            <text:p>sukienka<text:s/>dam<text:s/>szara</text:p>
          </table:table-cell>
          <table:table-cell office:value-type="float" office:value="1.0">
            <text:p>1.0</text:p>
          </table:table-cell>
          <table:table-cell office:value-type="float" office:value="10.0">
            <text:p>10.0</text:p>
          </table:table-cell>
          <table:table-cell table:formula="=C18*D18"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float" office:value="0.0">
            <text:p>0.0</text:p>
          </table:table-cell>
          <table:table-cell table:formula="=C18-F18-G18" office:value-type="float" office:value="0.0">
            <text:p>0.0</text:p>
          </table:table-cell>
          <table:table-cell table:formula="=F18*D18" office:value-type="float" office:value="10.0">
            <text:p>1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5.0">
            <text:p>5.0</text:p>
          </table:table-cell>
          <table:table-cell>
            <text:p>sukienka<text:s/>dam<text:s/>szara<text:s/>ciemna</text:p>
          </table:table-cell>
          <table:table-cell office:value-type="float" office:value="1.0">
            <text:p>1.0</text:p>
          </table:table-cell>
          <table:table-cell office:value-type="float" office:value="15.0">
            <text:p>15.0</text:p>
          </table:table-cell>
          <table:table-cell table:formula="=C19*D19" office:value-type="float" office:value="15.0">
            <text:p>15.0</text:p>
          </table:table-cell>
          <table:table-cell office:value-type="float" office:value="1.0">
            <text:p>1.0</text:p>
          </table:table-cell>
          <table:table-cell office:value-type="float" office:value="0.0">
            <text:p>0.0</text:p>
          </table:table-cell>
          <table:table-cell table:formula="=C19-F19-G19" office:value-type="float" office:value="0.0">
            <text:p>0.0</text:p>
          </table:table-cell>
          <table:table-cell table:formula="=F19*D19" office:value-type="float" office:value="15.0">
            <text:p>15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6.0">
            <text:p>6.0</text:p>
          </table:table-cell>
          <table:table-cell>
            <text:p>sukienka<text:s/>beż<text:s/>granat</text:p>
          </table:table-cell>
          <table:table-cell office:value-type="float" office:value="1.0">
            <text:p>1.0</text:p>
          </table:table-cell>
          <table:table-cell office:value-type="float" office:value="15.0">
            <text:p>15.0</text:p>
          </table:table-cell>
          <table:table-cell table:formula="=C20*D20" office:value-type="float" office:value="15.0">
            <text:p>15.0</text:p>
          </table:table-cell>
          <table:table-cell office:value-type="float" office:value="1.0">
            <text:p>1.0</text:p>
          </table:table-cell>
          <table:table-cell office:value-type="float" office:value="0.0">
            <text:p>0.0</text:p>
          </table:table-cell>
          <table:table-cell table:formula="=C20-F20-G20" office:value-type="float" office:value="0.0">
            <text:p>0.0</text:p>
          </table:table-cell>
          <table:table-cell table:formula="=F20*D20" office:value-type="float" office:value="15.0">
            <text:p>15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7.0">
            <text:p>7.0</text:p>
          </table:table-cell>
          <table:table-cell>
            <text:p>torebka<text:s/>w<text:s/>pasy</text:p>
          </table:table-cell>
          <table:table-cell office:value-type="float" office:value="1.0">
            <text:p>1.0</text:p>
          </table:table-cell>
          <table:table-cell office:value-type="float" office:value="15.0">
            <text:p>15.0</text:p>
          </table:table-cell>
          <table:table-cell table:formula="=C21*D21" office:value-type="float" office:value="15.0">
            <text:p>15.0</text:p>
          </table:table-cell>
          <table:table-cell office:value-type="float" office:value="1.0">
            <text:p>1.0</text:p>
          </table:table-cell>
          <table:table-cell office:value-type="float" office:value="0.0">
            <text:p>0.0</text:p>
          </table:table-cell>
          <table:table-cell table:formula="=C21-F21-G21" office:value-type="float" office:value="0.0">
            <text:p>0.0</text:p>
          </table:table-cell>
          <table:table-cell table:formula="=F21*D21" office:value-type="float" office:value="15.0">
            <text:p>15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8.0">
            <text:p>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2*D2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2-F22-G22" office:value-type="float" office:value="0.0">
            <text:p>0.0</text:p>
          </table:table-cell>
          <table:table-cell table:formula="=F22*D2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9.0">
            <text:p>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3-F23-G23" office:value-type="float" office:value="0.0">
            <text:p>0.0</text:p>
          </table:table-cell>
          <table:table-cell table:formula="=F23*D2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0.0">
            <text:p>1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4*D2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4-F24-G24" office:value-type="float" office:value="0.0">
            <text:p>0.0</text:p>
          </table:table-cell>
          <table:table-cell table:formula="=F24*D2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1.0">
            <text:p>1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5*D2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5-F25-G25" office:value-type="float" office:value="0.0">
            <text:p>0.0</text:p>
          </table:table-cell>
          <table:table-cell table:formula="=F25*D2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2.0">
            <text:p>1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6*D2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6-F26-G26" office:value-type="float" office:value="0.0">
            <text:p>0.0</text:p>
          </table:table-cell>
          <table:table-cell table:formula="=F26*D2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3.0">
            <text:p>1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7*D2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7-F27-G27" office:value-type="float" office:value="0.0">
            <text:p>0.0</text:p>
          </table:table-cell>
          <table:table-cell table:formula="=F27*D2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4.0">
            <text:p>1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8*D2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8-F28-G28" office:value-type="float" office:value="0.0">
            <text:p>0.0</text:p>
          </table:table-cell>
          <table:table-cell table:formula="=F28*D2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5.0">
            <text:p>1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9*D2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9-F29-G29" office:value-type="float" office:value="0.0">
            <text:p>0.0</text:p>
          </table:table-cell>
          <table:table-cell table:formula="=F29*D2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6.0">
            <text:p>1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0*D3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0-F30-G30" office:value-type="float" office:value="0.0">
            <text:p>0.0</text:p>
          </table:table-cell>
          <table:table-cell table:formula="=F30*D3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7.0">
            <text:p>1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1*D3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1-F31-G31" office:value-type="float" office:value="0.0">
            <text:p>0.0</text:p>
          </table:table-cell>
          <table:table-cell table:formula="=F31*D3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8.0">
            <text:p>1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2*D3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2-F32-G32" office:value-type="float" office:value="0.0">
            <text:p>0.0</text:p>
          </table:table-cell>
          <table:table-cell table:formula="=F32*D3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9.0">
            <text:p>1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3*D3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3-F33-G33" office:value-type="float" office:value="0.0">
            <text:p>0.0</text:p>
          </table:table-cell>
          <table:table-cell table:formula="=F33*D3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0.0">
            <text:p>2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4*D3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4-F34-G34" office:value-type="float" office:value="0.0">
            <text:p>0.0</text:p>
          </table:table-cell>
          <table:table-cell table:formula="=F34*D3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1.0">
            <text:p>2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5*D3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5-F35-G35" office:value-type="float" office:value="0.0">
            <text:p>0.0</text:p>
          </table:table-cell>
          <table:table-cell table:formula="=F35*D3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2.0">
            <text:p>2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*D3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-F36-G36" office:value-type="float" office:value="0.0">
            <text:p>0.0</text:p>
          </table:table-cell>
          <table:table-cell table:formula="=F36*D3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3.0">
            <text:p>2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*D3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-F37-G37" office:value-type="float" office:value="0.0">
            <text:p>0.0</text:p>
          </table:table-cell>
          <table:table-cell table:formula="=F37*D3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4.0">
            <text:p>2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*D3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-F38-G38" office:value-type="float" office:value="0.0">
            <text:p>0.0</text:p>
          </table:table-cell>
          <table:table-cell table:formula="=F38*D3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5.0">
            <text:p>2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*D3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-F39-G39" office:value-type="float" office:value="0.0">
            <text:p>0.0</text:p>
          </table:table-cell>
          <table:table-cell table:formula="=F39*D3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6.0">
            <text:p>2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*D4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-F40-G40" office:value-type="float" office:value="0.0">
            <text:p>0.0</text:p>
          </table:table-cell>
          <table:table-cell table:formula="=F40*D4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7.0">
            <text:p>2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*D4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-F41-G41" office:value-type="float" office:value="0.0">
            <text:p>0.0</text:p>
          </table:table-cell>
          <table:table-cell table:formula="=F41*D4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8.0">
            <text:p>2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*D4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-F42-G42" office:value-type="float" office:value="0.0">
            <text:p>0.0</text:p>
          </table:table-cell>
          <table:table-cell table:formula="=F42*D4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9.0">
            <text:p>2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*D4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-F43-G43" office:value-type="float" office:value="0.0">
            <text:p>0.0</text:p>
          </table:table-cell>
          <table:table-cell table:formula="=F43*D4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0.0">
            <text:p>3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*D4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-F44-G44" office:value-type="float" office:value="0.0">
            <text:p>0.0</text:p>
          </table:table-cell>
          <table:table-cell table:formula="=F44*D4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1.0">
            <text:p>3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*D4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-F45-G45" office:value-type="float" office:value="0.0">
            <text:p>0.0</text:p>
          </table:table-cell>
          <table:table-cell table:formula="=F45*D4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2.0">
            <text:p>3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*D4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-F46-G46" office:value-type="float" office:value="0.0">
            <text:p>0.0</text:p>
          </table:table-cell>
          <table:table-cell table:formula="=F46*D4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>
            <text:p>Sumy</text:p>
          </table:table-cell>
          <table:table-cell/>
          <table:table-cell table:formula="=SUM(C15:C41)" office:value-type="float" office:value="7.0">
            <text:p>7.0</text:p>
          </table:table-cell>
          <table:table-cell/>
          <table:table-cell table:formula="=SUM(E15:E42)" office:value-type="currency" office:value="85" office:currency="PLN">
            <text:p>85,00 zł</text:p>
          </table:table-cell>
          <table:table-cell/>
          <table:table-cell/>
          <table:table-cell/>
          <table:table-cell table:formula="=SUM(I15:I41)" office:value-type="currency" office:value="85" office:currency="PLN">
            <text:p>85,00 zł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Oświadczam,że:<text:s/>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1.<text:s/>w/w<text:s/>przedmioty<text:s/>stanowią<text:s/>moją<text:s/>własność<text:s/>i<text:s/>nie<text:s/>są<text:s/>zajęte<text:s/>przez<text:s/>komornika<text:s/>ani<text:s/>Urząd<text:s/>Skarbowy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2.Zapoznałem/am<text:s/>się<text:s/>z<text:s/>regulaminem<text:s/>komisu<text:s/>,który<text:s/>jest<text:s/>integralną<text:s/>częścią<text:s/>umowy,<text:s/>którego<text:s/>wyciąg<text:s/>w<text:s/>formi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wywieszki<text:s/>zamieszczony<text:s/>jest<text:s/>w<text:s/>komisie<text:s/>znam<text:s/>i<text:s/>przyjmuję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..................................</text:p>
          </table:table-cell>
          <table:table-cell/>
          <table:table-cell>
            <text:p>.......................................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podpis<text:s/>pracownika</text:p>
          </table:table-cell>
          <table:table-cell/>
          <table:table-cell>
            <text:p>podpis<text:s/>komiten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978 19">
        <table:table-column table:style-name="co4"/>
        <table:table-column table:style-name="co5"/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1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row table:style-name="ro1">
          <table:table-cell/>
          <table:table-cell/>
          <table:table-cell/>
          <table:table-cell>
            <text:p>Miejsce<text:s/>wystawienia</text:p>
          </table:table-cell>
          <table:table-cell>
            <text:p>Racibórz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>
            <text:p>Umowa<text:s/>Komisu<text:s/>nr<text:s/></text:p>
          </table:table-cell>
          <table:table-cell>
            <text:p>978/1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>
            <text:p>data</text:p>
          </table:table-cell>
          <table:table-cell office:value-type="date" office:date-value="2019-04-04">
            <text:p>2019-04-0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KOMIS<text:s/>DZIECIĘCY<text:s/>OLUŚ<text:s/>Z.<text:s/>SZCZEPANIAK</text:p>
          </table:table-cell>
          <table:table-cell/>
          <table:table-cell>
            <text:p><text:s text:c="19"/>od</text:p>
          </table:table-cell>
          <table:table-cell>
            <text:p>Budzan<text:s/>Dominik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47-400<text:s/>RACIBÓRZ<text:s/>UL.<text:s/>Kolejowa<text:s/>18</text:p>
          </table:table-cell>
          <table:table-cell/>
          <table:table-cell>
            <text:p><text:s text:c="15"/>ulica</text:p>
          </table:table-cell>
          <table:table-cell>
            <text:p>Dworcowa<text:s/>4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Tel.606-611-352<text:s/>e-mail.<text:s/>komisolus@op.pl</text:p>
          </table:table-cell>
          <table:table-cell/>
          <table:table-cell>
            <text:p><text:s text:c="2"/>miejscowość</text:p>
          </table:table-cell>
          <table:table-cell>
            <text:p>Polska<text:s/>Cerekiew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otwarte<text:s/>od<text:s/>9-17<text:s/>sobota<text:s/>od<text:s/>9-13</text:p>
          </table:table-cell>
          <table:table-cell/>
          <table:table-cell>
            <text:p><text:s text:c="8"/>dokum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>
            <text:p>www.komisolus.republika.pl</text:p>
          </table:table-cell>
          <table:table-cell/>
          <table:table-cell>
            <text:p><text:s text:c="12"/>telefon</text:p>
          </table:table-cell>
          <table:table-cell office:value-type="float" office:value="6.01160109E8">
            <text:p>6.01160109E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number-rows-spanned="2">
            <text:p>LP.</text:p>
          </table:table-cell>
          <table:table-cell table:number-rows-spanned="2">
            <text:p>NAZWA<text:s/>TOWARU</text:p>
          </table:table-cell>
          <table:table-cell table:number-rows-spanned="2">
            <text:p>ILOŚĆ</text:p>
          </table:table-cell>
          <table:table-cell table:number-rows-spanned="2">
            <text:p>KWOTA<text:s/></text:p>
            <text:p>DLA<text:s/>KOMITENTA</text:p>
          </table:table-cell>
          <table:table-cell>
            <text:p>WARTOŚĆ<text:s/></text:p>
          </table:table-cell>
          <table:table-cell table:number-rows-spanned="2">
            <text:p>Sprzedano<text:s/></text:p>
            <text:p>ilość</text:p>
          </table:table-cell>
          <table:table-cell table:number-rows-spanned="2">
            <text:p>Zwrócono</text:p>
            <text:p>ilość</text:p>
          </table:table-cell>
          <table:table-cell table:number-rows-spanned="2">
            <text:p>Pozostała</text:p>
            <text:p>ilość<text:s/>w<text:s/>komisie</text:p>
          </table:table-cell>
          <table:table-cell table:number-rows-spanned="2">
            <text:p>Do<text:s/></text:p>
            <text:p>wypłaty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/>
          <table:table-cell>
            <text:p>DLA<text:s/>KOMITENTA</text:p>
          </table:table-cell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.0">
            <text:p>1.0</text:p>
          </table:table-cell>
          <table:table-cell>
            <text:p>sandały<text:s/>dam<text:s/>czarne</text:p>
          </table:table-cell>
          <table:table-cell office:value-type="float" office:value="1.0">
            <text:p>1.0</text:p>
          </table:table-cell>
          <table:table-cell office:value-type="float" office:value="15.0">
            <text:p>15.0</text:p>
          </table:table-cell>
          <table:table-cell table:formula="=C15*D15" office:value-type="float" office:value="15.0">
            <text:p>15.0</text:p>
          </table:table-cell>
          <table:table-cell office:value-type="float" office:value="1.0">
            <text:p>1.0</text:p>
          </table:table-cell>
          <table:table-cell office:value-type="float" office:value="0.0">
            <text:p>0.0</text:p>
          </table:table-cell>
          <table:table-cell table:formula="=C15-F15-G15" office:value-type="float" office:value="0.0">
            <text:p>0.0</text:p>
          </table:table-cell>
          <table:table-cell table:formula="=F15*D15" office:value-type="float" office:value="15.0">
            <text:p>15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office:value-type="float" office:value="2.0">
            <text:p>2.0</text:p>
          </table:table-cell>
          <table:table-cell>
            <text:p>bluzka<text:s/>dam<text:s/></text:p>
          </table:table-cell>
          <table:table-cell office:value-type="float" office:value="2.0">
            <text:p>2.0</text:p>
          </table:table-cell>
          <table:table-cell office:value-type="float" office:value="10.0">
            <text:p>10.0</text:p>
          </table:table-cell>
          <table:table-cell table:formula="=C16*D16" office:value-type="float" office:value="20.0">
            <text:p>20.0</text:p>
          </table:table-cell>
          <table:table-cell office:value-type="float" office:value="2.0">
            <text:p>2.0</text:p>
          </table:table-cell>
          <table:table-cell office:value-type="float" office:value="0.0">
            <text:p>0.0</text:p>
          </table:table-cell>
          <table:table-cell table:formula="=C16-F16-G16" office:value-type="float" office:value="0.0">
            <text:p>0.0</text:p>
          </table:table-cell>
          <table:table-cell table:formula="=F16*D16" office:value-type="float" office:value="20.0">
            <text:p>2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.0">
            <text:p>3.0</text:p>
          </table:table-cell>
          <table:table-cell>
            <text:p>sukienka<text:s/>dam<text:s/>w<text:s/>pasy</text:p>
          </table:table-cell>
          <table:table-cell office:value-type="float" office:value="1.0">
            <text:p>1.0</text:p>
          </table:table-cell>
          <table:table-cell office:value-type="float" office:value="15.0">
            <text:p>15.0</text:p>
          </table:table-cell>
          <table:table-cell table:formula="=C17*D17" office:value-type="float" office:value="15.0">
            <text:p>15.0</text:p>
          </table:table-cell>
          <table:table-cell office:value-type="float" office:value="1.0">
            <text:p>1.0</text:p>
          </table:table-cell>
          <table:table-cell office:value-type="float" office:value="0.0">
            <text:p>0.0</text:p>
          </table:table-cell>
          <table:table-cell table:formula="=C17-F17-G17" office:value-type="float" office:value="0.0">
            <text:p>0.0</text:p>
          </table:table-cell>
          <table:table-cell table:formula="=F17*D17" office:value-type="float" office:value="15.0">
            <text:p>15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4.0">
            <text:p>4.0</text:p>
          </table:table-cell>
          <table:table-cell>
            <text:p>sukienka<text:s/>dam<text:s/>z<text:s/>falbaną</text:p>
          </table:table-cell>
          <table:table-cell office:value-type="float" office:value="1.0">
            <text:p>1.0</text:p>
          </table:table-cell>
          <table:table-cell office:value-type="float" office:value="20.0">
            <text:p>20.0</text:p>
          </table:table-cell>
          <table:table-cell table:formula="=C18*D18"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0.0">
            <text:p>0.0</text:p>
          </table:table-cell>
          <table:table-cell table:formula="=C18-F18-G18" office:value-type="float" office:value="0.0">
            <text:p>0.0</text:p>
          </table:table-cell>
          <table:table-cell table:formula="=F18*D18" office:value-type="float" office:value="20.0">
            <text:p>2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5.0">
            <text:p>5.0</text:p>
          </table:table-cell>
          <table:table-cell>
            <text:p>spodnie<text:s/>dam<text:s/></text:p>
          </table:table-cell>
          <table:table-cell office:value-type="float" office:value="4.0">
            <text:p>4.0</text:p>
          </table:table-cell>
          <table:table-cell office:value-type="float" office:value="15.0">
            <text:p>15.0</text:p>
          </table:table-cell>
          <table:table-cell table:formula="=C19*D19" office:value-type="float" office:value="60.0">
            <text:p>60.0</text:p>
          </table:table-cell>
          <table:table-cell office:value-type="float" office:value="4.0">
            <text:p>4.0</text:p>
          </table:table-cell>
          <table:table-cell office:value-type="float" office:value="0.0">
            <text:p>0.0</text:p>
          </table:table-cell>
          <table:table-cell table:formula="=C19-F19-G19" office:value-type="float" office:value="0.0">
            <text:p>0.0</text:p>
          </table:table-cell>
          <table:table-cell table:formula="=F19*D19" office:value-type="float" office:value="60.0">
            <text:p>60.0</text:p>
          </table:table-cell>
          <table:table-cell>
            <text:p>30<text:s/>lisopada<text:s/>2019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6.0">
            <text:p>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0*D2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0-F20-G20" office:value-type="float" office:value="0.0">
            <text:p>0.0</text:p>
          </table:table-cell>
          <table:table-cell table:formula="=F20*D2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7.0">
            <text:p>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1*D2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1-F21-G21" office:value-type="float" office:value="0.0">
            <text:p>0.0</text:p>
          </table:table-cell>
          <table:table-cell table:formula="=F21*D2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8.0">
            <text:p>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2*D2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2-F22-G22" office:value-type="float" office:value="0.0">
            <text:p>0.0</text:p>
          </table:table-cell>
          <table:table-cell table:formula="=F22*D2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9.0">
            <text:p>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3-F23-G23" office:value-type="float" office:value="0.0">
            <text:p>0.0</text:p>
          </table:table-cell>
          <table:table-cell table:formula="=F23*D2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0.0">
            <text:p>1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4*D2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4-F24-G24" office:value-type="float" office:value="0.0">
            <text:p>0.0</text:p>
          </table:table-cell>
          <table:table-cell table:formula="=F24*D2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1.0">
            <text:p>1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5*D2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5-F25-G25" office:value-type="float" office:value="0.0">
            <text:p>0.0</text:p>
          </table:table-cell>
          <table:table-cell table:formula="=F25*D2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2.0">
            <text:p>1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6*D2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6-F26-G26" office:value-type="float" office:value="0.0">
            <text:p>0.0</text:p>
          </table:table-cell>
          <table:table-cell table:formula="=F26*D2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3.0">
            <text:p>1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7*D2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7-F27-G27" office:value-type="float" office:value="0.0">
            <text:p>0.0</text:p>
          </table:table-cell>
          <table:table-cell table:formula="=F27*D2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4.0">
            <text:p>1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8*D2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8-F28-G28" office:value-type="float" office:value="0.0">
            <text:p>0.0</text:p>
          </table:table-cell>
          <table:table-cell table:formula="=F28*D2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5.0">
            <text:p>1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9*D2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9-F29-G29" office:value-type="float" office:value="0.0">
            <text:p>0.0</text:p>
          </table:table-cell>
          <table:table-cell table:formula="=F29*D2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6.0">
            <text:p>1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0*D3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0-F30-G30" office:value-type="float" office:value="0.0">
            <text:p>0.0</text:p>
          </table:table-cell>
          <table:table-cell table:formula="=F30*D3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7.0">
            <text:p>1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1*D3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1-F31-G31" office:value-type="float" office:value="0.0">
            <text:p>0.0</text:p>
          </table:table-cell>
          <table:table-cell table:formula="=F31*D3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8.0">
            <text:p>1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2*D3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2-F32-G32" office:value-type="float" office:value="0.0">
            <text:p>0.0</text:p>
          </table:table-cell>
          <table:table-cell table:formula="=F32*D3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9.0">
            <text:p>1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3*D3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3-F33-G33" office:value-type="float" office:value="0.0">
            <text:p>0.0</text:p>
          </table:table-cell>
          <table:table-cell table:formula="=F33*D3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0.0">
            <text:p>2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4*D3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4-F34-G34" office:value-type="float" office:value="0.0">
            <text:p>0.0</text:p>
          </table:table-cell>
          <table:table-cell table:formula="=F34*D3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1.0">
            <text:p>2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5*D3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5-F35-G35" office:value-type="float" office:value="0.0">
            <text:p>0.0</text:p>
          </table:table-cell>
          <table:table-cell table:formula="=F35*D3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2.0">
            <text:p>2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*D3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-F36-G36" office:value-type="float" office:value="0.0">
            <text:p>0.0</text:p>
          </table:table-cell>
          <table:table-cell table:formula="=F36*D3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3.0">
            <text:p>2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*D3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-F37-G37" office:value-type="float" office:value="0.0">
            <text:p>0.0</text:p>
          </table:table-cell>
          <table:table-cell table:formula="=F37*D3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4.0">
            <text:p>2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*D3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-F38-G38" office:value-type="float" office:value="0.0">
            <text:p>0.0</text:p>
          </table:table-cell>
          <table:table-cell table:formula="=F38*D3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5.0">
            <text:p>2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*D3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-F39-G39" office:value-type="float" office:value="0.0">
            <text:p>0.0</text:p>
          </table:table-cell>
          <table:table-cell table:formula="=F39*D3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6.0">
            <text:p>2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*D4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-F40-G40" office:value-type="float" office:value="0.0">
            <text:p>0.0</text:p>
          </table:table-cell>
          <table:table-cell table:formula="=F40*D4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7.0">
            <text:p>2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*D4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-F41-G41" office:value-type="float" office:value="0.0">
            <text:p>0.0</text:p>
          </table:table-cell>
          <table:table-cell table:formula="=F41*D4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8.0">
            <text:p>2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*D4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-F42-G42" office:value-type="float" office:value="0.0">
            <text:p>0.0</text:p>
          </table:table-cell>
          <table:table-cell table:formula="=F42*D4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9.0">
            <text:p>2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*D4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-F43-G43" office:value-type="float" office:value="0.0">
            <text:p>0.0</text:p>
          </table:table-cell>
          <table:table-cell table:formula="=F43*D4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0.0">
            <text:p>3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*D4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-F44-G44" office:value-type="float" office:value="0.0">
            <text:p>0.0</text:p>
          </table:table-cell>
          <table:table-cell table:formula="=F44*D4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1.0">
            <text:p>3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*D4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-F45-G45" office:value-type="float" office:value="0.0">
            <text:p>0.0</text:p>
          </table:table-cell>
          <table:table-cell table:formula="=F45*D4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2.0">
            <text:p>3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*D4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-F46-G46" office:value-type="float" office:value="0.0">
            <text:p>0.0</text:p>
          </table:table-cell>
          <table:table-cell table:formula="=F46*D4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>
            <text:p>Sumy</text:p>
          </table:table-cell>
          <table:table-cell/>
          <table:table-cell table:formula="=SUM(C15:C41)" office:value-type="float" office:value="9.0">
            <text:p>9.0</text:p>
          </table:table-cell>
          <table:table-cell/>
          <table:table-cell table:formula="=SUM(E15:E42)" office:value-type="currency" office:value="130" office:currency="PLN">
            <text:p>130,00 zł</text:p>
          </table:table-cell>
          <table:table-cell/>
          <table:table-cell/>
          <table:table-cell/>
          <table:table-cell table:formula="=SUM(I15:I41)" office:value-type="currency" office:value="130" office:currency="PLN">
            <text:p>130,00 zł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Oświadczam,że:<text:s/>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1.<text:s/>w/w<text:s/>przedmioty<text:s/>stanowią<text:s/>moją<text:s/>własność<text:s/>i<text:s/>nie<text:s/>są<text:s/>zajęte<text:s/>przez<text:s/>komornika<text:s/>ani<text:s/>Urząd<text:s/>Skarbowy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2.Zapoznałem/am<text:s/>się<text:s/>z<text:s/>regulaminem<text:s/>komisu<text:s/>,który<text:s/>jest<text:s/>integralną<text:s/>częścią<text:s/>umowy,<text:s/>którego<text:s/>wyciąg<text:s/>w<text:s/>formi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wywieszki<text:s/>zamieszczony<text:s/>jest<text:s/>w<text:s/>komisie<text:s/>znam<text:s/>i<text:s/>przyjmuję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..................................</text:p>
          </table:table-cell>
          <table:table-cell/>
          <table:table-cell>
            <text:p>.......................................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podpis<text:s/>pracownika</text:p>
          </table:table-cell>
          <table:table-cell/>
          <table:table-cell>
            <text:p>podpis<text:s/>komiten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1594 19">
        <table:table-column table:style-name="co4"/>
        <table:table-column table:style-name="co5"/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1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row table:style-name="ro1">
          <table:table-cell/>
          <table:table-cell/>
          <table:table-cell/>
          <table:table-cell>
            <text:p>Miejsce<text:s/>wystawienia</text:p>
          </table:table-cell>
          <table:table-cell>
            <text:p>Racibórz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>
            <text:p>Umowa<text:s/>Komisu<text:s/>nr<text:s/></text:p>
          </table:table-cell>
          <table:table-cell>
            <text:p>1594/1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>
            <text:p>data</text:p>
          </table:table-cell>
          <table:table-cell office:value-type="date" office:date-value="2019-06-12">
            <text:p>2019-06-1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KOMIS<text:s/>DZIECIĘCY<text:s/>OLUŚ<text:s/>Z.<text:s/>SZCZEPANIAK</text:p>
          </table:table-cell>
          <table:table-cell/>
          <table:table-cell>
            <text:p><text:s text:c="19"/>od</text:p>
          </table:table-cell>
          <table:table-cell>
            <text:p>Budzan<text:s/>Dominik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47-400<text:s/>RACIBÓRZ<text:s/>UL.<text:s/>Kolejowa<text:s/>18</text:p>
          </table:table-cell>
          <table:table-cell/>
          <table:table-cell>
            <text:p><text:s text:c="15"/>ulica</text:p>
          </table:table-cell>
          <table:table-cell>
            <text:p>Dworcowa<text:s/>4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Tel.606-611-352<text:s/>e-mail.<text:s/>komisolus@op.pl</text:p>
          </table:table-cell>
          <table:table-cell/>
          <table:table-cell>
            <text:p><text:s text:c="2"/>miejscowość</text:p>
          </table:table-cell>
          <table:table-cell>
            <text:p>Polska<text:s/>Cerekiew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otwarte<text:s/>od<text:s/>9-17<text:s/>sobota<text:s/>od<text:s/>9-13</text:p>
          </table:table-cell>
          <table:table-cell/>
          <table:table-cell>
            <text:p><text:s text:c="8"/>dokum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>
            <text:p>www.komisolus.republika.pl</text:p>
          </table:table-cell>
          <table:table-cell/>
          <table:table-cell>
            <text:p><text:s text:c="12"/>telefon</text:p>
          </table:table-cell>
          <table:table-cell office:value-type="float" office:value="6.01160109E8">
            <text:p>6.01160109E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number-rows-spanned="2">
            <text:p>LP.</text:p>
          </table:table-cell>
          <table:table-cell table:number-rows-spanned="2">
            <text:p>NAZWA<text:s/>TOWARU</text:p>
          </table:table-cell>
          <table:table-cell table:number-rows-spanned="2">
            <text:p>ILOŚĆ</text:p>
          </table:table-cell>
          <table:table-cell table:number-rows-spanned="2">
            <text:p>KWOTA<text:s/></text:p>
            <text:p>DLA<text:s/>KOMITENTA</text:p>
          </table:table-cell>
          <table:table-cell>
            <text:p>WARTOŚĆ<text:s/></text:p>
          </table:table-cell>
          <table:table-cell table:number-rows-spanned="2">
            <text:p>Sprzedano<text:s/></text:p>
            <text:p>ilość</text:p>
          </table:table-cell>
          <table:table-cell table:number-rows-spanned="2">
            <text:p>Zwrócono</text:p>
            <text:p>ilość</text:p>
          </table:table-cell>
          <table:table-cell table:number-rows-spanned="2">
            <text:p>Pozostała</text:p>
            <text:p>ilość<text:s/>w<text:s/>komisie</text:p>
          </table:table-cell>
          <table:table-cell table:number-rows-spanned="2">
            <text:p>Do<text:s/></text:p>
            <text:p>wypłaty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/>
          <table:table-cell>
            <text:p>DLA<text:s/>KOMITENTA</text:p>
          </table:table-cell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.0">
            <text:p>1.0</text:p>
          </table:table-cell>
          <table:table-cell>
            <text:p>sukienka<text:s/>dam<text:s/>baw</text:p>
          </table:table-cell>
          <table:table-cell office:value-type="float" office:value="3.0">
            <text:p>3.0</text:p>
          </table:table-cell>
          <table:table-cell office:value-type="float" office:value="10.0">
            <text:p>10.0</text:p>
          </table:table-cell>
          <table:table-cell table:formula="=C15*D15"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float" office:value="1.0">
            <text:p>1.0</text:p>
          </table:table-cell>
          <table:table-cell table:formula="=C15-F15-G15" office:value-type="float" office:value="0.0">
            <text:p>0.0</text:p>
          </table:table-cell>
          <table:table-cell table:formula="=F15*D15" office:value-type="float" office:value="20.0">
            <text:p>20.0</text:p>
          </table:table-cell>
          <table:table-cell>
            <text:p>Zwrócono<text:s/>28<text:s/>05<text:s/>20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office:value-type="float" office:value="2.0">
            <text:p>2.0</text:p>
          </table:table-cell>
          <table:table-cell>
            <text:p>sukienka<text:s/>dam<text:s/>w<text:s/>paski</text:p>
          </table:table-cell>
          <table:table-cell office:value-type="float" office:value="1.0">
            <text:p>1.0</text:p>
          </table:table-cell>
          <table:table-cell office:value-type="float" office:value="15.0">
            <text:p>15.0</text:p>
          </table:table-cell>
          <table:table-cell table:formula="=C16*D16" office:value-type="float" office:value="15.0">
            <text:p>15.0</text:p>
          </table:table-cell>
          <table:table-cell office:value-type="float" office:value="1.0">
            <text:p>1.0</text:p>
          </table:table-cell>
          <table:table-cell office:value-type="float" office:value="0.0">
            <text:p>0.0</text:p>
          </table:table-cell>
          <table:table-cell table:formula="=C16-F16-G16" office:value-type="float" office:value="0.0">
            <text:p>0.0</text:p>
          </table:table-cell>
          <table:table-cell table:formula="=F16*D16" office:value-type="float" office:value="15.0">
            <text:p>15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.0">
            <text:p>3.0</text:p>
          </table:table-cell>
          <table:table-cell>
            <text:p>bluzka<text:s/>dam<text:s/></text:p>
          </table:table-cell>
          <table:table-cell office:value-type="float" office:value="1.0">
            <text:p>1.0</text:p>
          </table:table-cell>
          <table:table-cell office:value-type="float" office:value="15.0">
            <text:p>15.0</text:p>
          </table:table-cell>
          <table:table-cell table:formula="=C17*D17" office:value-type="float" office:value="15.0">
            <text:p>15.0</text:p>
          </table:table-cell>
          <table:table-cell office:value-type="float" office:value="1.0">
            <text:p>1.0</text:p>
          </table:table-cell>
          <table:table-cell office:value-type="float" office:value="0.0">
            <text:p>0.0</text:p>
          </table:table-cell>
          <table:table-cell table:formula="=C17-F17-G17" office:value-type="float" office:value="0.0">
            <text:p>0.0</text:p>
          </table:table-cell>
          <table:table-cell table:formula="=F17*D17" office:value-type="float" office:value="15.0">
            <text:p>15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4.0">
            <text:p>4.0</text:p>
          </table:table-cell>
          <table:table-cell>
            <text:p>koszulka<text:s/>dam<text:s/>biała</text:p>
          </table:table-cell>
          <table:table-cell office:value-type="float" office:value="1.0">
            <text:p>1.0</text:p>
          </table:table-cell>
          <table:table-cell office:value-type="float" office:value="8.0">
            <text:p>8.0</text:p>
          </table:table-cell>
          <table:table-cell table:formula="=C18*D18" office:value-type="float" office:value="8.0">
            <text:p>8.0</text:p>
          </table:table-cell>
          <table:table-cell office:value-type="float" office:value="0.0">
            <text:p>0.0</text:p>
          </table:table-cell>
          <table:table-cell office:value-type="float" office:value="1.0">
            <text:p>1.0</text:p>
          </table:table-cell>
          <table:table-cell table:formula="=C18-F18-G18" office:value-type="float" office:value="0.0">
            <text:p>0.0</text:p>
          </table:table-cell>
          <table:table-cell table:formula="=F18*D18" office:value-type="float" office:value="0.0">
            <text:p>0.0</text:p>
          </table:table-cell>
          <table:table-cell office:value-type="date" office:date-value="2019-11-30">
            <text:p>2019-11-30</text:p>
          </table:table-cell>
          <table:table-cell>
            <text:p>przechować</text:p>
          </table:table-cell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5.0">
            <text:p>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9*D1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9-F19-G19" office:value-type="float" office:value="0.0">
            <text:p>0.0</text:p>
          </table:table-cell>
          <table:table-cell table:formula="=F19*D1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6.0">
            <text:p>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0*D2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0-F20-G20" office:value-type="float" office:value="0.0">
            <text:p>0.0</text:p>
          </table:table-cell>
          <table:table-cell table:formula="=F20*D2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7.0">
            <text:p>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1*D2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1-F21-G21" office:value-type="float" office:value="0.0">
            <text:p>0.0</text:p>
          </table:table-cell>
          <table:table-cell table:formula="=F21*D2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8.0">
            <text:p>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2*D2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2-F22-G22" office:value-type="float" office:value="0.0">
            <text:p>0.0</text:p>
          </table:table-cell>
          <table:table-cell table:formula="=F22*D2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9.0">
            <text:p>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3-F23-G23" office:value-type="float" office:value="0.0">
            <text:p>0.0</text:p>
          </table:table-cell>
          <table:table-cell table:formula="=F23*D2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0.0">
            <text:p>1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4*D2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4-F24-G24" office:value-type="float" office:value="0.0">
            <text:p>0.0</text:p>
          </table:table-cell>
          <table:table-cell table:formula="=F24*D2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1.0">
            <text:p>1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5*D2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5-F25-G25" office:value-type="float" office:value="0.0">
            <text:p>0.0</text:p>
          </table:table-cell>
          <table:table-cell table:formula="=F25*D2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2.0">
            <text:p>1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6*D2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6-F26-G26" office:value-type="float" office:value="0.0">
            <text:p>0.0</text:p>
          </table:table-cell>
          <table:table-cell table:formula="=F26*D2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3.0">
            <text:p>1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7*D2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7-F27-G27" office:value-type="float" office:value="0.0">
            <text:p>0.0</text:p>
          </table:table-cell>
          <table:table-cell table:formula="=F27*D2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4.0">
            <text:p>1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8*D2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8-F28-G28" office:value-type="float" office:value="0.0">
            <text:p>0.0</text:p>
          </table:table-cell>
          <table:table-cell table:formula="=F28*D2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5.0">
            <text:p>1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9*D2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9-F29-G29" office:value-type="float" office:value="0.0">
            <text:p>0.0</text:p>
          </table:table-cell>
          <table:table-cell table:formula="=F29*D2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6.0">
            <text:p>1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0*D3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0-F30-G30" office:value-type="float" office:value="0.0">
            <text:p>0.0</text:p>
          </table:table-cell>
          <table:table-cell table:formula="=F30*D3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7.0">
            <text:p>1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1*D3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1-F31-G31" office:value-type="float" office:value="0.0">
            <text:p>0.0</text:p>
          </table:table-cell>
          <table:table-cell table:formula="=F31*D3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8.0">
            <text:p>1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2*D3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2-F32-G32" office:value-type="float" office:value="0.0">
            <text:p>0.0</text:p>
          </table:table-cell>
          <table:table-cell table:formula="=F32*D3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9.0">
            <text:p>1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3*D3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3-F33-G33" office:value-type="float" office:value="0.0">
            <text:p>0.0</text:p>
          </table:table-cell>
          <table:table-cell table:formula="=F33*D3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0.0">
            <text:p>2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4*D3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4-F34-G34" office:value-type="float" office:value="0.0">
            <text:p>0.0</text:p>
          </table:table-cell>
          <table:table-cell table:formula="=F34*D3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1.0">
            <text:p>2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5*D3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5-F35-G35" office:value-type="float" office:value="0.0">
            <text:p>0.0</text:p>
          </table:table-cell>
          <table:table-cell table:formula="=F35*D3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2.0">
            <text:p>2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*D3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-F36-G36" office:value-type="float" office:value="0.0">
            <text:p>0.0</text:p>
          </table:table-cell>
          <table:table-cell table:formula="=F36*D3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3.0">
            <text:p>2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*D3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-F37-G37" office:value-type="float" office:value="0.0">
            <text:p>0.0</text:p>
          </table:table-cell>
          <table:table-cell table:formula="=F37*D3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4.0">
            <text:p>2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*D3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-F38-G38" office:value-type="float" office:value="0.0">
            <text:p>0.0</text:p>
          </table:table-cell>
          <table:table-cell table:formula="=F38*D3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5.0">
            <text:p>2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*D3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-F39-G39" office:value-type="float" office:value="0.0">
            <text:p>0.0</text:p>
          </table:table-cell>
          <table:table-cell table:formula="=F39*D3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6.0">
            <text:p>2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*D4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-F40-G40" office:value-type="float" office:value="0.0">
            <text:p>0.0</text:p>
          </table:table-cell>
          <table:table-cell table:formula="=F40*D4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7.0">
            <text:p>2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*D4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-F41-G41" office:value-type="float" office:value="0.0">
            <text:p>0.0</text:p>
          </table:table-cell>
          <table:table-cell table:formula="=F41*D4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8.0">
            <text:p>2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*D4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-F42-G42" office:value-type="float" office:value="0.0">
            <text:p>0.0</text:p>
          </table:table-cell>
          <table:table-cell table:formula="=F42*D4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9.0">
            <text:p>2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*D4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-F43-G43" office:value-type="float" office:value="0.0">
            <text:p>0.0</text:p>
          </table:table-cell>
          <table:table-cell table:formula="=F43*D4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0.0">
            <text:p>3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*D4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-F44-G44" office:value-type="float" office:value="0.0">
            <text:p>0.0</text:p>
          </table:table-cell>
          <table:table-cell table:formula="=F44*D4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1.0">
            <text:p>3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*D4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-F45-G45" office:value-type="float" office:value="0.0">
            <text:p>0.0</text:p>
          </table:table-cell>
          <table:table-cell table:formula="=F45*D4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2.0">
            <text:p>3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*D4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-F46-G46" office:value-type="float" office:value="0.0">
            <text:p>0.0</text:p>
          </table:table-cell>
          <table:table-cell table:formula="=F46*D4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>
            <text:p>Sumy</text:p>
          </table:table-cell>
          <table:table-cell/>
          <table:table-cell table:formula="=SUM(C15:C41)" office:value-type="float" office:value="6.0">
            <text:p>6.0</text:p>
          </table:table-cell>
          <table:table-cell/>
          <table:table-cell table:formula="=SUM(E15:E42)" office:value-type="currency" office:value="68" office:currency="PLN">
            <text:p>68,00 zł</text:p>
          </table:table-cell>
          <table:table-cell/>
          <table:table-cell/>
          <table:table-cell/>
          <table:table-cell table:formula="=SUM(I15:I41)" office:value-type="currency" office:value="50" office:currency="PLN">
            <text:p>50,00 zł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Oświadczam,że:<text:s/>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1.<text:s/>w/w<text:s/>przedmioty<text:s/>stanowią<text:s/>moją<text:s/>własność<text:s/>i<text:s/>nie<text:s/>są<text:s/>zajęte<text:s/>przez<text:s/>komornika<text:s/>ani<text:s/>Urząd<text:s/>Skarbowy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2.Zapoznałem/am<text:s/>się<text:s/>z<text:s/>regulaminem<text:s/>komisu<text:s/>,który<text:s/>jest<text:s/>integralną<text:s/>częścią<text:s/>umowy,<text:s/>którego<text:s/>wyciąg<text:s/>w<text:s/>formi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wywieszki<text:s/>zamieszczony<text:s/>jest<text:s/>w<text:s/>komisie<text:s/>znam<text:s/>i<text:s/>przyjmuję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..................................</text:p>
          </table:table-cell>
          <table:table-cell/>
          <table:table-cell>
            <text:p>.......................................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podpis<text:s/>pracownika</text:p>
          </table:table-cell>
          <table:table-cell/>
          <table:table-cell>
            <text:p>podpis<text:s/>komiten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1861 19">
        <table:table-column table:style-name="co4"/>
        <table:table-column table:style-name="co5"/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1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row table:style-name="ro1">
          <table:table-cell/>
          <table:table-cell/>
          <table:table-cell/>
          <table:table-cell>
            <text:p>Miejsce<text:s/>wystawienia</text:p>
          </table:table-cell>
          <table:table-cell>
            <text:p>Racibórz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>
            <text:p>Umowa<text:s/>Komisu<text:s/>nr<text:s/></text:p>
          </table:table-cell>
          <table:table-cell>
            <text:p>1861/1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>
            <text:p>data</text:p>
          </table:table-cell>
          <table:table-cell office:value-type="date" office:date-value="2019-08-21">
            <text:p>2019-08-2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KOMIS<text:s/>DZIECIĘCY<text:s/>OLUŚ<text:s/>Z.<text:s/>SZCZEPANIAK</text:p>
          </table:table-cell>
          <table:table-cell/>
          <table:table-cell>
            <text:p><text:s text:c="19"/>od</text:p>
          </table:table-cell>
          <table:table-cell>
            <text:p>Budzan<text:s/>Dominik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47-400<text:s/>RACIBÓRZ<text:s/>UL.<text:s/>Kolejowa<text:s/>18</text:p>
          </table:table-cell>
          <table:table-cell/>
          <table:table-cell>
            <text:p><text:s text:c="15"/>ulica</text:p>
          </table:table-cell>
          <table:table-cell>
            <text:p>Dworcowa<text:s/>4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Tel.606-611-352<text:s/>e-mail.<text:s/>komisolus@op.pl</text:p>
          </table:table-cell>
          <table:table-cell/>
          <table:table-cell>
            <text:p><text:s text:c="2"/>miejscowość</text:p>
          </table:table-cell>
          <table:table-cell>
            <text:p>Polska<text:s/>Cerekiew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otwarte<text:s/>od<text:s/>9-17<text:s/>sobota<text:s/>od<text:s/>9-13</text:p>
          </table:table-cell>
          <table:table-cell/>
          <table:table-cell>
            <text:p><text:s text:c="8"/>dokum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>
            <text:p>www.komisolus.republika.pl</text:p>
          </table:table-cell>
          <table:table-cell/>
          <table:table-cell>
            <text:p><text:s text:c="12"/>telefon</text:p>
          </table:table-cell>
          <table:table-cell office:value-type="float" office:value="6.01160109E8">
            <text:p>6.01160109E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number-rows-spanned="2">
            <text:p>LP.</text:p>
          </table:table-cell>
          <table:table-cell table:number-rows-spanned="2">
            <text:p>NAZWA<text:s/>TOWARU</text:p>
          </table:table-cell>
          <table:table-cell table:number-rows-spanned="2">
            <text:p>ILOŚĆ</text:p>
          </table:table-cell>
          <table:table-cell table:number-rows-spanned="2">
            <text:p>KWOTA<text:s/></text:p>
            <text:p>DLA<text:s/>KOMITENTA</text:p>
          </table:table-cell>
          <table:table-cell>
            <text:p>WARTOŚĆ<text:s/></text:p>
          </table:table-cell>
          <table:table-cell table:number-rows-spanned="2">
            <text:p>Sprzedano<text:s/></text:p>
            <text:p>ilość</text:p>
          </table:table-cell>
          <table:table-cell table:number-rows-spanned="2">
            <text:p>Zwrócono</text:p>
            <text:p>ilość</text:p>
          </table:table-cell>
          <table:table-cell table:number-rows-spanned="2">
            <text:p>Pozostała</text:p>
            <text:p>ilość<text:s/>w<text:s/>komisie</text:p>
          </table:table-cell>
          <table:table-cell table:number-rows-spanned="2">
            <text:p>Do<text:s/></text:p>
            <text:p>wypłaty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/>
          <table:table-cell>
            <text:p>DLA<text:s/>KOMITENTA</text:p>
          </table:table-cell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.0">
            <text:p>1.0</text:p>
          </table:table-cell>
          <table:table-cell>
            <text:p>sukienka<text:s/>damska<text:s/>jean</text:p>
          </table:table-cell>
          <table:table-cell office:value-type="float" office:value="1.0">
            <text:p>1.0</text:p>
          </table:table-cell>
          <table:table-cell office:value-type="float" office:value="15.0">
            <text:p>15.0</text:p>
          </table:table-cell>
          <table:table-cell table:formula="=C15*D15" office:value-type="float" office:value="15.0">
            <text:p>15.0</text:p>
          </table:table-cell>
          <table:table-cell office:value-type="float" office:value="1.0">
            <text:p>1.0</text:p>
          </table:table-cell>
          <table:table-cell office:value-type="float" office:value="0.0">
            <text:p>0.0</text:p>
          </table:table-cell>
          <table:table-cell table:formula="=C15-F15-G15" office:value-type="float" office:value="0.0">
            <text:p>0.0</text:p>
          </table:table-cell>
          <table:table-cell table:formula="=F15*D15" office:value-type="float" office:value="15.0">
            <text:p>15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office:value-type="float" office:value="2.0">
            <text:p>2.0</text:p>
          </table:table-cell>
          <table:table-cell>
            <text:p>sukienka<text:s/>damsk<text:s/>długa</text:p>
          </table:table-cell>
          <table:table-cell office:value-type="float" office:value="1.0">
            <text:p>1.0</text:p>
          </table:table-cell>
          <table:table-cell office:value-type="float" office:value="15.0">
            <text:p>15.0</text:p>
          </table:table-cell>
          <table:table-cell table:formula="=C16*D16" office:value-type="float" office:value="15.0">
            <text:p>15.0</text:p>
          </table:table-cell>
          <table:table-cell office:value-type="float" office:value="1.0">
            <text:p>1.0</text:p>
          </table:table-cell>
          <table:table-cell office:value-type="float" office:value="0.0">
            <text:p>0.0</text:p>
          </table:table-cell>
          <table:table-cell table:formula="=C16-F16-G16" office:value-type="float" office:value="0.0">
            <text:p>0.0</text:p>
          </table:table-cell>
          <table:table-cell table:formula="=F16*D16" office:value-type="float" office:value="15.0">
            <text:p>15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.0">
            <text:p>3.0</text:p>
          </table:table-cell>
          <table:table-cell>
            <text:p>sukienka<text:s/>kr<text:s/>rękaw<text:s/>szar</text:p>
          </table:table-cell>
          <table:table-cell office:value-type="float" office:value="1.0">
            <text:p>1.0</text:p>
          </table:table-cell>
          <table:table-cell office:value-type="float" office:value="15.0">
            <text:p>15.0</text:p>
          </table:table-cell>
          <table:table-cell table:formula="=C17*D17" office:value-type="float" office:value="15.0">
            <text:p>15.0</text:p>
          </table:table-cell>
          <table:table-cell office:value-type="float" office:value="1.0">
            <text:p>1.0</text:p>
          </table:table-cell>
          <table:table-cell office:value-type="float" office:value="0.0">
            <text:p>0.0</text:p>
          </table:table-cell>
          <table:table-cell table:formula="=C17-F17-G17" office:value-type="float" office:value="0.0">
            <text:p>0.0</text:p>
          </table:table-cell>
          <table:table-cell table:formula="=F17*D17" office:value-type="float" office:value="15.0">
            <text:p>15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4.0">
            <text:p>4.0</text:p>
          </table:table-cell>
          <table:table-cell>
            <text:p>sukienka<text:s/>szara<text:s/>dłu<text:s/>rę<text:s/>da</text:p>
          </table:table-cell>
          <table:table-cell office:value-type="float" office:value="1.0">
            <text:p>1.0</text:p>
          </table:table-cell>
          <table:table-cell office:value-type="float" office:value="20.0">
            <text:p>20.0</text:p>
          </table:table-cell>
          <table:table-cell table:formula="=C18*D18"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0.0">
            <text:p>0.0</text:p>
          </table:table-cell>
          <table:table-cell table:formula="=C18-F18-G18" office:value-type="float" office:value="0.0">
            <text:p>0.0</text:p>
          </table:table-cell>
          <table:table-cell table:formula="=F18*D18" office:value-type="float" office:value="20.0">
            <text:p>2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5.0">
            <text:p>5.0</text:p>
          </table:table-cell>
          <table:table-cell>
            <text:p>spodnie<text:s/>dam<text:s/>beżo</text:p>
          </table:table-cell>
          <table:table-cell office:value-type="float" office:value="1.0">
            <text:p>1.0</text:p>
          </table:table-cell>
          <table:table-cell office:value-type="float" office:value="15.0">
            <text:p>15.0</text:p>
          </table:table-cell>
          <table:table-cell table:formula="=C19*D19" office:value-type="float" office:value="15.0">
            <text:p>15.0</text:p>
          </table:table-cell>
          <table:table-cell office:value-type="float" office:value="1.0">
            <text:p>1.0</text:p>
          </table:table-cell>
          <table:table-cell office:value-type="float" office:value="0.0">
            <text:p>0.0</text:p>
          </table:table-cell>
          <table:table-cell table:formula="=C19-F19-G19" office:value-type="float" office:value="0.0">
            <text:p>0.0</text:p>
          </table:table-cell>
          <table:table-cell table:formula="=F19*D19" office:value-type="float" office:value="15.0">
            <text:p>15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6.0">
            <text:p>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0*D2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0-F20-G20" office:value-type="float" office:value="0.0">
            <text:p>0.0</text:p>
          </table:table-cell>
          <table:table-cell table:formula="=F20*D2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7.0">
            <text:p>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1*D2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1-F21-G21" office:value-type="float" office:value="0.0">
            <text:p>0.0</text:p>
          </table:table-cell>
          <table:table-cell table:formula="=F21*D2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8.0">
            <text:p>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2*D2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2-F22-G22" office:value-type="float" office:value="0.0">
            <text:p>0.0</text:p>
          </table:table-cell>
          <table:table-cell table:formula="=F22*D2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9.0">
            <text:p>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3-F23-G23" office:value-type="float" office:value="0.0">
            <text:p>0.0</text:p>
          </table:table-cell>
          <table:table-cell table:formula="=F23*D2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0.0">
            <text:p>1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4*D2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4-F24-G24" office:value-type="float" office:value="0.0">
            <text:p>0.0</text:p>
          </table:table-cell>
          <table:table-cell table:formula="=F24*D2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1.0">
            <text:p>1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5*D2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5-F25-G25" office:value-type="float" office:value="0.0">
            <text:p>0.0</text:p>
          </table:table-cell>
          <table:table-cell table:formula="=F25*D2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2.0">
            <text:p>1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6*D2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6-F26-G26" office:value-type="float" office:value="0.0">
            <text:p>0.0</text:p>
          </table:table-cell>
          <table:table-cell table:formula="=F26*D2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3.0">
            <text:p>1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7*D2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7-F27-G27" office:value-type="float" office:value="0.0">
            <text:p>0.0</text:p>
          </table:table-cell>
          <table:table-cell table:formula="=F27*D2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4.0">
            <text:p>1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8*D2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8-F28-G28" office:value-type="float" office:value="0.0">
            <text:p>0.0</text:p>
          </table:table-cell>
          <table:table-cell table:formula="=F28*D2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5.0">
            <text:p>1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9*D2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9-F29-G29" office:value-type="float" office:value="0.0">
            <text:p>0.0</text:p>
          </table:table-cell>
          <table:table-cell table:formula="=F29*D2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6.0">
            <text:p>1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0*D3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0-F30-G30" office:value-type="float" office:value="0.0">
            <text:p>0.0</text:p>
          </table:table-cell>
          <table:table-cell table:formula="=F30*D3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7.0">
            <text:p>1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1*D3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1-F31-G31" office:value-type="float" office:value="0.0">
            <text:p>0.0</text:p>
          </table:table-cell>
          <table:table-cell table:formula="=F31*D3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8.0">
            <text:p>1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2*D3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2-F32-G32" office:value-type="float" office:value="0.0">
            <text:p>0.0</text:p>
          </table:table-cell>
          <table:table-cell table:formula="=F32*D3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9.0">
            <text:p>1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3*D3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3-F33-G33" office:value-type="float" office:value="0.0">
            <text:p>0.0</text:p>
          </table:table-cell>
          <table:table-cell table:formula="=F33*D3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0.0">
            <text:p>2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4*D3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4-F34-G34" office:value-type="float" office:value="0.0">
            <text:p>0.0</text:p>
          </table:table-cell>
          <table:table-cell table:formula="=F34*D3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1.0">
            <text:p>2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5*D3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5-F35-G35" office:value-type="float" office:value="0.0">
            <text:p>0.0</text:p>
          </table:table-cell>
          <table:table-cell table:formula="=F35*D3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2.0">
            <text:p>2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*D3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-F36-G36" office:value-type="float" office:value="0.0">
            <text:p>0.0</text:p>
          </table:table-cell>
          <table:table-cell table:formula="=F36*D3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3.0">
            <text:p>2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*D3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-F37-G37" office:value-type="float" office:value="0.0">
            <text:p>0.0</text:p>
          </table:table-cell>
          <table:table-cell table:formula="=F37*D3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4.0">
            <text:p>2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*D3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-F38-G38" office:value-type="float" office:value="0.0">
            <text:p>0.0</text:p>
          </table:table-cell>
          <table:table-cell table:formula="=F38*D3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5.0">
            <text:p>2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*D3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-F39-G39" office:value-type="float" office:value="0.0">
            <text:p>0.0</text:p>
          </table:table-cell>
          <table:table-cell table:formula="=F39*D3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6.0">
            <text:p>2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*D4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-F40-G40" office:value-type="float" office:value="0.0">
            <text:p>0.0</text:p>
          </table:table-cell>
          <table:table-cell table:formula="=F40*D4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7.0">
            <text:p>2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*D4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-F41-G41" office:value-type="float" office:value="0.0">
            <text:p>0.0</text:p>
          </table:table-cell>
          <table:table-cell table:formula="=F41*D4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8.0">
            <text:p>2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*D4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-F42-G42" office:value-type="float" office:value="0.0">
            <text:p>0.0</text:p>
          </table:table-cell>
          <table:table-cell table:formula="=F42*D4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9.0">
            <text:p>2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*D4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-F43-G43" office:value-type="float" office:value="0.0">
            <text:p>0.0</text:p>
          </table:table-cell>
          <table:table-cell table:formula="=F43*D4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0.0">
            <text:p>3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*D4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-F44-G44" office:value-type="float" office:value="0.0">
            <text:p>0.0</text:p>
          </table:table-cell>
          <table:table-cell table:formula="=F44*D4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1.0">
            <text:p>3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*D4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-F45-G45" office:value-type="float" office:value="0.0">
            <text:p>0.0</text:p>
          </table:table-cell>
          <table:table-cell table:formula="=F45*D4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2.0">
            <text:p>3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*D4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-F46-G46" office:value-type="float" office:value="0.0">
            <text:p>0.0</text:p>
          </table:table-cell>
          <table:table-cell table:formula="=F46*D4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>
            <text:p>Sumy</text:p>
          </table:table-cell>
          <table:table-cell/>
          <table:table-cell table:formula="=SUM(C15:C41)" office:value-type="float" office:value="5.0">
            <text:p>5.0</text:p>
          </table:table-cell>
          <table:table-cell/>
          <table:table-cell table:formula="=SUM(E15:E42)" office:value-type="currency" office:value="80" office:currency="PLN">
            <text:p>80,00 zł</text:p>
          </table:table-cell>
          <table:table-cell/>
          <table:table-cell/>
          <table:table-cell/>
          <table:table-cell table:formula="=SUM(I15:I41)" office:value-type="currency" office:value="80" office:currency="PLN">
            <text:p>80,00 zł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Oświadczam,że:<text:s/>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1.<text:s/>w/w<text:s/>przedmioty<text:s/>stanowią<text:s/>moją<text:s/>własność<text:s/>i<text:s/>nie<text:s/>są<text:s/>zajęte<text:s/>przez<text:s/>komornika<text:s/>ani<text:s/>Urząd<text:s/>Skarbowy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2.Zapoznałem/am<text:s/>się<text:s/>z<text:s/>regulaminem<text:s/>komisu<text:s/>,który<text:s/>jest<text:s/>integralną<text:s/>częścią<text:s/>umowy,<text:s/>którego<text:s/>wyciąg<text:s/>w<text:s/>formi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wywieszki<text:s/>zamieszczony<text:s/>jest<text:s/>w<text:s/>komisie<text:s/>znam<text:s/>i<text:s/>przyjmuję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..................................</text:p>
          </table:table-cell>
          <table:table-cell/>
          <table:table-cell>
            <text:p>.......................................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podpis<text:s/>pracownika</text:p>
          </table:table-cell>
          <table:table-cell/>
          <table:table-cell>
            <text:p>podpis<text:s/>komiten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416 20">
        <table:table-column table:style-name="co4"/>
        <table:table-column table:style-name="co5"/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1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row table:style-name="ro1">
          <table:table-cell/>
          <table:table-cell/>
          <table:table-cell/>
          <table:table-cell>
            <text:p>Miejsce<text:s/>wystawienia</text:p>
          </table:table-cell>
          <table:table-cell>
            <text:p>Racibórz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>
            <text:p>Umowa<text:s/>Komisu<text:s/>nr<text:s/></text:p>
          </table:table-cell>
          <table:table-cell>
            <text:p>416/2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>
            <text:p>data</text:p>
          </table:table-cell>
          <table:table-cell office:value-type="date" office:date-value="2020-03-05">
            <text:p>2020-03-0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KOMIS<text:s/>DZIECIĘCY<text:s/>OLUŚ<text:s/>Z.<text:s/>SZCZEPANIAK</text:p>
          </table:table-cell>
          <table:table-cell/>
          <table:table-cell>
            <text:p><text:s text:c="19"/>od</text:p>
          </table:table-cell>
          <table:table-cell>
            <text:p>Budzan<text:s/>Dominik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47-400<text:s/>RACIBÓRZ<text:s/>UL.<text:s/>Kolejowa<text:s/>18</text:p>
          </table:table-cell>
          <table:table-cell/>
          <table:table-cell>
            <text:p><text:s text:c="15"/>ulica</text:p>
          </table:table-cell>
          <table:table-cell>
            <text:p>Dworcowa<text:s/>4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Tel.606-611-352<text:s/>e-mail.<text:s/>komisolus@op.pl</text:p>
          </table:table-cell>
          <table:table-cell/>
          <table:table-cell>
            <text:p><text:s text:c="2"/>miejscowość</text:p>
          </table:table-cell>
          <table:table-cell>
            <text:p>Polska<text:s/>Cerekiew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otwarte<text:s/>od<text:s/>9-17<text:s/>sobota<text:s/>od<text:s/>9-13</text:p>
          </table:table-cell>
          <table:table-cell/>
          <table:table-cell>
            <text:p><text:s text:c="8"/>dokum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>
            <text:p>www.komisolus.republika.pl</text:p>
          </table:table-cell>
          <table:table-cell/>
          <table:table-cell>
            <text:p><text:s text:c="12"/>telefon</text:p>
          </table:table-cell>
          <table:table-cell office:value-type="float" office:value="6.01160109E8">
            <text:p>6.01160109E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number-rows-spanned="2">
            <text:p>LP.</text:p>
          </table:table-cell>
          <table:table-cell table:number-rows-spanned="2">
            <text:p>NAZWA<text:s/>TOWARU</text:p>
          </table:table-cell>
          <table:table-cell table:number-rows-spanned="2">
            <text:p>ILOŚĆ</text:p>
          </table:table-cell>
          <table:table-cell table:number-rows-spanned="2">
            <text:p>KWOTA<text:s/></text:p>
            <text:p>DLA<text:s/>KOMITENTA</text:p>
          </table:table-cell>
          <table:table-cell>
            <text:p>WARTOŚĆ<text:s/></text:p>
          </table:table-cell>
          <table:table-cell table:number-rows-spanned="2">
            <text:p>Sprzedano<text:s/></text:p>
            <text:p>ilość</text:p>
          </table:table-cell>
          <table:table-cell table:number-rows-spanned="2">
            <text:p>Zwrócono</text:p>
            <text:p>ilość</text:p>
          </table:table-cell>
          <table:table-cell table:number-rows-spanned="2">
            <text:p>Pozostała</text:p>
            <text:p>ilość<text:s/>w<text:s/>komisie</text:p>
          </table:table-cell>
          <table:table-cell table:number-rows-spanned="2">
            <text:p>Do<text:s/></text:p>
            <text:p>wypłaty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/>
          <table:table-cell>
            <text:p>DLA<text:s/>KOMITENTA</text:p>
          </table:table-cell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.0">
            <text:p>1.0</text:p>
          </table:table-cell>
          <table:table-cell>
            <text:p>sukienka<text:s/>dam<text:s/>czarna<text:s/>z<text:s/>paskiem<text:s/>Mohito</text:p>
          </table:table-cell>
          <table:table-cell office:value-type="float" office:value="1.0">
            <text:p>1.0</text:p>
          </table:table-cell>
          <table:table-cell office:value-type="float" office:value="15.0">
            <text:p>15.0</text:p>
          </table:table-cell>
          <table:table-cell table:formula="=C15*D15" office:value-type="float" office:value="15.0">
            <text:p>15.0</text:p>
          </table:table-cell>
          <table:table-cell office:value-type="float" office:value="1.0">
            <text:p>1.0</text:p>
          </table:table-cell>
          <table:table-cell office:value-type="float" office:value="0.0">
            <text:p>0.0</text:p>
          </table:table-cell>
          <table:table-cell table:formula="=C15-F15-G15" office:value-type="float" office:value="0.0">
            <text:p>0.0</text:p>
          </table:table-cell>
          <table:table-cell table:formula="=F15*D15" office:value-type="float" office:value="15.0">
            <text:p>15.0</text:p>
          </table:table-cell>
          <table:table-cell>
            <text:p>Prz<text:s/>20/21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office:value-type="float" office:value="2.0">
            <text:p>2.0</text:p>
          </table:table-cell>
          <table:table-cell>
            <text:p>sukienka<text:s/>dam<text:s/>beżowa</text:p>
          </table:table-cell>
          <table:table-cell office:value-type="float" office:value="1.0">
            <text:p>1.0</text:p>
          </table:table-cell>
          <table:table-cell office:value-type="float" office:value="15.0">
            <text:p>15.0</text:p>
          </table:table-cell>
          <table:table-cell table:formula="=C16*D16" office:value-type="float" office:value="15.0">
            <text:p>15.0</text:p>
          </table:table-cell>
          <table:table-cell office:value-type="float" office:value="0.0">
            <text:p>0.0</text:p>
          </table:table-cell>
          <table:table-cell office:value-type="float" office:value="1.0">
            <text:p>1.0</text:p>
          </table:table-cell>
          <table:table-cell table:formula="=C16-F16-G16" office:value-type="float" office:value="0.0">
            <text:p>0.0</text:p>
          </table:table-cell>
          <table:table-cell table:formula="=F16*D1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.0">
            <text:p>3.0</text:p>
          </table:table-cell>
          <table:table-cell>
            <text:p>sukienka<text:s/>dam<text:s/>w<text:s/>paski<text:s/>długa<text:s/>z<text:s/>paskiem</text:p>
          </table:table-cell>
          <table:table-cell office:value-type="float" office:value="1.0">
            <text:p>1.0</text:p>
          </table:table-cell>
          <table:table-cell office:value-type="float" office:value="15.0">
            <text:p>15.0</text:p>
          </table:table-cell>
          <table:table-cell table:formula="=C17*D17" office:value-type="float" office:value="15.0">
            <text:p>15.0</text:p>
          </table:table-cell>
          <table:table-cell office:value-type="float" office:value="1.0">
            <text:p>1.0</text:p>
          </table:table-cell>
          <table:table-cell office:value-type="float" office:value="0.0">
            <text:p>0.0</text:p>
          </table:table-cell>
          <table:table-cell table:formula="=C17-F17-G17" office:value-type="float" office:value="0.0">
            <text:p>0.0</text:p>
          </table:table-cell>
          <table:table-cell table:formula="=F17*D17" office:value-type="float" office:value="15.0">
            <text:p>15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4.0">
            <text:p>4.0</text:p>
          </table:table-cell>
          <table:table-cell>
            <text:p>sukienka<text:s/>dam<text:s/>rażąca<text:s/>zielona</text:p>
          </table:table-cell>
          <table:table-cell office:value-type="float" office:value="1.0">
            <text:p>1.0</text:p>
          </table:table-cell>
          <table:table-cell office:value-type="float" office:value="15.0">
            <text:p>15.0</text:p>
          </table:table-cell>
          <table:table-cell table:formula="=C18*D18" office:value-type="float" office:value="15.0">
            <text:p>15.0</text:p>
          </table:table-cell>
          <table:table-cell office:value-type="float" office:value="1.0">
            <text:p>1.0</text:p>
          </table:table-cell>
          <table:table-cell office:value-type="float" office:value="0.0">
            <text:p>0.0</text:p>
          </table:table-cell>
          <table:table-cell table:formula="=C18-F18-G18" office:value-type="float" office:value="0.0">
            <text:p>0.0</text:p>
          </table:table-cell>
          <table:table-cell table:formula="=F18*D18" office:value-type="float" office:value="15.0">
            <text:p>15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5.0">
            <text:p>5.0</text:p>
          </table:table-cell>
          <table:table-cell>
            <text:p>bluzka<text:s/>dam<text:s/>zółta</text:p>
          </table:table-cell>
          <table:table-cell office:value-type="float" office:value="1.0">
            <text:p>1.0</text:p>
          </table:table-cell>
          <table:table-cell office:value-type="float" office:value="10.0">
            <text:p>10.0</text:p>
          </table:table-cell>
          <table:table-cell table:formula="=C19*D19"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float" office:value="0.0">
            <text:p>0.0</text:p>
          </table:table-cell>
          <table:table-cell table:formula="=C19-F19-G19" office:value-type="float" office:value="0.0">
            <text:p>0.0</text:p>
          </table:table-cell>
          <table:table-cell table:formula="=F19*D19" office:value-type="float" office:value="10.0">
            <text:p>1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6.0">
            <text:p>6.0</text:p>
          </table:table-cell>
          <table:table-cell>
            <text:p>bluzka<text:s/>dam<text:s/>koralowa<text:s/>Orsay</text:p>
          </table:table-cell>
          <table:table-cell office:value-type="float" office:value="1.0">
            <text:p>1.0</text:p>
          </table:table-cell>
          <table:table-cell office:value-type="float" office:value="10.0">
            <text:p>10.0</text:p>
          </table:table-cell>
          <table:table-cell table:formula="=C20*D20"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float" office:value="0.0">
            <text:p>0.0</text:p>
          </table:table-cell>
          <table:table-cell table:formula="=C20-F20-G20" office:value-type="float" office:value="0.0">
            <text:p>0.0</text:p>
          </table:table-cell>
          <table:table-cell table:formula="=F20*D20" office:value-type="float" office:value="10.0">
            <text:p>1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7.0">
            <text:p>7.0</text:p>
          </table:table-cell>
          <table:table-cell>
            <text:p>bluzka<text:s/>dam<text:s/>w<text:s/>paski<text:s/>Mohito</text:p>
          </table:table-cell>
          <table:table-cell office:value-type="float" office:value="1.0">
            <text:p>1.0</text:p>
          </table:table-cell>
          <table:table-cell office:value-type="float" office:value="10.0">
            <text:p>10.0</text:p>
          </table:table-cell>
          <table:table-cell table:formula="=C21*D21" office:value-type="float" office:value="10.0">
            <text:p>10.0</text:p>
          </table:table-cell>
          <table:table-cell office:value-type="float" office:value="25.0">
            <text:p>25.0</text:p>
          </table:table-cell>
          <table:table-cell office:value-type="float" office:value="0.0">
            <text:p>0.0</text:p>
          </table:table-cell>
          <table:table-cell table:formula="=C21-F21-G21" office:value-type="float" office:value="0.0">
            <text:p>0.0</text:p>
          </table:table-cell>
          <table:table-cell table:formula="=F21*D21" office:value-type="float" office:value="10.0">
            <text:p>1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8.0">
            <text:p>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2*D2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2-F22-G22" office:value-type="float" office:value="0.0">
            <text:p>0.0</text:p>
          </table:table-cell>
          <table:table-cell table:formula="=F22*D2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9.0">
            <text:p>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3-F23-G23" office:value-type="float" office:value="0.0">
            <text:p>0.0</text:p>
          </table:table-cell>
          <table:table-cell table:formula="=F23*D2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0.0">
            <text:p>1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4*D2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4-F24-G24" office:value-type="float" office:value="0.0">
            <text:p>0.0</text:p>
          </table:table-cell>
          <table:table-cell table:formula="=F24*D2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1.0">
            <text:p>1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5*D2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5-F25-G25" office:value-type="float" office:value="0.0">
            <text:p>0.0</text:p>
          </table:table-cell>
          <table:table-cell table:formula="=F25*D2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2.0">
            <text:p>1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6*D2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6-F26-G26" office:value-type="float" office:value="0.0">
            <text:p>0.0</text:p>
          </table:table-cell>
          <table:table-cell table:formula="=F26*D2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3.0">
            <text:p>1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7*D2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7-F27-G27" office:value-type="float" office:value="0.0">
            <text:p>0.0</text:p>
          </table:table-cell>
          <table:table-cell table:formula="=F27*D2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4.0">
            <text:p>1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8*D2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8-F28-G28" office:value-type="float" office:value="0.0">
            <text:p>0.0</text:p>
          </table:table-cell>
          <table:table-cell table:formula="=F28*D2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5.0">
            <text:p>1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9*D2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9-F29-G29" office:value-type="float" office:value="0.0">
            <text:p>0.0</text:p>
          </table:table-cell>
          <table:table-cell table:formula="=F29*D2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6.0">
            <text:p>1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0*D3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0-F30-G30" office:value-type="float" office:value="0.0">
            <text:p>0.0</text:p>
          </table:table-cell>
          <table:table-cell table:formula="=F30*D3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7.0">
            <text:p>1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1*D3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1-F31-G31" office:value-type="float" office:value="0.0">
            <text:p>0.0</text:p>
          </table:table-cell>
          <table:table-cell table:formula="=F31*D3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8.0">
            <text:p>1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2*D3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2-F32-G32" office:value-type="float" office:value="0.0">
            <text:p>0.0</text:p>
          </table:table-cell>
          <table:table-cell table:formula="=F32*D3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9.0">
            <text:p>1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3*D3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3-F33-G33" office:value-type="float" office:value="0.0">
            <text:p>0.0</text:p>
          </table:table-cell>
          <table:table-cell table:formula="=F33*D3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0.0">
            <text:p>2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4*D3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4-F34-G34" office:value-type="float" office:value="0.0">
            <text:p>0.0</text:p>
          </table:table-cell>
          <table:table-cell table:formula="=F34*D3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1.0">
            <text:p>2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5*D3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5-F35-G35" office:value-type="float" office:value="0.0">
            <text:p>0.0</text:p>
          </table:table-cell>
          <table:table-cell table:formula="=F35*D3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2.0">
            <text:p>2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*D3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-F36-G36" office:value-type="float" office:value="0.0">
            <text:p>0.0</text:p>
          </table:table-cell>
          <table:table-cell table:formula="=F36*D3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3.0">
            <text:p>2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*D3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-F37-G37" office:value-type="float" office:value="0.0">
            <text:p>0.0</text:p>
          </table:table-cell>
          <table:table-cell table:formula="=F37*D3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4.0">
            <text:p>2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*D3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-F38-G38" office:value-type="float" office:value="0.0">
            <text:p>0.0</text:p>
          </table:table-cell>
          <table:table-cell table:formula="=F38*D3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5.0">
            <text:p>2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*D3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-F39-G39" office:value-type="float" office:value="0.0">
            <text:p>0.0</text:p>
          </table:table-cell>
          <table:table-cell table:formula="=F39*D3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6.0">
            <text:p>2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*D4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-F40-G40" office:value-type="float" office:value="0.0">
            <text:p>0.0</text:p>
          </table:table-cell>
          <table:table-cell table:formula="=F40*D4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7.0">
            <text:p>2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*D4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-F41-G41" office:value-type="float" office:value="0.0">
            <text:p>0.0</text:p>
          </table:table-cell>
          <table:table-cell table:formula="=F41*D4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8.0">
            <text:p>2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*D4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-F42-G42" office:value-type="float" office:value="0.0">
            <text:p>0.0</text:p>
          </table:table-cell>
          <table:table-cell table:formula="=F42*D4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9.0">
            <text:p>2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*D4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-F43-G43" office:value-type="float" office:value="0.0">
            <text:p>0.0</text:p>
          </table:table-cell>
          <table:table-cell table:formula="=F43*D4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0.0">
            <text:p>3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*D4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-F44-G44" office:value-type="float" office:value="0.0">
            <text:p>0.0</text:p>
          </table:table-cell>
          <table:table-cell table:formula="=F44*D4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1.0">
            <text:p>3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*D4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-F45-G45" office:value-type="float" office:value="0.0">
            <text:p>0.0</text:p>
          </table:table-cell>
          <table:table-cell table:formula="=F45*D4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2.0">
            <text:p>3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*D4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-F46-G46" office:value-type="float" office:value="0.0">
            <text:p>0.0</text:p>
          </table:table-cell>
          <table:table-cell table:formula="=F46*D4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>
            <text:p>Sumy</text:p>
          </table:table-cell>
          <table:table-cell/>
          <table:table-cell table:formula="=SUM(C15:C41)" office:value-type="float" office:value="7.0">
            <text:p>7.0</text:p>
          </table:table-cell>
          <table:table-cell/>
          <table:table-cell table:formula="=SUM(E15:E42)" office:value-type="currency" office:value="90" office:currency="PLN">
            <text:p>90,00 zł</text:p>
          </table:table-cell>
          <table:table-cell/>
          <table:table-cell/>
          <table:table-cell/>
          <table:table-cell table:formula="=SUM(I15:I41)" office:value-type="currency" office:value="75" office:currency="PLN">
            <text:p>75,00 zł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Oświadczam,że:<text:s/>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1.<text:s/>w/w<text:s/>przedmioty<text:s/>stanowią<text:s/>moją<text:s/>własność<text:s/>i<text:s/>nie<text:s/>są<text:s/>zajęte<text:s/>przez<text:s/>komornika<text:s/>ani<text:s/>Urząd<text:s/>Skarbowy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2.Zapoznałem/am<text:s/>się<text:s/>z<text:s/>regulaminem<text:s/>komisu<text:s/>,który<text:s/>jest<text:s/>integralną<text:s/>częścią<text:s/>umowy,<text:s/>którego<text:s/>wyciąg<text:s/>w<text:s/>formi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wywieszki<text:s/>zamieszczony<text:s/>jest<text:s/>w<text:s/>komisie<text:s/>znam<text:s/>i<text:s/>przyjmuję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..................................</text:p>
          </table:table-cell>
          <table:table-cell/>
          <table:table-cell>
            <text:p>.......................................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podpis<text:s/>pracownika</text:p>
          </table:table-cell>
          <table:table-cell/>
          <table:table-cell>
            <text:p>podpis<text:s/>komiten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1478 20">
        <table:table-column table:style-name="co4"/>
        <table:table-column table:style-name="co5"/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1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row table:style-name="ro1">
          <table:table-cell/>
          <table:table-cell/>
          <table:table-cell/>
          <table:table-cell>
            <text:p>Miejsce<text:s/>wystawienia</text:p>
          </table:table-cell>
          <table:table-cell>
            <text:p>Racibórz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>
            <text:p>Umowa<text:s/>Komisu<text:s/>nr<text:s/></text:p>
          </table:table-cell>
          <table:table-cell>
            <text:p>1478/2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>
            <text:p>data</text:p>
          </table:table-cell>
          <table:table-cell office:value-type="date" office:date-value="2020-12-14">
            <text:p>2020-12-1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KOMIS<text:s/>DZIECIĘCY<text:s/>OLUŚ<text:s/>Z.<text:s/>SZCZEPANIAK</text:p>
          </table:table-cell>
          <table:table-cell/>
          <table:table-cell>
            <text:p><text:s text:c="19"/>od</text:p>
          </table:table-cell>
          <table:table-cell>
            <text:p>Budzan<text:s/>Dominik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47-400<text:s/>RACIBÓRZ<text:s/>UL.<text:s/>Kolejowa<text:s/>18</text:p>
          </table:table-cell>
          <table:table-cell/>
          <table:table-cell>
            <text:p><text:s text:c="15"/>ulica</text:p>
          </table:table-cell>
          <table:table-cell>
            <text:p>Dworcowa<text:s/>4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Tel.606-611-352<text:s/>e-mail.<text:s/>komisolus@op.pl</text:p>
          </table:table-cell>
          <table:table-cell/>
          <table:table-cell>
            <text:p><text:s text:c="2"/>miejscowość</text:p>
          </table:table-cell>
          <table:table-cell>
            <text:p>Polska<text:s/>Cerekiew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otwarte<text:s/>od<text:s/>9-17<text:s/>sobota<text:s/>od<text:s/>9-13</text:p>
          </table:table-cell>
          <table:table-cell/>
          <table:table-cell>
            <text:p><text:s text:c="8"/>dokum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>
            <text:p>www.komisolus.republika.pl</text:p>
          </table:table-cell>
          <table:table-cell/>
          <table:table-cell>
            <text:p><text:s text:c="12"/>telefon</text:p>
          </table:table-cell>
          <table:table-cell office:value-type="float" office:value="6.01160109E8">
            <text:p>6.01160109E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number-rows-spanned="2">
            <text:p>LP.</text:p>
          </table:table-cell>
          <table:table-cell table:number-rows-spanned="2">
            <text:p>NAZWA<text:s/>TOWARU</text:p>
          </table:table-cell>
          <table:table-cell table:number-rows-spanned="2">
            <text:p>ILOŚĆ</text:p>
          </table:table-cell>
          <table:table-cell table:number-rows-spanned="2">
            <text:p>KWOTA<text:s/></text:p>
            <text:p>DLA<text:s/>KOMITENTA</text:p>
          </table:table-cell>
          <table:table-cell>
            <text:p>WARTOŚĆ<text:s/></text:p>
          </table:table-cell>
          <table:table-cell table:number-rows-spanned="2">
            <text:p>Sprzedano<text:s/></text:p>
            <text:p>ilość</text:p>
          </table:table-cell>
          <table:table-cell table:number-rows-spanned="2">
            <text:p>Zwrócono</text:p>
            <text:p>ilość</text:p>
          </table:table-cell>
          <table:table-cell table:number-rows-spanned="2">
            <text:p>Pozostała</text:p>
            <text:p>ilość<text:s/>w<text:s/>komisie</text:p>
          </table:table-cell>
          <table:table-cell table:number-rows-spanned="2">
            <text:p>Do<text:s/></text:p>
            <text:p>wypłaty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/>
          <table:table-cell>
            <text:p>DLA<text:s/>KOMITENTA</text:p>
          </table:table-cell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.0">
            <text:p>1.0</text:p>
          </table:table-cell>
          <table:table-cell>
            <text:p>torebka<text:s/>jasna<text:s/>Bershka</text:p>
          </table:table-cell>
          <table:table-cell office:value-type="float" office:value="1.0">
            <text:p>1.0</text:p>
          </table:table-cell>
          <table:table-cell office:value-type="float" office:value="20.0">
            <text:p>20.0</text:p>
          </table:table-cell>
          <table:table-cell table:formula="=C15*D15" office:value-type="float" office:value="20.0">
            <text:p>2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5-F15-G15" office:value-type="float" office:value="1.0">
            <text:p>1.0</text:p>
          </table:table-cell>
          <table:table-cell table:formula="=F15*D1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office:value-type="float" office:value="2.0">
            <text:p>2.0</text:p>
          </table:table-cell>
          <table:table-cell>
            <text:p>sweter<text:s/>dam<text:s/>orsay</text:p>
          </table:table-cell>
          <table:table-cell office:value-type="float" office:value="1.0">
            <text:p>1.0</text:p>
          </table:table-cell>
          <table:table-cell office:value-type="float" office:value="15.0">
            <text:p>15.0</text:p>
          </table:table-cell>
          <table:table-cell table:formula="=C16*D16" office:value-type="float" office:value="15.0">
            <text:p>15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6-F16-G16" office:value-type="float" office:value="1.0">
            <text:p>1.0</text:p>
          </table:table-cell>
          <table:table-cell table:formula="=F16*D1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.0">
            <text:p>3.0</text:p>
          </table:table-cell>
          <table:table-cell>
            <text:p>sweter<text:s/>dam<text:s/>czarny<text:s/></text:p>
          </table:table-cell>
          <table:table-cell office:value-type="float" office:value="1.0">
            <text:p>1.0</text:p>
          </table:table-cell>
          <table:table-cell office:value-type="float" office:value="10.0">
            <text:p>10.0</text:p>
          </table:table-cell>
          <table:table-cell table:formula="=C17*D17"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float" office:value="0.0">
            <text:p>0.0</text:p>
          </table:table-cell>
          <table:table-cell table:formula="=C17-F17-G17" office:value-type="float" office:value="0.0">
            <text:p>0.0</text:p>
          </table:table-cell>
          <table:table-cell table:formula="=F17*D17" office:value-type="float" office:value="10.0">
            <text:p>1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4.0">
            <text:p>4.0</text:p>
          </table:table-cell>
          <table:table-cell>
            <text:p>sweter<text:s/>dam<text:s/>granat<text:s/>Mohito</text:p>
          </table:table-cell>
          <table:table-cell office:value-type="float" office:value="1.0">
            <text:p>1.0</text:p>
          </table:table-cell>
          <table:table-cell office:value-type="float" office:value="10.0">
            <text:p>10.0</text:p>
          </table:table-cell>
          <table:table-cell table:formula="=C18*D18"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float" office:value="0.0">
            <text:p>0.0</text:p>
          </table:table-cell>
          <table:table-cell table:formula="=C18-F18-G18" office:value-type="float" office:value="0.0">
            <text:p>0.0</text:p>
          </table:table-cell>
          <table:table-cell table:formula="=F18*D18" office:value-type="float" office:value="10.0">
            <text:p>1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5.0">
            <text:p>5.0</text:p>
          </table:table-cell>
          <table:table-cell>
            <text:p>spódnica<text:s/>dam<text:s/>orsay<text:s/>bordo<text:s/>eko<text:s/>skóra</text:p>
          </table:table-cell>
          <table:table-cell office:value-type="float" office:value="1.0">
            <text:p>1.0</text:p>
          </table:table-cell>
          <table:table-cell office:value-type="float" office:value="15.0">
            <text:p>15.0</text:p>
          </table:table-cell>
          <table:table-cell table:formula="=C19*D19" office:value-type="float" office:value="15.0">
            <text:p>15.0</text:p>
          </table:table-cell>
          <table:table-cell office:value-type="float" office:value="1.0">
            <text:p>1.0</text:p>
          </table:table-cell>
          <table:table-cell office:value-type="float" office:value="0.0">
            <text:p>0.0</text:p>
          </table:table-cell>
          <table:table-cell table:formula="=C19-F19-G19" office:value-type="float" office:value="0.0">
            <text:p>0.0</text:p>
          </table:table-cell>
          <table:table-cell table:formula="=F19*D19" office:value-type="float" office:value="15.0">
            <text:p>15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6.0">
            <text:p>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0*D2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0-F20-G20" office:value-type="float" office:value="0.0">
            <text:p>0.0</text:p>
          </table:table-cell>
          <table:table-cell table:formula="=F20*D2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7.0">
            <text:p>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1*D2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1-F21-G21" office:value-type="float" office:value="0.0">
            <text:p>0.0</text:p>
          </table:table-cell>
          <table:table-cell table:formula="=F21*D2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8.0">
            <text:p>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2*D2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2-F22-G22" office:value-type="float" office:value="0.0">
            <text:p>0.0</text:p>
          </table:table-cell>
          <table:table-cell table:formula="=F22*D2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9.0">
            <text:p>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3-F23-G23" office:value-type="float" office:value="0.0">
            <text:p>0.0</text:p>
          </table:table-cell>
          <table:table-cell table:formula="=F23*D2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0.0">
            <text:p>1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4*D2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4-F24-G24" office:value-type="float" office:value="0.0">
            <text:p>0.0</text:p>
          </table:table-cell>
          <table:table-cell table:formula="=F24*D2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1.0">
            <text:p>1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5*D2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5-F25-G25" office:value-type="float" office:value="0.0">
            <text:p>0.0</text:p>
          </table:table-cell>
          <table:table-cell table:formula="=F25*D2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2.0">
            <text:p>1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6*D2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6-F26-G26" office:value-type="float" office:value="0.0">
            <text:p>0.0</text:p>
          </table:table-cell>
          <table:table-cell table:formula="=F26*D2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3.0">
            <text:p>1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7*D2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7-F27-G27" office:value-type="float" office:value="0.0">
            <text:p>0.0</text:p>
          </table:table-cell>
          <table:table-cell table:formula="=F27*D2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4.0">
            <text:p>1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8*D2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8-F28-G28" office:value-type="float" office:value="0.0">
            <text:p>0.0</text:p>
          </table:table-cell>
          <table:table-cell table:formula="=F28*D2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5.0">
            <text:p>1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9*D2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9-F29-G29" office:value-type="float" office:value="0.0">
            <text:p>0.0</text:p>
          </table:table-cell>
          <table:table-cell table:formula="=F29*D2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6.0">
            <text:p>1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0*D3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0-F30-G30" office:value-type="float" office:value="0.0">
            <text:p>0.0</text:p>
          </table:table-cell>
          <table:table-cell table:formula="=F30*D3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7.0">
            <text:p>1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1*D3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1-F31-G31" office:value-type="float" office:value="0.0">
            <text:p>0.0</text:p>
          </table:table-cell>
          <table:table-cell table:formula="=F31*D3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8.0">
            <text:p>1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2*D3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2-F32-G32" office:value-type="float" office:value="0.0">
            <text:p>0.0</text:p>
          </table:table-cell>
          <table:table-cell table:formula="=F32*D3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9.0">
            <text:p>1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3*D3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3-F33-G33" office:value-type="float" office:value="0.0">
            <text:p>0.0</text:p>
          </table:table-cell>
          <table:table-cell table:formula="=F33*D3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0.0">
            <text:p>2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4*D3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4-F34-G34" office:value-type="float" office:value="0.0">
            <text:p>0.0</text:p>
          </table:table-cell>
          <table:table-cell table:formula="=F34*D3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1.0">
            <text:p>2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5*D3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5-F35-G35" office:value-type="float" office:value="0.0">
            <text:p>0.0</text:p>
          </table:table-cell>
          <table:table-cell table:formula="=F35*D3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2.0">
            <text:p>2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*D3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-F36-G36" office:value-type="float" office:value="0.0">
            <text:p>0.0</text:p>
          </table:table-cell>
          <table:table-cell table:formula="=F36*D3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3.0">
            <text:p>2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*D3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-F37-G37" office:value-type="float" office:value="0.0">
            <text:p>0.0</text:p>
          </table:table-cell>
          <table:table-cell table:formula="=F37*D3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4.0">
            <text:p>2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*D3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-F38-G38" office:value-type="float" office:value="0.0">
            <text:p>0.0</text:p>
          </table:table-cell>
          <table:table-cell table:formula="=F38*D3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5.0">
            <text:p>2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*D3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-F39-G39" office:value-type="float" office:value="0.0">
            <text:p>0.0</text:p>
          </table:table-cell>
          <table:table-cell table:formula="=F39*D3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6.0">
            <text:p>2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*D4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-F40-G40" office:value-type="float" office:value="0.0">
            <text:p>0.0</text:p>
          </table:table-cell>
          <table:table-cell table:formula="=F40*D4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7.0">
            <text:p>2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*D4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-F41-G41" office:value-type="float" office:value="0.0">
            <text:p>0.0</text:p>
          </table:table-cell>
          <table:table-cell table:formula="=F41*D4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8.0">
            <text:p>2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*D4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-F42-G42" office:value-type="float" office:value="0.0">
            <text:p>0.0</text:p>
          </table:table-cell>
          <table:table-cell table:formula="=F42*D4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9.0">
            <text:p>2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*D4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-F43-G43" office:value-type="float" office:value="0.0">
            <text:p>0.0</text:p>
          </table:table-cell>
          <table:table-cell table:formula="=F43*D4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0.0">
            <text:p>3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*D4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-F44-G44" office:value-type="float" office:value="0.0">
            <text:p>0.0</text:p>
          </table:table-cell>
          <table:table-cell table:formula="=F44*D4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1.0">
            <text:p>3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*D4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-F45-G45" office:value-type="float" office:value="0.0">
            <text:p>0.0</text:p>
          </table:table-cell>
          <table:table-cell table:formula="=F45*D4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2.0">
            <text:p>3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*D4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-F46-G46" office:value-type="float" office:value="0.0">
            <text:p>0.0</text:p>
          </table:table-cell>
          <table:table-cell table:formula="=F46*D4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>
            <text:p>Sumy</text:p>
          </table:table-cell>
          <table:table-cell/>
          <table:table-cell table:formula="=SUM(C15:C41)" office:value-type="float" office:value="5.0">
            <text:p>5.0</text:p>
          </table:table-cell>
          <table:table-cell/>
          <table:table-cell table:formula="=SUM(E15:E42)" office:value-type="currency" office:value="70" office:currency="PLN">
            <text:p>70,00 zł</text:p>
          </table:table-cell>
          <table:table-cell/>
          <table:table-cell/>
          <table:table-cell/>
          <table:table-cell table:formula="=SUM(I15:I41)" office:value-type="currency" office:value="35" office:currency="PLN">
            <text:p>35,00 zł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Oświadczam,że:<text:s/>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1.<text:s/>w/w<text:s/>przedmioty<text:s/>stanowią<text:s/>moją<text:s/>własność<text:s/>i<text:s/>nie<text:s/>są<text:s/>zajęte<text:s/>przez<text:s/>komornika<text:s/>ani<text:s/>Urząd<text:s/>Skarbowy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2.Zapoznałem/am<text:s/>się<text:s/>z<text:s/>regulaminem<text:s/>komisu<text:s/>,który<text:s/>jest<text:s/>integralną<text:s/>częścią<text:s/>umowy,<text:s/>którego<text:s/>wyciąg<text:s/>w<text:s/>formi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wywieszki<text:s/>zamieszczony<text:s/>jest<text:s/>w<text:s/>komisie<text:s/>znam<text:s/>i<text:s/>przyjmuję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..................................</text:p>
          </table:table-cell>
          <table:table-cell/>
          <table:table-cell>
            <text:p>.......................................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podpis<text:s/>pracownika</text:p>
          </table:table-cell>
          <table:table-cell/>
          <table:table-cell>
            <text:p>podpis<text:s/>komiten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rkusz11">
        <table:table-column table:style-name="co4"/>
        <table:table-column table:style-name="co5"/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1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row table:style-name="ro1">
          <table:table-cell/>
          <table:table-cell/>
          <table:table-cell/>
          <table:table-cell>
            <text:p>Miejsce<text:s/>wystawienia</text:p>
          </table:table-cell>
          <table:table-cell>
            <text:p>Racibórz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>
            <text:p>Umowa<text:s/>Komisu<text:s/>nr<text:s/>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>
            <text:p>da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KOMIS<text:s/>DZIECIĘCY<text:s/>OLUŚ<text:s/>Z.<text:s/>SZCZEPANIAK</text:p>
          </table:table-cell>
          <table:table-cell/>
          <table:table-cell>
            <text:p><text:s text:c="19"/>od</text:p>
          </table:table-cell>
          <table:table-cell>
            <text:p>Budzan<text:s/>Dominik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47-400<text:s/>RACIBÓRZ<text:s/>UL.<text:s/>Kolejowa<text:s/>18</text:p>
          </table:table-cell>
          <table:table-cell/>
          <table:table-cell>
            <text:p><text:s text:c="15"/>ulica</text:p>
          </table:table-cell>
          <table:table-cell>
            <text:p>Dworcowa<text:s/>4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Tel.606-611-352<text:s/>e-mail.<text:s/>komisolus@op.pl</text:p>
          </table:table-cell>
          <table:table-cell/>
          <table:table-cell>
            <text:p><text:s text:c="2"/>miejscowość</text:p>
          </table:table-cell>
          <table:table-cell>
            <text:p>Polska<text:s/>Cerekiew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otwarte<text:s/>od<text:s/>9-17<text:s/>sobota<text:s/>od<text:s/>9-13</text:p>
          </table:table-cell>
          <table:table-cell/>
          <table:table-cell>
            <text:p><text:s text:c="8"/>dokum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>
            <text:p>www.komisolus.republika.pl</text:p>
          </table:table-cell>
          <table:table-cell/>
          <table:table-cell>
            <text:p><text:s text:c="12"/>telefon</text:p>
          </table:table-cell>
          <table:table-cell office:value-type="float" office:value="6.01160109E8">
            <text:p>6.01160109E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number-rows-spanned="2">
            <text:p>LP.</text:p>
          </table:table-cell>
          <table:table-cell table:number-rows-spanned="2">
            <text:p>NAZWA<text:s/>TOWARU</text:p>
          </table:table-cell>
          <table:table-cell table:number-rows-spanned="2">
            <text:p>ILOŚĆ</text:p>
          </table:table-cell>
          <table:table-cell table:number-rows-spanned="2">
            <text:p>KWOTA<text:s/></text:p>
            <text:p>DLA<text:s/>KOMITENTA</text:p>
          </table:table-cell>
          <table:table-cell>
            <text:p>WARTOŚĆ<text:s/></text:p>
          </table:table-cell>
          <table:table-cell table:number-rows-spanned="2">
            <text:p>Sprzedano<text:s/></text:p>
            <text:p>ilość</text:p>
          </table:table-cell>
          <table:table-cell table:number-rows-spanned="2">
            <text:p>Zwrócono</text:p>
            <text:p>ilość</text:p>
          </table:table-cell>
          <table:table-cell table:number-rows-spanned="2">
            <text:p>Pozostała</text:p>
            <text:p>ilość<text:s/>w<text:s/>komisie</text:p>
          </table:table-cell>
          <table:table-cell table:number-rows-spanned="2">
            <text:p>Do<text:s/></text:p>
            <text:p>wypłaty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/>
          <table:table-cell>
            <text:p>DLA<text:s/>KOMITENTA</text:p>
          </table:table-cell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.0">
            <text:p>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5*D1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5-F15-G15" office:value-type="float" office:value="0.0">
            <text:p>0.0</text:p>
          </table:table-cell>
          <table:table-cell table:formula="=F15*D1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office:value-type="float" office:value="2.0">
            <text:p>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6*D1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6-F16-G16" office:value-type="float" office:value="0.0">
            <text:p>0.0</text:p>
          </table:table-cell>
          <table:table-cell table:formula="=F16*D1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.0">
            <text:p>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7*D1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7-F17-G17" office:value-type="float" office:value="0.0">
            <text:p>0.0</text:p>
          </table:table-cell>
          <table:table-cell table:formula="=F17*D1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4.0">
            <text:p>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8*D1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8-F18-G18" office:value-type="float" office:value="0.0">
            <text:p>0.0</text:p>
          </table:table-cell>
          <table:table-cell table:formula="=F18*D1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5.0">
            <text:p>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9*D1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9-F19-G19" office:value-type="float" office:value="0.0">
            <text:p>0.0</text:p>
          </table:table-cell>
          <table:table-cell table:formula="=F19*D1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6.0">
            <text:p>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0*D2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0-F20-G20" office:value-type="float" office:value="0.0">
            <text:p>0.0</text:p>
          </table:table-cell>
          <table:table-cell table:formula="=F20*D2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7.0">
            <text:p>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1*D2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1-F21-G21" office:value-type="float" office:value="0.0">
            <text:p>0.0</text:p>
          </table:table-cell>
          <table:table-cell table:formula="=F21*D2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8.0">
            <text:p>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2*D2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2-F22-G22" office:value-type="float" office:value="0.0">
            <text:p>0.0</text:p>
          </table:table-cell>
          <table:table-cell table:formula="=F22*D2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9.0">
            <text:p>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3-F23-G23" office:value-type="float" office:value="0.0">
            <text:p>0.0</text:p>
          </table:table-cell>
          <table:table-cell table:formula="=F23*D2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0.0">
            <text:p>1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4*D2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4-F24-G24" office:value-type="float" office:value="0.0">
            <text:p>0.0</text:p>
          </table:table-cell>
          <table:table-cell table:formula="=F24*D2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1.0">
            <text:p>1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5*D2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5-F25-G25" office:value-type="float" office:value="0.0">
            <text:p>0.0</text:p>
          </table:table-cell>
          <table:table-cell table:formula="=F25*D2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2.0">
            <text:p>1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6*D2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6-F26-G26" office:value-type="float" office:value="0.0">
            <text:p>0.0</text:p>
          </table:table-cell>
          <table:table-cell table:formula="=F26*D2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3.0">
            <text:p>1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7*D2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7-F27-G27" office:value-type="float" office:value="0.0">
            <text:p>0.0</text:p>
          </table:table-cell>
          <table:table-cell table:formula="=F27*D2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4.0">
            <text:p>1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8*D2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8-F28-G28" office:value-type="float" office:value="0.0">
            <text:p>0.0</text:p>
          </table:table-cell>
          <table:table-cell table:formula="=F28*D2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5.0">
            <text:p>1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9*D2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9-F29-G29" office:value-type="float" office:value="0.0">
            <text:p>0.0</text:p>
          </table:table-cell>
          <table:table-cell table:formula="=F29*D2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6.0">
            <text:p>1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0*D3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0-F30-G30" office:value-type="float" office:value="0.0">
            <text:p>0.0</text:p>
          </table:table-cell>
          <table:table-cell table:formula="=F30*D3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7.0">
            <text:p>1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1*D3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1-F31-G31" office:value-type="float" office:value="0.0">
            <text:p>0.0</text:p>
          </table:table-cell>
          <table:table-cell table:formula="=F31*D3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8.0">
            <text:p>1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2*D3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2-F32-G32" office:value-type="float" office:value="0.0">
            <text:p>0.0</text:p>
          </table:table-cell>
          <table:table-cell table:formula="=F32*D3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9.0">
            <text:p>1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3*D3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3-F33-G33" office:value-type="float" office:value="0.0">
            <text:p>0.0</text:p>
          </table:table-cell>
          <table:table-cell table:formula="=F33*D3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0.0">
            <text:p>2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4*D3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4-F34-G34" office:value-type="float" office:value="0.0">
            <text:p>0.0</text:p>
          </table:table-cell>
          <table:table-cell table:formula="=F34*D3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1.0">
            <text:p>2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5*D3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5-F35-G35" office:value-type="float" office:value="0.0">
            <text:p>0.0</text:p>
          </table:table-cell>
          <table:table-cell table:formula="=F35*D3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2.0">
            <text:p>2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*D3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-F36-G36" office:value-type="float" office:value="0.0">
            <text:p>0.0</text:p>
          </table:table-cell>
          <table:table-cell table:formula="=F36*D3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3.0">
            <text:p>2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*D3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-F37-G37" office:value-type="float" office:value="0.0">
            <text:p>0.0</text:p>
          </table:table-cell>
          <table:table-cell table:formula="=F37*D3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4.0">
            <text:p>2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*D3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-F38-G38" office:value-type="float" office:value="0.0">
            <text:p>0.0</text:p>
          </table:table-cell>
          <table:table-cell table:formula="=F38*D3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5.0">
            <text:p>2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*D3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-F39-G39" office:value-type="float" office:value="0.0">
            <text:p>0.0</text:p>
          </table:table-cell>
          <table:table-cell table:formula="=F39*D3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6.0">
            <text:p>2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*D4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-F40-G40" office:value-type="float" office:value="0.0">
            <text:p>0.0</text:p>
          </table:table-cell>
          <table:table-cell table:formula="=F40*D4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7.0">
            <text:p>2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*D4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-F41-G41" office:value-type="float" office:value="0.0">
            <text:p>0.0</text:p>
          </table:table-cell>
          <table:table-cell table:formula="=F41*D4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8.0">
            <text:p>2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*D4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-F42-G42" office:value-type="float" office:value="0.0">
            <text:p>0.0</text:p>
          </table:table-cell>
          <table:table-cell table:formula="=F42*D4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9.0">
            <text:p>2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*D4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-F43-G43" office:value-type="float" office:value="0.0">
            <text:p>0.0</text:p>
          </table:table-cell>
          <table:table-cell table:formula="=F43*D4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0.0">
            <text:p>3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*D4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-F44-G44" office:value-type="float" office:value="0.0">
            <text:p>0.0</text:p>
          </table:table-cell>
          <table:table-cell table:formula="=F44*D4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1.0">
            <text:p>3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*D4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-F45-G45" office:value-type="float" office:value="0.0">
            <text:p>0.0</text:p>
          </table:table-cell>
          <table:table-cell table:formula="=F45*D4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2.0">
            <text:p>3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*D4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-F46-G46" office:value-type="float" office:value="0.0">
            <text:p>0.0</text:p>
          </table:table-cell>
          <table:table-cell table:formula="=F46*D4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>
            <text:p>Sumy</text:p>
          </table:table-cell>
          <table:table-cell/>
          <table:table-cell table:formula="=SUM(C15:C41)" office:value-type="float" office:value="0.0">
            <text:p>0.0</text:p>
          </table:table-cell>
          <table:table-cell/>
          <table:table-cell table:formula="=SUM(E15:E42)" office:value-type="currency" office:value="0" office:currency="PLN">
            <text:p>0,00 zł</text:p>
          </table:table-cell>
          <table:table-cell/>
          <table:table-cell/>
          <table:table-cell/>
          <table:table-cell table:formula="=SUM(I15:I41)" office:value-type="currency" office:value="0" office:currency="PLN">
            <text:p>0,00 zł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Oświadczam,że:<text:s/>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1.<text:s/>w/w<text:s/>przedmioty<text:s/>stanowią<text:s/>moją<text:s/>własność<text:s/>i<text:s/>nie<text:s/>są<text:s/>zajęte<text:s/>przez<text:s/>komornika<text:s/>ani<text:s/>Urząd<text:s/>Skarbowy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2.Zapoznałem/am<text:s/>się<text:s/>z<text:s/>regulaminem<text:s/>komisu<text:s/>,który<text:s/>jest<text:s/>integralną<text:s/>częścią<text:s/>umowy,<text:s/>którego<text:s/>wyciąg<text:s/>w<text:s/>formi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wywieszki<text:s/>zamieszczony<text:s/>jest<text:s/>w<text:s/>komisie<text:s/>znam<text:s/>i<text:s/>przyjmuję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..................................</text:p>
          </table:table-cell>
          <table:table-cell/>
          <table:table-cell>
            <text:p>.......................................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podpis<text:s/>pracownika</text:p>
          </table:table-cell>
          <table:table-cell/>
          <table:table-cell>
            <text:p>podpis<text:s/>komiten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rkusz12">
        <table:table-column table:style-name="co4"/>
        <table:table-column table:style-name="co5"/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1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row table:style-name="ro1">
          <table:table-cell/>
          <table:table-cell/>
          <table:table-cell/>
          <table:table-cell>
            <text:p>Miejsce<text:s/>wystawienia</text:p>
          </table:table-cell>
          <table:table-cell>
            <text:p>Racibórz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>
            <text:p>Umowa<text:s/>Komisu<text:s/>nr<text:s/>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>
            <text:p>da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KOMIS<text:s/>DZIECIĘCY<text:s/>OLUŚ<text:s/>Z.<text:s/>SZCZEPANIAK</text:p>
          </table:table-cell>
          <table:table-cell/>
          <table:table-cell>
            <text:p><text:s text:c="19"/>od</text:p>
          </table:table-cell>
          <table:table-cell>
            <text:p>Budzan<text:s/>Dominik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47-400<text:s/>RACIBÓRZ<text:s/>UL.<text:s/>Kolejowa<text:s/>18</text:p>
          </table:table-cell>
          <table:table-cell/>
          <table:table-cell>
            <text:p><text:s text:c="15"/>ulica</text:p>
          </table:table-cell>
          <table:table-cell>
            <text:p>Dworcowa<text:s/>4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Tel.606-611-352<text:s/>e-mail.<text:s/>komisolus@op.pl</text:p>
          </table:table-cell>
          <table:table-cell/>
          <table:table-cell>
            <text:p><text:s text:c="2"/>miejscowość</text:p>
          </table:table-cell>
          <table:table-cell>
            <text:p>Polska<text:s/>Cerekiew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otwarte<text:s/>od<text:s/>9-17<text:s/>sobota<text:s/>od<text:s/>9-13</text:p>
          </table:table-cell>
          <table:table-cell/>
          <table:table-cell>
            <text:p><text:s text:c="8"/>dokum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>
            <text:p>www.komisolus.republika.pl</text:p>
          </table:table-cell>
          <table:table-cell/>
          <table:table-cell>
            <text:p><text:s text:c="12"/>telefon</text:p>
          </table:table-cell>
          <table:table-cell office:value-type="float" office:value="6.01160109E8">
            <text:p>6.01160109E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number-rows-spanned="2">
            <text:p>LP.</text:p>
          </table:table-cell>
          <table:table-cell table:number-rows-spanned="2">
            <text:p>NAZWA<text:s/>TOWARU</text:p>
          </table:table-cell>
          <table:table-cell table:number-rows-spanned="2">
            <text:p>ILOŚĆ</text:p>
          </table:table-cell>
          <table:table-cell table:number-rows-spanned="2">
            <text:p>KWOTA<text:s/></text:p>
            <text:p>DLA<text:s/>KOMITENTA</text:p>
          </table:table-cell>
          <table:table-cell>
            <text:p>WARTOŚĆ<text:s/></text:p>
          </table:table-cell>
          <table:table-cell table:number-rows-spanned="2">
            <text:p>Sprzedano<text:s/></text:p>
            <text:p>ilość</text:p>
          </table:table-cell>
          <table:table-cell table:number-rows-spanned="2">
            <text:p>Zwrócono</text:p>
            <text:p>ilość</text:p>
          </table:table-cell>
          <table:table-cell table:number-rows-spanned="2">
            <text:p>Pozostała</text:p>
            <text:p>ilość<text:s/>w<text:s/>komisie</text:p>
          </table:table-cell>
          <table:table-cell table:number-rows-spanned="2">
            <text:p>Do<text:s/></text:p>
            <text:p>wypłaty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/>
          <table:table-cell>
            <text:p>DLA<text:s/>KOMITENTA</text:p>
          </table:table-cell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.0">
            <text:p>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5*D1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5-F15-G15" office:value-type="float" office:value="0.0">
            <text:p>0.0</text:p>
          </table:table-cell>
          <table:table-cell table:formula="=F15*D1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office:value-type="float" office:value="2.0">
            <text:p>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6*D1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6-F16-G16" office:value-type="float" office:value="0.0">
            <text:p>0.0</text:p>
          </table:table-cell>
          <table:table-cell table:formula="=F16*D1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.0">
            <text:p>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7*D1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7-F17-G17" office:value-type="float" office:value="0.0">
            <text:p>0.0</text:p>
          </table:table-cell>
          <table:table-cell table:formula="=F17*D1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4.0">
            <text:p>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8*D1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8-F18-G18" office:value-type="float" office:value="0.0">
            <text:p>0.0</text:p>
          </table:table-cell>
          <table:table-cell table:formula="=F18*D1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5.0">
            <text:p>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9*D1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9-F19-G19" office:value-type="float" office:value="0.0">
            <text:p>0.0</text:p>
          </table:table-cell>
          <table:table-cell table:formula="=F19*D1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6.0">
            <text:p>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0*D2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0-F20-G20" office:value-type="float" office:value="0.0">
            <text:p>0.0</text:p>
          </table:table-cell>
          <table:table-cell table:formula="=F20*D2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7.0">
            <text:p>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1*D2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1-F21-G21" office:value-type="float" office:value="0.0">
            <text:p>0.0</text:p>
          </table:table-cell>
          <table:table-cell table:formula="=F21*D2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8.0">
            <text:p>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2*D2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2-F22-G22" office:value-type="float" office:value="0.0">
            <text:p>0.0</text:p>
          </table:table-cell>
          <table:table-cell table:formula="=F22*D2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9.0">
            <text:p>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3-F23-G23" office:value-type="float" office:value="0.0">
            <text:p>0.0</text:p>
          </table:table-cell>
          <table:table-cell table:formula="=F23*D2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0.0">
            <text:p>1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4*D2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4-F24-G24" office:value-type="float" office:value="0.0">
            <text:p>0.0</text:p>
          </table:table-cell>
          <table:table-cell table:formula="=F24*D2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1.0">
            <text:p>1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5*D2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5-F25-G25" office:value-type="float" office:value="0.0">
            <text:p>0.0</text:p>
          </table:table-cell>
          <table:table-cell table:formula="=F25*D2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2.0">
            <text:p>1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6*D2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6-F26-G26" office:value-type="float" office:value="0.0">
            <text:p>0.0</text:p>
          </table:table-cell>
          <table:table-cell table:formula="=F26*D2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3.0">
            <text:p>1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7*D2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7-F27-G27" office:value-type="float" office:value="0.0">
            <text:p>0.0</text:p>
          </table:table-cell>
          <table:table-cell table:formula="=F27*D2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4.0">
            <text:p>1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8*D2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8-F28-G28" office:value-type="float" office:value="0.0">
            <text:p>0.0</text:p>
          </table:table-cell>
          <table:table-cell table:formula="=F28*D2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5.0">
            <text:p>1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9*D2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9-F29-G29" office:value-type="float" office:value="0.0">
            <text:p>0.0</text:p>
          </table:table-cell>
          <table:table-cell table:formula="=F29*D2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6.0">
            <text:p>1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0*D3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0-F30-G30" office:value-type="float" office:value="0.0">
            <text:p>0.0</text:p>
          </table:table-cell>
          <table:table-cell table:formula="=F30*D3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7.0">
            <text:p>1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1*D3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1-F31-G31" office:value-type="float" office:value="0.0">
            <text:p>0.0</text:p>
          </table:table-cell>
          <table:table-cell table:formula="=F31*D3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8.0">
            <text:p>1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2*D3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2-F32-G32" office:value-type="float" office:value="0.0">
            <text:p>0.0</text:p>
          </table:table-cell>
          <table:table-cell table:formula="=F32*D3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9.0">
            <text:p>1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3*D3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3-F33-G33" office:value-type="float" office:value="0.0">
            <text:p>0.0</text:p>
          </table:table-cell>
          <table:table-cell table:formula="=F33*D3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0.0">
            <text:p>2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4*D3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4-F34-G34" office:value-type="float" office:value="0.0">
            <text:p>0.0</text:p>
          </table:table-cell>
          <table:table-cell table:formula="=F34*D3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1.0">
            <text:p>2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5*D3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5-F35-G35" office:value-type="float" office:value="0.0">
            <text:p>0.0</text:p>
          </table:table-cell>
          <table:table-cell table:formula="=F35*D3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2.0">
            <text:p>2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*D3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-F36-G36" office:value-type="float" office:value="0.0">
            <text:p>0.0</text:p>
          </table:table-cell>
          <table:table-cell table:formula="=F36*D3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3.0">
            <text:p>2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*D3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-F37-G37" office:value-type="float" office:value="0.0">
            <text:p>0.0</text:p>
          </table:table-cell>
          <table:table-cell table:formula="=F37*D3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4.0">
            <text:p>2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*D3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-F38-G38" office:value-type="float" office:value="0.0">
            <text:p>0.0</text:p>
          </table:table-cell>
          <table:table-cell table:formula="=F38*D3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5.0">
            <text:p>2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*D3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-F39-G39" office:value-type="float" office:value="0.0">
            <text:p>0.0</text:p>
          </table:table-cell>
          <table:table-cell table:formula="=F39*D3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6.0">
            <text:p>2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*D4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-F40-G40" office:value-type="float" office:value="0.0">
            <text:p>0.0</text:p>
          </table:table-cell>
          <table:table-cell table:formula="=F40*D4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7.0">
            <text:p>2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*D4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-F41-G41" office:value-type="float" office:value="0.0">
            <text:p>0.0</text:p>
          </table:table-cell>
          <table:table-cell table:formula="=F41*D4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8.0">
            <text:p>2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*D4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-F42-G42" office:value-type="float" office:value="0.0">
            <text:p>0.0</text:p>
          </table:table-cell>
          <table:table-cell table:formula="=F42*D4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9.0">
            <text:p>2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*D4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-F43-G43" office:value-type="float" office:value="0.0">
            <text:p>0.0</text:p>
          </table:table-cell>
          <table:table-cell table:formula="=F43*D4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0.0">
            <text:p>3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*D4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-F44-G44" office:value-type="float" office:value="0.0">
            <text:p>0.0</text:p>
          </table:table-cell>
          <table:table-cell table:formula="=F44*D4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1.0">
            <text:p>3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*D4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-F45-G45" office:value-type="float" office:value="0.0">
            <text:p>0.0</text:p>
          </table:table-cell>
          <table:table-cell table:formula="=F45*D4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2.0">
            <text:p>3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*D4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-F46-G46" office:value-type="float" office:value="0.0">
            <text:p>0.0</text:p>
          </table:table-cell>
          <table:table-cell table:formula="=F46*D4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>
            <text:p>Sumy</text:p>
          </table:table-cell>
          <table:table-cell/>
          <table:table-cell table:formula="=SUM(C15:C41)" office:value-type="float" office:value="0.0">
            <text:p>0.0</text:p>
          </table:table-cell>
          <table:table-cell/>
          <table:table-cell table:formula="=SUM(E15:E42)" office:value-type="currency" office:value="0" office:currency="PLN">
            <text:p>0,00 zł</text:p>
          </table:table-cell>
          <table:table-cell/>
          <table:table-cell/>
          <table:table-cell/>
          <table:table-cell table:formula="=SUM(I15:I41)" office:value-type="currency" office:value="0" office:currency="PLN">
            <text:p>0,00 zł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Oświadczam,że:<text:s/>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1.<text:s/>w/w<text:s/>przedmioty<text:s/>stanowią<text:s/>moją<text:s/>własność<text:s/>i<text:s/>nie<text:s/>są<text:s/>zajęte<text:s/>przez<text:s/>komornika<text:s/>ani<text:s/>Urząd<text:s/>Skarbowy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2.Zapoznałem/am<text:s/>się<text:s/>z<text:s/>regulaminem<text:s/>komisu<text:s/>,który<text:s/>jest<text:s/>integralną<text:s/>częścią<text:s/>umowy,<text:s/>którego<text:s/>wyciąg<text:s/>w<text:s/>formi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wywieszki<text:s/>zamieszczony<text:s/>jest<text:s/>w<text:s/>komisie<text:s/>znam<text:s/>i<text:s/>przyjmuję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..................................</text:p>
          </table:table-cell>
          <table:table-cell/>
          <table:table-cell>
            <text:p>.......................................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podpis<text:s/>pracownika</text:p>
          </table:table-cell>
          <table:table-cell/>
          <table:table-cell>
            <text:p>podpis<text:s/>komiten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rkusz13">
        <table:table-column table:style-name="co4"/>
        <table:table-column table:style-name="co5"/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1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row table:style-name="ro1">
          <table:table-cell/>
          <table:table-cell/>
          <table:table-cell/>
          <table:table-cell>
            <text:p>Miejsce<text:s/>wystawienia</text:p>
          </table:table-cell>
          <table:table-cell>
            <text:p>Racibórz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>
            <text:p>Umowa<text:s/>Komisu<text:s/>nr<text:s/>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>
            <text:p>da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KOMIS<text:s/>DZIECIĘCY<text:s/>OLUŚ<text:s/>Z.<text:s/>SZCZEPANIAK</text:p>
          </table:table-cell>
          <table:table-cell/>
          <table:table-cell>
            <text:p><text:s text:c="19"/>o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47-400<text:s/>RACIBÓRZ<text:s/>UL.<text:s/>Kolejowa<text:s/>18</text:p>
          </table:table-cell>
          <table:table-cell/>
          <table:table-cell>
            <text:p><text:s text:c="15"/>ulic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Tel.606-611-352<text:s/>e-mail.<text:s/>komisolus@op.pl</text:p>
          </table:table-cell>
          <table:table-cell/>
          <table:table-cell>
            <text:p><text:s text:c="2"/>miejscowość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otwarte<text:s/>od<text:s/>9-17<text:s/>sobota<text:s/>od<text:s/>9-13</text:p>
          </table:table-cell>
          <table:table-cell/>
          <table:table-cell>
            <text:p><text:s text:c="8"/>dokum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>
            <text:p>www.komisolus.republika.pl</text:p>
          </table:table-cell>
          <table:table-cell/>
          <table:table-cell>
            <text:p><text:s text:c="12"/>telef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number-rows-spanned="2">
            <text:p>LP.</text:p>
          </table:table-cell>
          <table:table-cell table:number-rows-spanned="2">
            <text:p>NAZWA<text:s/>TOWARU</text:p>
          </table:table-cell>
          <table:table-cell table:number-rows-spanned="2">
            <text:p>ILOŚĆ</text:p>
          </table:table-cell>
          <table:table-cell table:number-rows-spanned="2">
            <text:p>KWOTA<text:s/></text:p>
            <text:p>DLA<text:s/>KOMITENTA</text:p>
          </table:table-cell>
          <table:table-cell>
            <text:p>WARTOŚĆ<text:s/></text:p>
          </table:table-cell>
          <table:table-cell table:number-rows-spanned="2">
            <text:p>Sprzedano<text:s/></text:p>
            <text:p>ilość</text:p>
          </table:table-cell>
          <table:table-cell table:number-rows-spanned="2">
            <text:p>Zwrócono</text:p>
            <text:p>ilość</text:p>
          </table:table-cell>
          <table:table-cell table:number-rows-spanned="2">
            <text:p>Pozostała</text:p>
            <text:p>ilość<text:s/>w<text:s/>komisie</text:p>
          </table:table-cell>
          <table:table-cell table:number-rows-spanned="2">
            <text:p>Do<text:s/></text:p>
            <text:p>wypłaty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/>
          <table:table-cell>
            <text:p>DLA<text:s/>KOMITENTA</text:p>
          </table:table-cell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.0">
            <text:p>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5*D1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5-F15-G15" office:value-type="float" office:value="0.0">
            <text:p>0.0</text:p>
          </table:table-cell>
          <table:table-cell table:formula="=F15*D1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office:value-type="float" office:value="2.0">
            <text:p>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6*D1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6-F16-G16" office:value-type="float" office:value="0.0">
            <text:p>0.0</text:p>
          </table:table-cell>
          <table:table-cell table:formula="=F16*D1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.0">
            <text:p>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7*D1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7-F17-G17" office:value-type="float" office:value="0.0">
            <text:p>0.0</text:p>
          </table:table-cell>
          <table:table-cell table:formula="=F17*D1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4.0">
            <text:p>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8*D1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8-F18-G18" office:value-type="float" office:value="0.0">
            <text:p>0.0</text:p>
          </table:table-cell>
          <table:table-cell table:formula="=F18*D1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5.0">
            <text:p>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9*D1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9-F19-G19" office:value-type="float" office:value="0.0">
            <text:p>0.0</text:p>
          </table:table-cell>
          <table:table-cell table:formula="=F19*D1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6.0">
            <text:p>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0*D2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0-F20-G20" office:value-type="float" office:value="0.0">
            <text:p>0.0</text:p>
          </table:table-cell>
          <table:table-cell table:formula="=F20*D2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7.0">
            <text:p>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1*D2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1-F21-G21" office:value-type="float" office:value="0.0">
            <text:p>0.0</text:p>
          </table:table-cell>
          <table:table-cell table:formula="=F21*D2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8.0">
            <text:p>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2*D2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2-F22-G22" office:value-type="float" office:value="0.0">
            <text:p>0.0</text:p>
          </table:table-cell>
          <table:table-cell table:formula="=F22*D2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9.0">
            <text:p>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3-F23-G23" office:value-type="float" office:value="0.0">
            <text:p>0.0</text:p>
          </table:table-cell>
          <table:table-cell table:formula="=F23*D2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0.0">
            <text:p>1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4*D2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4-F24-G24" office:value-type="float" office:value="0.0">
            <text:p>0.0</text:p>
          </table:table-cell>
          <table:table-cell table:formula="=F24*D2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1.0">
            <text:p>1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5*D2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5-F25-G25" office:value-type="float" office:value="0.0">
            <text:p>0.0</text:p>
          </table:table-cell>
          <table:table-cell table:formula="=F25*D2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2.0">
            <text:p>1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6*D2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6-F26-G26" office:value-type="float" office:value="0.0">
            <text:p>0.0</text:p>
          </table:table-cell>
          <table:table-cell table:formula="=F26*D2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3.0">
            <text:p>1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7*D2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7-F27-G27" office:value-type="float" office:value="0.0">
            <text:p>0.0</text:p>
          </table:table-cell>
          <table:table-cell table:formula="=F27*D2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4.0">
            <text:p>1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8*D2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8-F28-G28" office:value-type="float" office:value="0.0">
            <text:p>0.0</text:p>
          </table:table-cell>
          <table:table-cell table:formula="=F28*D2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5.0">
            <text:p>1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9*D2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9-F29-G29" office:value-type="float" office:value="0.0">
            <text:p>0.0</text:p>
          </table:table-cell>
          <table:table-cell table:formula="=F29*D2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6.0">
            <text:p>1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0*D3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0-F30-G30" office:value-type="float" office:value="0.0">
            <text:p>0.0</text:p>
          </table:table-cell>
          <table:table-cell table:formula="=F30*D3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7.0">
            <text:p>1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1*D3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1-F31-G31" office:value-type="float" office:value="0.0">
            <text:p>0.0</text:p>
          </table:table-cell>
          <table:table-cell table:formula="=F31*D3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8.0">
            <text:p>1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2*D3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2-F32-G32" office:value-type="float" office:value="0.0">
            <text:p>0.0</text:p>
          </table:table-cell>
          <table:table-cell table:formula="=F32*D3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9.0">
            <text:p>1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3*D3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3-F33-G33" office:value-type="float" office:value="0.0">
            <text:p>0.0</text:p>
          </table:table-cell>
          <table:table-cell table:formula="=F33*D3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0.0">
            <text:p>2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4*D3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4-F34-G34" office:value-type="float" office:value="0.0">
            <text:p>0.0</text:p>
          </table:table-cell>
          <table:table-cell table:formula="=F34*D3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1.0">
            <text:p>2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5*D3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5-F35-G35" office:value-type="float" office:value="0.0">
            <text:p>0.0</text:p>
          </table:table-cell>
          <table:table-cell table:formula="=F35*D3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2.0">
            <text:p>2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*D3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-F36-G36" office:value-type="float" office:value="0.0">
            <text:p>0.0</text:p>
          </table:table-cell>
          <table:table-cell table:formula="=F36*D3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3.0">
            <text:p>2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*D3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-F37-G37" office:value-type="float" office:value="0.0">
            <text:p>0.0</text:p>
          </table:table-cell>
          <table:table-cell table:formula="=F37*D3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4.0">
            <text:p>2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*D3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-F38-G38" office:value-type="float" office:value="0.0">
            <text:p>0.0</text:p>
          </table:table-cell>
          <table:table-cell table:formula="=F38*D3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5.0">
            <text:p>2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*D3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-F39-G39" office:value-type="float" office:value="0.0">
            <text:p>0.0</text:p>
          </table:table-cell>
          <table:table-cell table:formula="=F39*D3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6.0">
            <text:p>2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*D4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-F40-G40" office:value-type="float" office:value="0.0">
            <text:p>0.0</text:p>
          </table:table-cell>
          <table:table-cell table:formula="=F40*D4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7.0">
            <text:p>2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*D4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-F41-G41" office:value-type="float" office:value="0.0">
            <text:p>0.0</text:p>
          </table:table-cell>
          <table:table-cell table:formula="=F41*D4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8.0">
            <text:p>2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*D4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-F42-G42" office:value-type="float" office:value="0.0">
            <text:p>0.0</text:p>
          </table:table-cell>
          <table:table-cell table:formula="=F42*D4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9.0">
            <text:p>2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*D4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-F43-G43" office:value-type="float" office:value="0.0">
            <text:p>0.0</text:p>
          </table:table-cell>
          <table:table-cell table:formula="=F43*D4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0.0">
            <text:p>3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*D4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-F44-G44" office:value-type="float" office:value="0.0">
            <text:p>0.0</text:p>
          </table:table-cell>
          <table:table-cell table:formula="=F44*D4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1.0">
            <text:p>3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*D4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-F45-G45" office:value-type="float" office:value="0.0">
            <text:p>0.0</text:p>
          </table:table-cell>
          <table:table-cell table:formula="=F45*D4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2.0">
            <text:p>3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*D4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-F46-G46" office:value-type="float" office:value="0.0">
            <text:p>0.0</text:p>
          </table:table-cell>
          <table:table-cell table:formula="=F46*D4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>
            <text:p>Sumy</text:p>
          </table:table-cell>
          <table:table-cell/>
          <table:table-cell table:formula="=SUM(C15:C41)" office:value-type="float" office:value="0.0">
            <text:p>0.0</text:p>
          </table:table-cell>
          <table:table-cell/>
          <table:table-cell table:formula="=SUM(E15:E42)" office:value-type="currency" office:value="0" office:currency="PLN">
            <text:p>0,00 zł</text:p>
          </table:table-cell>
          <table:table-cell/>
          <table:table-cell/>
          <table:table-cell/>
          <table:table-cell table:formula="=SUM(I15:I41)" office:value-type="currency" office:value="0" office:currency="PLN">
            <text:p>0,00 zł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Oświadczam,że:<text:s/>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1.<text:s/>w/w<text:s/>przedmioty<text:s/>stanowią<text:s/>moją<text:s/>własność<text:s/>i<text:s/>nie<text:s/>są<text:s/>zajęte<text:s/>przez<text:s/>komornika<text:s/>ani<text:s/>Urząd<text:s/>Skarbowy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2.Zapoznałem/am<text:s/>się<text:s/>z<text:s/>regulaminem<text:s/>komisu<text:s/>,który<text:s/>jest<text:s/>integralną<text:s/>częścią<text:s/>umowy,<text:s/>którego<text:s/>wyciąg<text:s/>w<text:s/>formi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wywieszki<text:s/>zamieszczony<text:s/>jest<text:s/>w<text:s/>komisie<text:s/>znam<text:s/>i<text:s/>przyjmuję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..................................</text:p>
          </table:table-cell>
          <table:table-cell/>
          <table:table-cell>
            <text:p>.......................................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podpis<text:s/>pracownika</text:p>
          </table:table-cell>
          <table:table-cell/>
          <table:table-cell>
            <text:p>podpis<text:s/>komiten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rkusz14">
        <table:table-column table:style-name="co4"/>
        <table:table-column table:style-name="co5"/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1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row table:style-name="ro1">
          <table:table-cell/>
          <table:table-cell/>
          <table:table-cell/>
          <table:table-cell>
            <text:p>Miejsce<text:s/>wystawienia</text:p>
          </table:table-cell>
          <table:table-cell>
            <text:p>Racibórz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>
            <text:p>Umowa<text:s/>Komisu<text:s/>nr<text:s/>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>
            <text:p>da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KOMIS<text:s/>DZIECIĘCY<text:s/>OLUŚ<text:s/>Z.<text:s/>SZCZEPANIAK</text:p>
          </table:table-cell>
          <table:table-cell/>
          <table:table-cell>
            <text:p><text:s text:c="19"/>o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47-400<text:s/>RACIBÓRZ<text:s/>UL.<text:s/>Kolejowa<text:s/>18</text:p>
          </table:table-cell>
          <table:table-cell/>
          <table:table-cell>
            <text:p><text:s text:c="15"/>ulic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Tel.606-611-352<text:s/>e-mail.<text:s/>komisolus@op.pl</text:p>
          </table:table-cell>
          <table:table-cell/>
          <table:table-cell>
            <text:p><text:s text:c="2"/>miejscowość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otwarte<text:s/>od<text:s/>9-17<text:s/>sobota<text:s/>od<text:s/>9-13</text:p>
          </table:table-cell>
          <table:table-cell/>
          <table:table-cell>
            <text:p><text:s text:c="8"/>dokum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>
            <text:p>www.komisolus.republika.pl</text:p>
          </table:table-cell>
          <table:table-cell/>
          <table:table-cell>
            <text:p><text:s text:c="12"/>telef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number-rows-spanned="2">
            <text:p>LP.</text:p>
          </table:table-cell>
          <table:table-cell table:number-rows-spanned="2">
            <text:p>NAZWA<text:s/>TOWARU</text:p>
          </table:table-cell>
          <table:table-cell table:number-rows-spanned="2">
            <text:p>ILOŚĆ</text:p>
          </table:table-cell>
          <table:table-cell table:number-rows-spanned="2">
            <text:p>KWOTA<text:s/></text:p>
            <text:p>DLA<text:s/>KOMITENTA</text:p>
          </table:table-cell>
          <table:table-cell>
            <text:p>WARTOŚĆ<text:s/></text:p>
          </table:table-cell>
          <table:table-cell table:number-rows-spanned="2">
            <text:p>Sprzedano<text:s/></text:p>
            <text:p>ilość</text:p>
          </table:table-cell>
          <table:table-cell table:number-rows-spanned="2">
            <text:p>Zwrócono</text:p>
            <text:p>ilość</text:p>
          </table:table-cell>
          <table:table-cell table:number-rows-spanned="2">
            <text:p>Pozostała</text:p>
            <text:p>ilość<text:s/>w<text:s/>komisie</text:p>
          </table:table-cell>
          <table:table-cell table:number-rows-spanned="2">
            <text:p>Do<text:s/></text:p>
            <text:p>wypłaty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/>
          <table:table-cell>
            <text:p>DLA<text:s/>KOMITENTA</text:p>
          </table:table-cell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.0">
            <text:p>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5*D1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5-F15-G15" office:value-type="float" office:value="0.0">
            <text:p>0.0</text:p>
          </table:table-cell>
          <table:table-cell table:formula="=F15*D1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office:value-type="float" office:value="2.0">
            <text:p>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6*D1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6-F16-G16" office:value-type="float" office:value="0.0">
            <text:p>0.0</text:p>
          </table:table-cell>
          <table:table-cell table:formula="=F16*D1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.0">
            <text:p>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7*D1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7-F17-G17" office:value-type="float" office:value="0.0">
            <text:p>0.0</text:p>
          </table:table-cell>
          <table:table-cell table:formula="=F17*D1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4.0">
            <text:p>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8*D1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8-F18-G18" office:value-type="float" office:value="0.0">
            <text:p>0.0</text:p>
          </table:table-cell>
          <table:table-cell table:formula="=F18*D1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5.0">
            <text:p>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9*D1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9-F19-G19" office:value-type="float" office:value="0.0">
            <text:p>0.0</text:p>
          </table:table-cell>
          <table:table-cell table:formula="=F19*D1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6.0">
            <text:p>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0*D2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0-F20-G20" office:value-type="float" office:value="0.0">
            <text:p>0.0</text:p>
          </table:table-cell>
          <table:table-cell table:formula="=F20*D2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7.0">
            <text:p>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1*D2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1-F21-G21" office:value-type="float" office:value="0.0">
            <text:p>0.0</text:p>
          </table:table-cell>
          <table:table-cell table:formula="=F21*D2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8.0">
            <text:p>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2*D2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2-F22-G22" office:value-type="float" office:value="0.0">
            <text:p>0.0</text:p>
          </table:table-cell>
          <table:table-cell table:formula="=F22*D2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9.0">
            <text:p>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3-F23-G23" office:value-type="float" office:value="0.0">
            <text:p>0.0</text:p>
          </table:table-cell>
          <table:table-cell table:formula="=F23*D2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0.0">
            <text:p>1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4*D2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4-F24-G24" office:value-type="float" office:value="0.0">
            <text:p>0.0</text:p>
          </table:table-cell>
          <table:table-cell table:formula="=F24*D2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1.0">
            <text:p>1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5*D2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5-F25-G25" office:value-type="float" office:value="0.0">
            <text:p>0.0</text:p>
          </table:table-cell>
          <table:table-cell table:formula="=F25*D2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2.0">
            <text:p>1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6*D2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6-F26-G26" office:value-type="float" office:value="0.0">
            <text:p>0.0</text:p>
          </table:table-cell>
          <table:table-cell table:formula="=F26*D2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3.0">
            <text:p>1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7*D2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7-F27-G27" office:value-type="float" office:value="0.0">
            <text:p>0.0</text:p>
          </table:table-cell>
          <table:table-cell table:formula="=F27*D2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4.0">
            <text:p>1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8*D2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8-F28-G28" office:value-type="float" office:value="0.0">
            <text:p>0.0</text:p>
          </table:table-cell>
          <table:table-cell table:formula="=F28*D2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5.0">
            <text:p>1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9*D2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9-F29-G29" office:value-type="float" office:value="0.0">
            <text:p>0.0</text:p>
          </table:table-cell>
          <table:table-cell table:formula="=F29*D2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6.0">
            <text:p>1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0*D3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0-F30-G30" office:value-type="float" office:value="0.0">
            <text:p>0.0</text:p>
          </table:table-cell>
          <table:table-cell table:formula="=F30*D3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7.0">
            <text:p>1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1*D3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1-F31-G31" office:value-type="float" office:value="0.0">
            <text:p>0.0</text:p>
          </table:table-cell>
          <table:table-cell table:formula="=F31*D3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8.0">
            <text:p>1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2*D3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2-F32-G32" office:value-type="float" office:value="0.0">
            <text:p>0.0</text:p>
          </table:table-cell>
          <table:table-cell table:formula="=F32*D3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9.0">
            <text:p>1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3*D3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3-F33-G33" office:value-type="float" office:value="0.0">
            <text:p>0.0</text:p>
          </table:table-cell>
          <table:table-cell table:formula="=F33*D3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0.0">
            <text:p>2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4*D3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4-F34-G34" office:value-type="float" office:value="0.0">
            <text:p>0.0</text:p>
          </table:table-cell>
          <table:table-cell table:formula="=F34*D3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1.0">
            <text:p>2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5*D3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5-F35-G35" office:value-type="float" office:value="0.0">
            <text:p>0.0</text:p>
          </table:table-cell>
          <table:table-cell table:formula="=F35*D3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2.0">
            <text:p>2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*D3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-F36-G36" office:value-type="float" office:value="0.0">
            <text:p>0.0</text:p>
          </table:table-cell>
          <table:table-cell table:formula="=F36*D3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3.0">
            <text:p>2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*D3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-F37-G37" office:value-type="float" office:value="0.0">
            <text:p>0.0</text:p>
          </table:table-cell>
          <table:table-cell table:formula="=F37*D3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4.0">
            <text:p>2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*D3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-F38-G38" office:value-type="float" office:value="0.0">
            <text:p>0.0</text:p>
          </table:table-cell>
          <table:table-cell table:formula="=F38*D3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5.0">
            <text:p>2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*D3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-F39-G39" office:value-type="float" office:value="0.0">
            <text:p>0.0</text:p>
          </table:table-cell>
          <table:table-cell table:formula="=F39*D3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6.0">
            <text:p>2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*D4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-F40-G40" office:value-type="float" office:value="0.0">
            <text:p>0.0</text:p>
          </table:table-cell>
          <table:table-cell table:formula="=F40*D4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7.0">
            <text:p>2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*D4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-F41-G41" office:value-type="float" office:value="0.0">
            <text:p>0.0</text:p>
          </table:table-cell>
          <table:table-cell table:formula="=F41*D4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8.0">
            <text:p>2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*D4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-F42-G42" office:value-type="float" office:value="0.0">
            <text:p>0.0</text:p>
          </table:table-cell>
          <table:table-cell table:formula="=F42*D4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9.0">
            <text:p>2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*D4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-F43-G43" office:value-type="float" office:value="0.0">
            <text:p>0.0</text:p>
          </table:table-cell>
          <table:table-cell table:formula="=F43*D4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0.0">
            <text:p>3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*D4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-F44-G44" office:value-type="float" office:value="0.0">
            <text:p>0.0</text:p>
          </table:table-cell>
          <table:table-cell table:formula="=F44*D4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1.0">
            <text:p>3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*D4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-F45-G45" office:value-type="float" office:value="0.0">
            <text:p>0.0</text:p>
          </table:table-cell>
          <table:table-cell table:formula="=F45*D4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2.0">
            <text:p>3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*D4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-F46-G46" office:value-type="float" office:value="0.0">
            <text:p>0.0</text:p>
          </table:table-cell>
          <table:table-cell table:formula="=F46*D4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>
            <text:p>Sumy</text:p>
          </table:table-cell>
          <table:table-cell/>
          <table:table-cell table:formula="=SUM(C15:C41)" office:value-type="float" office:value="0.0">
            <text:p>0.0</text:p>
          </table:table-cell>
          <table:table-cell/>
          <table:table-cell table:formula="=SUM(E15:E42)" office:value-type="currency" office:value="0" office:currency="PLN">
            <text:p>0,00 zł</text:p>
          </table:table-cell>
          <table:table-cell/>
          <table:table-cell/>
          <table:table-cell/>
          <table:table-cell table:formula="=SUM(I15:I41)" office:value-type="currency" office:value="0" office:currency="PLN">
            <text:p>0,00 zł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Oświadczam,że:<text:s/>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1.<text:s/>w/w<text:s/>przedmioty<text:s/>stanowią<text:s/>moją<text:s/>własność<text:s/>i<text:s/>nie<text:s/>są<text:s/>zajęte<text:s/>przez<text:s/>komornika<text:s/>ani<text:s/>Urząd<text:s/>Skarbowy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2.Zapoznałem/am<text:s/>się<text:s/>z<text:s/>regulaminem<text:s/>komisu<text:s/>,który<text:s/>jest<text:s/>integralną<text:s/>częścią<text:s/>umowy,<text:s/>którego<text:s/>wyciąg<text:s/>w<text:s/>formi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wywieszki<text:s/>zamieszczony<text:s/>jest<text:s/>w<text:s/>komisie<text:s/>znam<text:s/>i<text:s/>przyjmuję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..................................</text:p>
          </table:table-cell>
          <table:table-cell/>
          <table:table-cell>
            <text:p>.......................................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podpis<text:s/>pracownika</text:p>
          </table:table-cell>
          <table:table-cell/>
          <table:table-cell>
            <text:p>podpis<text:s/>komiten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rkusz15">
        <table:table-column table:style-name="co4"/>
        <table:table-column table:style-name="co5"/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1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row table:style-name="ro1">
          <table:table-cell/>
          <table:table-cell/>
          <table:table-cell/>
          <table:table-cell>
            <text:p>Miejsce<text:s/>wystawienia</text:p>
          </table:table-cell>
          <table:table-cell>
            <text:p>Racibórz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>
            <text:p>Umowa<text:s/>Komisu<text:s/>nr<text:s/>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>
            <text:p>da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KOMIS<text:s/>DZIECIĘCY<text:s/>OLUŚ<text:s/>Z.<text:s/>SZCZEPANIAK</text:p>
          </table:table-cell>
          <table:table-cell/>
          <table:table-cell>
            <text:p><text:s text:c="19"/>o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47-400<text:s/>RACIBÓRZ<text:s/>UL.<text:s/>Kolejowa<text:s/>18</text:p>
          </table:table-cell>
          <table:table-cell/>
          <table:table-cell>
            <text:p><text:s text:c="15"/>ulic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Tel.606-611-352<text:s/>e-mail.<text:s/>komisolus@op.pl</text:p>
          </table:table-cell>
          <table:table-cell/>
          <table:table-cell>
            <text:p><text:s text:c="2"/>miejscowość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otwarte<text:s/>od<text:s/>9-17<text:s/>sobota<text:s/>od<text:s/>9-13</text:p>
          </table:table-cell>
          <table:table-cell/>
          <table:table-cell>
            <text:p><text:s text:c="8"/>dokum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>
            <text:p>www.komisolus.republika.pl</text:p>
          </table:table-cell>
          <table:table-cell/>
          <table:table-cell>
            <text:p><text:s text:c="12"/>telef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number-rows-spanned="2">
            <text:p>LP.</text:p>
          </table:table-cell>
          <table:table-cell table:number-rows-spanned="2">
            <text:p>NAZWA<text:s/>TOWARU</text:p>
          </table:table-cell>
          <table:table-cell table:number-rows-spanned="2">
            <text:p>ILOŚĆ</text:p>
          </table:table-cell>
          <table:table-cell table:number-rows-spanned="2">
            <text:p>KWOTA<text:s/></text:p>
            <text:p>DLA<text:s/>KOMITENTA</text:p>
          </table:table-cell>
          <table:table-cell>
            <text:p>WARTOŚĆ<text:s/></text:p>
          </table:table-cell>
          <table:table-cell table:number-rows-spanned="2">
            <text:p>Sprzedano<text:s/></text:p>
            <text:p>ilość</text:p>
          </table:table-cell>
          <table:table-cell table:number-rows-spanned="2">
            <text:p>Zwrócono</text:p>
            <text:p>ilość</text:p>
          </table:table-cell>
          <table:table-cell table:number-rows-spanned="2">
            <text:p>Pozostała</text:p>
            <text:p>ilość<text:s/>w<text:s/>komisie</text:p>
          </table:table-cell>
          <table:table-cell table:number-rows-spanned="2">
            <text:p>Do<text:s/></text:p>
            <text:p>wypłaty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/>
          <table:table-cell>
            <text:p>DLA<text:s/>KOMITENTA</text:p>
          </table:table-cell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.0">
            <text:p>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5*D1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5-F15-G15" office:value-type="float" office:value="0.0">
            <text:p>0.0</text:p>
          </table:table-cell>
          <table:table-cell table:formula="=F15*D1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office:value-type="float" office:value="2.0">
            <text:p>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6*D1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6-F16-G16" office:value-type="float" office:value="0.0">
            <text:p>0.0</text:p>
          </table:table-cell>
          <table:table-cell table:formula="=F16*D1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.0">
            <text:p>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7*D1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7-F17-G17" office:value-type="float" office:value="0.0">
            <text:p>0.0</text:p>
          </table:table-cell>
          <table:table-cell table:formula="=F17*D1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4.0">
            <text:p>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8*D1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8-F18-G18" office:value-type="float" office:value="0.0">
            <text:p>0.0</text:p>
          </table:table-cell>
          <table:table-cell table:formula="=F18*D1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5.0">
            <text:p>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9*D1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9-F19-G19" office:value-type="float" office:value="0.0">
            <text:p>0.0</text:p>
          </table:table-cell>
          <table:table-cell table:formula="=F19*D1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6.0">
            <text:p>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0*D2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0-F20-G20" office:value-type="float" office:value="0.0">
            <text:p>0.0</text:p>
          </table:table-cell>
          <table:table-cell table:formula="=F20*D2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7.0">
            <text:p>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1*D2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1-F21-G21" office:value-type="float" office:value="0.0">
            <text:p>0.0</text:p>
          </table:table-cell>
          <table:table-cell table:formula="=F21*D2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8.0">
            <text:p>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2*D2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2-F22-G22" office:value-type="float" office:value="0.0">
            <text:p>0.0</text:p>
          </table:table-cell>
          <table:table-cell table:formula="=F22*D2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9.0">
            <text:p>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3-F23-G23" office:value-type="float" office:value="0.0">
            <text:p>0.0</text:p>
          </table:table-cell>
          <table:table-cell table:formula="=F23*D2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0.0">
            <text:p>1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4*D2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4-F24-G24" office:value-type="float" office:value="0.0">
            <text:p>0.0</text:p>
          </table:table-cell>
          <table:table-cell table:formula="=F24*D2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1.0">
            <text:p>1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5*D2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5-F25-G25" office:value-type="float" office:value="0.0">
            <text:p>0.0</text:p>
          </table:table-cell>
          <table:table-cell table:formula="=F25*D2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2.0">
            <text:p>1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6*D2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6-F26-G26" office:value-type="float" office:value="0.0">
            <text:p>0.0</text:p>
          </table:table-cell>
          <table:table-cell table:formula="=F26*D2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3.0">
            <text:p>1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7*D2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7-F27-G27" office:value-type="float" office:value="0.0">
            <text:p>0.0</text:p>
          </table:table-cell>
          <table:table-cell table:formula="=F27*D2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4.0">
            <text:p>1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8*D2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8-F28-G28" office:value-type="float" office:value="0.0">
            <text:p>0.0</text:p>
          </table:table-cell>
          <table:table-cell table:formula="=F28*D2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5.0">
            <text:p>1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9*D2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9-F29-G29" office:value-type="float" office:value="0.0">
            <text:p>0.0</text:p>
          </table:table-cell>
          <table:table-cell table:formula="=F29*D2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6.0">
            <text:p>1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0*D3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0-F30-G30" office:value-type="float" office:value="0.0">
            <text:p>0.0</text:p>
          </table:table-cell>
          <table:table-cell table:formula="=F30*D3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7.0">
            <text:p>1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1*D3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1-F31-G31" office:value-type="float" office:value="0.0">
            <text:p>0.0</text:p>
          </table:table-cell>
          <table:table-cell table:formula="=F31*D3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8.0">
            <text:p>1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2*D3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2-F32-G32" office:value-type="float" office:value="0.0">
            <text:p>0.0</text:p>
          </table:table-cell>
          <table:table-cell table:formula="=F32*D3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9.0">
            <text:p>1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3*D3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3-F33-G33" office:value-type="float" office:value="0.0">
            <text:p>0.0</text:p>
          </table:table-cell>
          <table:table-cell table:formula="=F33*D3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0.0">
            <text:p>2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4*D3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4-F34-G34" office:value-type="float" office:value="0.0">
            <text:p>0.0</text:p>
          </table:table-cell>
          <table:table-cell table:formula="=F34*D3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1.0">
            <text:p>2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5*D3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5-F35-G35" office:value-type="float" office:value="0.0">
            <text:p>0.0</text:p>
          </table:table-cell>
          <table:table-cell table:formula="=F35*D3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2.0">
            <text:p>2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*D3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-F36-G36" office:value-type="float" office:value="0.0">
            <text:p>0.0</text:p>
          </table:table-cell>
          <table:table-cell table:formula="=F36*D3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3.0">
            <text:p>2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*D3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-F37-G37" office:value-type="float" office:value="0.0">
            <text:p>0.0</text:p>
          </table:table-cell>
          <table:table-cell table:formula="=F37*D3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4.0">
            <text:p>2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*D3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-F38-G38" office:value-type="float" office:value="0.0">
            <text:p>0.0</text:p>
          </table:table-cell>
          <table:table-cell table:formula="=F38*D3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5.0">
            <text:p>2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*D3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-F39-G39" office:value-type="float" office:value="0.0">
            <text:p>0.0</text:p>
          </table:table-cell>
          <table:table-cell table:formula="=F39*D3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6.0">
            <text:p>2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*D4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-F40-G40" office:value-type="float" office:value="0.0">
            <text:p>0.0</text:p>
          </table:table-cell>
          <table:table-cell table:formula="=F40*D4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7.0">
            <text:p>2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*D4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-F41-G41" office:value-type="float" office:value="0.0">
            <text:p>0.0</text:p>
          </table:table-cell>
          <table:table-cell table:formula="=F41*D4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8.0">
            <text:p>2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*D4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-F42-G42" office:value-type="float" office:value="0.0">
            <text:p>0.0</text:p>
          </table:table-cell>
          <table:table-cell table:formula="=F42*D4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9.0">
            <text:p>2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*D4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-F43-G43" office:value-type="float" office:value="0.0">
            <text:p>0.0</text:p>
          </table:table-cell>
          <table:table-cell table:formula="=F43*D4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0.0">
            <text:p>3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*D4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-F44-G44" office:value-type="float" office:value="0.0">
            <text:p>0.0</text:p>
          </table:table-cell>
          <table:table-cell table:formula="=F44*D4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1.0">
            <text:p>3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*D4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-F45-G45" office:value-type="float" office:value="0.0">
            <text:p>0.0</text:p>
          </table:table-cell>
          <table:table-cell table:formula="=F45*D4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2.0">
            <text:p>3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*D4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-F46-G46" office:value-type="float" office:value="0.0">
            <text:p>0.0</text:p>
          </table:table-cell>
          <table:table-cell table:formula="=F46*D4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>
            <text:p>Sumy</text:p>
          </table:table-cell>
          <table:table-cell/>
          <table:table-cell table:formula="=SUM(C15:C41)" office:value-type="float" office:value="0.0">
            <text:p>0.0</text:p>
          </table:table-cell>
          <table:table-cell/>
          <table:table-cell table:formula="=SUM(E15:E42)" office:value-type="currency" office:value="0" office:currency="PLN">
            <text:p>0,00 zł</text:p>
          </table:table-cell>
          <table:table-cell/>
          <table:table-cell/>
          <table:table-cell/>
          <table:table-cell table:formula="=SUM(I15:I41)" office:value-type="currency" office:value="0" office:currency="PLN">
            <text:p>0,00 zł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Oświadczam,że:<text:s/>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1.<text:s/>w/w<text:s/>przedmioty<text:s/>stanowią<text:s/>moją<text:s/>własność<text:s/>i<text:s/>nie<text:s/>są<text:s/>zajęte<text:s/>przez<text:s/>komornika<text:s/>ani<text:s/>Urząd<text:s/>Skarbowy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2.Zapoznałem/am<text:s/>się<text:s/>z<text:s/>regulaminem<text:s/>komisu<text:s/>,który<text:s/>jest<text:s/>integralną<text:s/>częścią<text:s/>umowy,<text:s/>którego<text:s/>wyciąg<text:s/>w<text:s/>formi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wywieszki<text:s/>zamieszczony<text:s/>jest<text:s/>w<text:s/>komisie<text:s/>znam<text:s/>i<text:s/>przyjmuję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..................................</text:p>
          </table:table-cell>
          <table:table-cell/>
          <table:table-cell>
            <text:p>.......................................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podpis<text:s/>pracownika</text:p>
          </table:table-cell>
          <table:table-cell/>
          <table:table-cell>
            <text:p>podpis<text:s/>komiten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rkusz16">
        <table:table-column table:style-name="co4"/>
        <table:table-column table:style-name="co5"/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1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row table:style-name="ro1">
          <table:table-cell/>
          <table:table-cell/>
          <table:table-cell/>
          <table:table-cell>
            <text:p>Miejsce<text:s/>wystawienia</text:p>
          </table:table-cell>
          <table:table-cell>
            <text:p>Racibórz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>
            <text:p>Umowa<text:s/>Komisu<text:s/>nr<text:s/>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>
            <text:p>da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KOMIS<text:s/>DZIECIĘCY<text:s/>OLUŚ<text:s/>Z.<text:s/>SZCZEPANIAK</text:p>
          </table:table-cell>
          <table:table-cell/>
          <table:table-cell>
            <text:p><text:s text:c="19"/>o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47-400<text:s/>RACIBÓRZ<text:s/>UL.<text:s/>Kolejowa<text:s/>18</text:p>
          </table:table-cell>
          <table:table-cell/>
          <table:table-cell>
            <text:p><text:s text:c="15"/>ulic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Tel.606-611-352<text:s/>e-mail.<text:s/>komisolus@op.pl</text:p>
          </table:table-cell>
          <table:table-cell/>
          <table:table-cell>
            <text:p><text:s text:c="2"/>miejscowość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otwarte<text:s/>od<text:s/>9-17<text:s/>sobota<text:s/>od<text:s/>9-13</text:p>
          </table:table-cell>
          <table:table-cell/>
          <table:table-cell>
            <text:p><text:s text:c="8"/>dokum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>
            <text:p>www.komisolus.republika.pl</text:p>
          </table:table-cell>
          <table:table-cell/>
          <table:table-cell>
            <text:p><text:s text:c="12"/>telef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number-rows-spanned="2">
            <text:p>LP.</text:p>
          </table:table-cell>
          <table:table-cell table:number-rows-spanned="2">
            <text:p>NAZWA<text:s/>TOWARU</text:p>
          </table:table-cell>
          <table:table-cell table:number-rows-spanned="2">
            <text:p>ILOŚĆ</text:p>
          </table:table-cell>
          <table:table-cell table:number-rows-spanned="2">
            <text:p>KWOTA<text:s/></text:p>
            <text:p>DLA<text:s/>KOMITENTA</text:p>
          </table:table-cell>
          <table:table-cell>
            <text:p>WARTOŚĆ<text:s/></text:p>
          </table:table-cell>
          <table:table-cell table:number-rows-spanned="2">
            <text:p>Sprzedano<text:s/></text:p>
            <text:p>ilość</text:p>
          </table:table-cell>
          <table:table-cell table:number-rows-spanned="2">
            <text:p>Zwrócono</text:p>
            <text:p>ilość</text:p>
          </table:table-cell>
          <table:table-cell table:number-rows-spanned="2">
            <text:p>Pozostała</text:p>
            <text:p>ilość<text:s/>w<text:s/>komisie</text:p>
          </table:table-cell>
          <table:table-cell table:number-rows-spanned="2">
            <text:p>Do<text:s/></text:p>
            <text:p>wypłaty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/>
          <table:table-cell>
            <text:p>DLA<text:s/>KOMITENTA</text:p>
          </table:table-cell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.0">
            <text:p>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5*D1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5-F15-G15" office:value-type="float" office:value="0.0">
            <text:p>0.0</text:p>
          </table:table-cell>
          <table:table-cell table:formula="=F15*D1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office:value-type="float" office:value="2.0">
            <text:p>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6*D1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6-F16-G16" office:value-type="float" office:value="0.0">
            <text:p>0.0</text:p>
          </table:table-cell>
          <table:table-cell table:formula="=F16*D1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.0">
            <text:p>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7*D1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7-F17-G17" office:value-type="float" office:value="0.0">
            <text:p>0.0</text:p>
          </table:table-cell>
          <table:table-cell table:formula="=F17*D1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4.0">
            <text:p>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8*D1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8-F18-G18" office:value-type="float" office:value="0.0">
            <text:p>0.0</text:p>
          </table:table-cell>
          <table:table-cell table:formula="=F18*D1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5.0">
            <text:p>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9*D1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9-F19-G19" office:value-type="float" office:value="0.0">
            <text:p>0.0</text:p>
          </table:table-cell>
          <table:table-cell table:formula="=F19*D1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6.0">
            <text:p>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0*D2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0-F20-G20" office:value-type="float" office:value="0.0">
            <text:p>0.0</text:p>
          </table:table-cell>
          <table:table-cell table:formula="=F20*D2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7.0">
            <text:p>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1*D2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1-F21-G21" office:value-type="float" office:value="0.0">
            <text:p>0.0</text:p>
          </table:table-cell>
          <table:table-cell table:formula="=F21*D2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8.0">
            <text:p>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2*D2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2-F22-G22" office:value-type="float" office:value="0.0">
            <text:p>0.0</text:p>
          </table:table-cell>
          <table:table-cell table:formula="=F22*D2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9.0">
            <text:p>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3-F23-G23" office:value-type="float" office:value="0.0">
            <text:p>0.0</text:p>
          </table:table-cell>
          <table:table-cell table:formula="=F23*D2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0.0">
            <text:p>1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4*D2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4-F24-G24" office:value-type="float" office:value="0.0">
            <text:p>0.0</text:p>
          </table:table-cell>
          <table:table-cell table:formula="=F24*D2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1.0">
            <text:p>1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5*D2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5-F25-G25" office:value-type="float" office:value="0.0">
            <text:p>0.0</text:p>
          </table:table-cell>
          <table:table-cell table:formula="=F25*D2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2.0">
            <text:p>1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6*D2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6-F26-G26" office:value-type="float" office:value="0.0">
            <text:p>0.0</text:p>
          </table:table-cell>
          <table:table-cell table:formula="=F26*D2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3.0">
            <text:p>1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7*D2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7-F27-G27" office:value-type="float" office:value="0.0">
            <text:p>0.0</text:p>
          </table:table-cell>
          <table:table-cell table:formula="=F27*D2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4.0">
            <text:p>1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8*D2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8-F28-G28" office:value-type="float" office:value="0.0">
            <text:p>0.0</text:p>
          </table:table-cell>
          <table:table-cell table:formula="=F28*D2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5.0">
            <text:p>1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9*D2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9-F29-G29" office:value-type="float" office:value="0.0">
            <text:p>0.0</text:p>
          </table:table-cell>
          <table:table-cell table:formula="=F29*D2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6.0">
            <text:p>1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0*D3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0-F30-G30" office:value-type="float" office:value="0.0">
            <text:p>0.0</text:p>
          </table:table-cell>
          <table:table-cell table:formula="=F30*D3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7.0">
            <text:p>1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1*D3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1-F31-G31" office:value-type="float" office:value="0.0">
            <text:p>0.0</text:p>
          </table:table-cell>
          <table:table-cell table:formula="=F31*D3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8.0">
            <text:p>1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2*D3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2-F32-G32" office:value-type="float" office:value="0.0">
            <text:p>0.0</text:p>
          </table:table-cell>
          <table:table-cell table:formula="=F32*D3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9.0">
            <text:p>1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3*D3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3-F33-G33" office:value-type="float" office:value="0.0">
            <text:p>0.0</text:p>
          </table:table-cell>
          <table:table-cell table:formula="=F33*D3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0.0">
            <text:p>2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4*D3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4-F34-G34" office:value-type="float" office:value="0.0">
            <text:p>0.0</text:p>
          </table:table-cell>
          <table:table-cell table:formula="=F34*D3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1.0">
            <text:p>2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5*D3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5-F35-G35" office:value-type="float" office:value="0.0">
            <text:p>0.0</text:p>
          </table:table-cell>
          <table:table-cell table:formula="=F35*D3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2.0">
            <text:p>2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*D3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-F36-G36" office:value-type="float" office:value="0.0">
            <text:p>0.0</text:p>
          </table:table-cell>
          <table:table-cell table:formula="=F36*D3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3.0">
            <text:p>2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*D3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-F37-G37" office:value-type="float" office:value="0.0">
            <text:p>0.0</text:p>
          </table:table-cell>
          <table:table-cell table:formula="=F37*D3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4.0">
            <text:p>2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*D3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-F38-G38" office:value-type="float" office:value="0.0">
            <text:p>0.0</text:p>
          </table:table-cell>
          <table:table-cell table:formula="=F38*D3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5.0">
            <text:p>2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*D3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-F39-G39" office:value-type="float" office:value="0.0">
            <text:p>0.0</text:p>
          </table:table-cell>
          <table:table-cell table:formula="=F39*D3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6.0">
            <text:p>2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*D4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-F40-G40" office:value-type="float" office:value="0.0">
            <text:p>0.0</text:p>
          </table:table-cell>
          <table:table-cell table:formula="=F40*D4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7.0">
            <text:p>2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*D4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-F41-G41" office:value-type="float" office:value="0.0">
            <text:p>0.0</text:p>
          </table:table-cell>
          <table:table-cell table:formula="=F41*D4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8.0">
            <text:p>2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*D4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-F42-G42" office:value-type="float" office:value="0.0">
            <text:p>0.0</text:p>
          </table:table-cell>
          <table:table-cell table:formula="=F42*D4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9.0">
            <text:p>2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*D4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-F43-G43" office:value-type="float" office:value="0.0">
            <text:p>0.0</text:p>
          </table:table-cell>
          <table:table-cell table:formula="=F43*D4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0.0">
            <text:p>3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*D4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-F44-G44" office:value-type="float" office:value="0.0">
            <text:p>0.0</text:p>
          </table:table-cell>
          <table:table-cell table:formula="=F44*D4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1.0">
            <text:p>3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*D4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-F45-G45" office:value-type="float" office:value="0.0">
            <text:p>0.0</text:p>
          </table:table-cell>
          <table:table-cell table:formula="=F45*D4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2.0">
            <text:p>3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*D4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-F46-G46" office:value-type="float" office:value="0.0">
            <text:p>0.0</text:p>
          </table:table-cell>
          <table:table-cell table:formula="=F46*D4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>
            <text:p>Sumy</text:p>
          </table:table-cell>
          <table:table-cell/>
          <table:table-cell table:formula="=SUM(C15:C41)" office:value-type="float" office:value="0.0">
            <text:p>0.0</text:p>
          </table:table-cell>
          <table:table-cell/>
          <table:table-cell table:formula="=SUM(E15:E42)" office:value-type="currency" office:value="0" office:currency="PLN">
            <text:p>0,00 zł</text:p>
          </table:table-cell>
          <table:table-cell/>
          <table:table-cell/>
          <table:table-cell/>
          <table:table-cell table:formula="=SUM(I15:I41)" office:value-type="currency" office:value="0" office:currency="PLN">
            <text:p>0,00 zł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Oświadczam,że:<text:s/>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1.<text:s/>w/w<text:s/>przedmioty<text:s/>stanowią<text:s/>moją<text:s/>własność<text:s/>i<text:s/>nie<text:s/>są<text:s/>zajęte<text:s/>przez<text:s/>komornika<text:s/>ani<text:s/>Urząd<text:s/>Skarbowy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2.Zapoznałem/am<text:s/>się<text:s/>z<text:s/>regulaminem<text:s/>komisu<text:s/>,który<text:s/>jest<text:s/>integralną<text:s/>częścią<text:s/>umowy,<text:s/>którego<text:s/>wyciąg<text:s/>w<text:s/>formi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wywieszki<text:s/>zamieszczony<text:s/>jest<text:s/>w<text:s/>komisie<text:s/>znam<text:s/>i<text:s/>przyjmuję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..................................</text:p>
          </table:table-cell>
          <table:table-cell/>
          <table:table-cell>
            <text:p>.......................................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podpis<text:s/>pracownika</text:p>
          </table:table-cell>
          <table:table-cell/>
          <table:table-cell>
            <text:p>podpis<text:s/>komiten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rkusz17">
        <table:table-column table:style-name="co4"/>
        <table:table-column table:style-name="co5"/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1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row table:style-name="ro1">
          <table:table-cell/>
          <table:table-cell/>
          <table:table-cell/>
          <table:table-cell>
            <text:p>Miejsce<text:s/>wystawienia</text:p>
          </table:table-cell>
          <table:table-cell>
            <text:p>Racibórz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>
            <text:p>Umowa<text:s/>Komisu<text:s/>nr<text:s/>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>
            <text:p>da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KOMIS<text:s/>DZIECIĘCY<text:s/>OLUŚ<text:s/>Z.<text:s/>SZCZEPANIAK</text:p>
          </table:table-cell>
          <table:table-cell/>
          <table:table-cell>
            <text:p><text:s text:c="19"/>o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47-400<text:s/>RACIBÓRZ<text:s/>UL.<text:s/>Kolejowa<text:s/>18</text:p>
          </table:table-cell>
          <table:table-cell/>
          <table:table-cell>
            <text:p><text:s text:c="15"/>ulic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Tel.606-611-352<text:s/>e-mail.<text:s/>komisolus@op.pl</text:p>
          </table:table-cell>
          <table:table-cell/>
          <table:table-cell>
            <text:p><text:s text:c="2"/>miejscowość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otwarte<text:s/>od<text:s/>9-17<text:s/>sobota<text:s/>od<text:s/>9-13</text:p>
          </table:table-cell>
          <table:table-cell/>
          <table:table-cell>
            <text:p><text:s text:c="8"/>dokum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>
            <text:p>www.komisolus.republika.pl</text:p>
          </table:table-cell>
          <table:table-cell/>
          <table:table-cell>
            <text:p><text:s text:c="12"/>telef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number-rows-spanned="2">
            <text:p>LP.</text:p>
          </table:table-cell>
          <table:table-cell table:number-rows-spanned="2">
            <text:p>NAZWA<text:s/>TOWARU</text:p>
          </table:table-cell>
          <table:table-cell table:number-rows-spanned="2">
            <text:p>ILOŚĆ</text:p>
          </table:table-cell>
          <table:table-cell table:number-rows-spanned="2">
            <text:p>KWOTA<text:s/></text:p>
            <text:p>DLA<text:s/>KOMITENTA</text:p>
          </table:table-cell>
          <table:table-cell>
            <text:p>WARTOŚĆ<text:s/></text:p>
          </table:table-cell>
          <table:table-cell table:number-rows-spanned="2">
            <text:p>Sprzedano<text:s/></text:p>
            <text:p>ilość</text:p>
          </table:table-cell>
          <table:table-cell table:number-rows-spanned="2">
            <text:p>Zwrócono</text:p>
            <text:p>ilość</text:p>
          </table:table-cell>
          <table:table-cell table:number-rows-spanned="2">
            <text:p>Pozostała</text:p>
            <text:p>ilość<text:s/>w<text:s/>komisie</text:p>
          </table:table-cell>
          <table:table-cell table:number-rows-spanned="2">
            <text:p>Do<text:s/></text:p>
            <text:p>wypłaty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/>
          <table:table-cell>
            <text:p>DLA<text:s/>KOMITENTA</text:p>
          </table:table-cell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.0">
            <text:p>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5*D1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5-F15-G15" office:value-type="float" office:value="0.0">
            <text:p>0.0</text:p>
          </table:table-cell>
          <table:table-cell table:formula="=F15*D1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office:value-type="float" office:value="2.0">
            <text:p>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6*D1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6-F16-G16" office:value-type="float" office:value="0.0">
            <text:p>0.0</text:p>
          </table:table-cell>
          <table:table-cell table:formula="=F16*D1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.0">
            <text:p>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7*D1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7-F17-G17" office:value-type="float" office:value="0.0">
            <text:p>0.0</text:p>
          </table:table-cell>
          <table:table-cell table:formula="=F17*D1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4.0">
            <text:p>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8*D1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8-F18-G18" office:value-type="float" office:value="0.0">
            <text:p>0.0</text:p>
          </table:table-cell>
          <table:table-cell table:formula="=F18*D1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5.0">
            <text:p>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9*D1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9-F19-G19" office:value-type="float" office:value="0.0">
            <text:p>0.0</text:p>
          </table:table-cell>
          <table:table-cell table:formula="=F19*D1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6.0">
            <text:p>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0*D2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0-F20-G20" office:value-type="float" office:value="0.0">
            <text:p>0.0</text:p>
          </table:table-cell>
          <table:table-cell table:formula="=F20*D2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7.0">
            <text:p>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1*D2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1-F21-G21" office:value-type="float" office:value="0.0">
            <text:p>0.0</text:p>
          </table:table-cell>
          <table:table-cell table:formula="=F21*D2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8.0">
            <text:p>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2*D2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2-F22-G22" office:value-type="float" office:value="0.0">
            <text:p>0.0</text:p>
          </table:table-cell>
          <table:table-cell table:formula="=F22*D2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9.0">
            <text:p>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3-F23-G23" office:value-type="float" office:value="0.0">
            <text:p>0.0</text:p>
          </table:table-cell>
          <table:table-cell table:formula="=F23*D2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0.0">
            <text:p>1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4*D2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4-F24-G24" office:value-type="float" office:value="0.0">
            <text:p>0.0</text:p>
          </table:table-cell>
          <table:table-cell table:formula="=F24*D2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1.0">
            <text:p>1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5*D2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5-F25-G25" office:value-type="float" office:value="0.0">
            <text:p>0.0</text:p>
          </table:table-cell>
          <table:table-cell table:formula="=F25*D2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2.0">
            <text:p>1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6*D2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6-F26-G26" office:value-type="float" office:value="0.0">
            <text:p>0.0</text:p>
          </table:table-cell>
          <table:table-cell table:formula="=F26*D2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3.0">
            <text:p>1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7*D2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7-F27-G27" office:value-type="float" office:value="0.0">
            <text:p>0.0</text:p>
          </table:table-cell>
          <table:table-cell table:formula="=F27*D2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4.0">
            <text:p>1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8*D2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8-F28-G28" office:value-type="float" office:value="0.0">
            <text:p>0.0</text:p>
          </table:table-cell>
          <table:table-cell table:formula="=F28*D2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5.0">
            <text:p>1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9*D2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9-F29-G29" office:value-type="float" office:value="0.0">
            <text:p>0.0</text:p>
          </table:table-cell>
          <table:table-cell table:formula="=F29*D2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6.0">
            <text:p>1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0*D3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0-F30-G30" office:value-type="float" office:value="0.0">
            <text:p>0.0</text:p>
          </table:table-cell>
          <table:table-cell table:formula="=F30*D3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7.0">
            <text:p>1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1*D3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1-F31-G31" office:value-type="float" office:value="0.0">
            <text:p>0.0</text:p>
          </table:table-cell>
          <table:table-cell table:formula="=F31*D3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8.0">
            <text:p>1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2*D3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2-F32-G32" office:value-type="float" office:value="0.0">
            <text:p>0.0</text:p>
          </table:table-cell>
          <table:table-cell table:formula="=F32*D3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9.0">
            <text:p>1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3*D3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3-F33-G33" office:value-type="float" office:value="0.0">
            <text:p>0.0</text:p>
          </table:table-cell>
          <table:table-cell table:formula="=F33*D3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0.0">
            <text:p>2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4*D3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4-F34-G34" office:value-type="float" office:value="0.0">
            <text:p>0.0</text:p>
          </table:table-cell>
          <table:table-cell table:formula="=F34*D3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1.0">
            <text:p>2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5*D3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5-F35-G35" office:value-type="float" office:value="0.0">
            <text:p>0.0</text:p>
          </table:table-cell>
          <table:table-cell table:formula="=F35*D3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2.0">
            <text:p>2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*D3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-F36-G36" office:value-type="float" office:value="0.0">
            <text:p>0.0</text:p>
          </table:table-cell>
          <table:table-cell table:formula="=F36*D3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3.0">
            <text:p>2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*D3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-F37-G37" office:value-type="float" office:value="0.0">
            <text:p>0.0</text:p>
          </table:table-cell>
          <table:table-cell table:formula="=F37*D3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4.0">
            <text:p>2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*D3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-F38-G38" office:value-type="float" office:value="0.0">
            <text:p>0.0</text:p>
          </table:table-cell>
          <table:table-cell table:formula="=F38*D3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5.0">
            <text:p>2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*D3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-F39-G39" office:value-type="float" office:value="0.0">
            <text:p>0.0</text:p>
          </table:table-cell>
          <table:table-cell table:formula="=F39*D3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6.0">
            <text:p>2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*D4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-F40-G40" office:value-type="float" office:value="0.0">
            <text:p>0.0</text:p>
          </table:table-cell>
          <table:table-cell table:formula="=F40*D4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7.0">
            <text:p>2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*D4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-F41-G41" office:value-type="float" office:value="0.0">
            <text:p>0.0</text:p>
          </table:table-cell>
          <table:table-cell table:formula="=F41*D4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8.0">
            <text:p>2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*D4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-F42-G42" office:value-type="float" office:value="0.0">
            <text:p>0.0</text:p>
          </table:table-cell>
          <table:table-cell table:formula="=F42*D4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9.0">
            <text:p>2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*D4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-F43-G43" office:value-type="float" office:value="0.0">
            <text:p>0.0</text:p>
          </table:table-cell>
          <table:table-cell table:formula="=F43*D4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0.0">
            <text:p>3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*D4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-F44-G44" office:value-type="float" office:value="0.0">
            <text:p>0.0</text:p>
          </table:table-cell>
          <table:table-cell table:formula="=F44*D4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1.0">
            <text:p>3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*D4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-F45-G45" office:value-type="float" office:value="0.0">
            <text:p>0.0</text:p>
          </table:table-cell>
          <table:table-cell table:formula="=F45*D4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2.0">
            <text:p>3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*D4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-F46-G46" office:value-type="float" office:value="0.0">
            <text:p>0.0</text:p>
          </table:table-cell>
          <table:table-cell table:formula="=F46*D4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>
            <text:p>Sumy</text:p>
          </table:table-cell>
          <table:table-cell/>
          <table:table-cell table:formula="=SUM(C15:C41)" office:value-type="float" office:value="0.0">
            <text:p>0.0</text:p>
          </table:table-cell>
          <table:table-cell/>
          <table:table-cell table:formula="=SUM(E15:E42)" office:value-type="currency" office:value="0" office:currency="PLN">
            <text:p>0,00 zł</text:p>
          </table:table-cell>
          <table:table-cell/>
          <table:table-cell/>
          <table:table-cell/>
          <table:table-cell table:formula="=SUM(I15:I41)" office:value-type="currency" office:value="0" office:currency="PLN">
            <text:p>0,00 zł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Oświadczam,że:<text:s/>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1.<text:s/>w/w<text:s/>przedmioty<text:s/>stanowią<text:s/>moją<text:s/>własność<text:s/>i<text:s/>nie<text:s/>są<text:s/>zajęte<text:s/>przez<text:s/>komornika<text:s/>ani<text:s/>Urząd<text:s/>Skarbowy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2.Zapoznałem/am<text:s/>się<text:s/>z<text:s/>regulaminem<text:s/>komisu<text:s/>,który<text:s/>jest<text:s/>integralną<text:s/>częścią<text:s/>umowy,<text:s/>którego<text:s/>wyciąg<text:s/>w<text:s/>formi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wywieszki<text:s/>zamieszczony<text:s/>jest<text:s/>w<text:s/>komisie<text:s/>znam<text:s/>i<text:s/>przyjmuję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..................................</text:p>
          </table:table-cell>
          <table:table-cell/>
          <table:table-cell>
            <text:p>.......................................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podpis<text:s/>pracownika</text:p>
          </table:table-cell>
          <table:table-cell/>
          <table:table-cell>
            <text:p>podpis<text:s/>komiten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rkusz18">
        <table:table-column table:style-name="co4"/>
        <table:table-column table:style-name="co5"/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1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row table:style-name="ro1">
          <table:table-cell/>
          <table:table-cell/>
          <table:table-cell/>
          <table:table-cell>
            <text:p>Miejsce<text:s/>wystawienia</text:p>
          </table:table-cell>
          <table:table-cell>
            <text:p>Racibórz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>
            <text:p>Umowa<text:s/>Komisu<text:s/>nr<text:s/>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>
            <text:p>da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KOMIS<text:s/>DZIECIĘCY<text:s/>OLUŚ<text:s/>Z.<text:s/>SZCZEPANIAK</text:p>
          </table:table-cell>
          <table:table-cell/>
          <table:table-cell>
            <text:p><text:s text:c="19"/>o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47-400<text:s/>RACIBÓRZ<text:s/>UL.<text:s/>Kolejowa<text:s/>18</text:p>
          </table:table-cell>
          <table:table-cell/>
          <table:table-cell>
            <text:p><text:s text:c="15"/>ulic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Tel.606-611-352<text:s/>e-mail.<text:s/>komisolus@op.pl</text:p>
          </table:table-cell>
          <table:table-cell/>
          <table:table-cell>
            <text:p><text:s text:c="2"/>miejscowość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otwarte<text:s/>od<text:s/>9-17<text:s/>sobota<text:s/>od<text:s/>9-13</text:p>
          </table:table-cell>
          <table:table-cell/>
          <table:table-cell>
            <text:p><text:s text:c="8"/>dokum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>
            <text:p>www.komisolus.republika.pl</text:p>
          </table:table-cell>
          <table:table-cell/>
          <table:table-cell>
            <text:p><text:s text:c="12"/>telef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number-rows-spanned="2">
            <text:p>LP.</text:p>
          </table:table-cell>
          <table:table-cell table:number-rows-spanned="2">
            <text:p>NAZWA<text:s/>TOWARU</text:p>
          </table:table-cell>
          <table:table-cell table:number-rows-spanned="2">
            <text:p>ILOŚĆ</text:p>
          </table:table-cell>
          <table:table-cell table:number-rows-spanned="2">
            <text:p>KWOTA<text:s/></text:p>
            <text:p>DLA<text:s/>KOMITENTA</text:p>
          </table:table-cell>
          <table:table-cell>
            <text:p>WARTOŚĆ<text:s/></text:p>
          </table:table-cell>
          <table:table-cell table:number-rows-spanned="2">
            <text:p>Sprzedano<text:s/></text:p>
            <text:p>ilość</text:p>
          </table:table-cell>
          <table:table-cell table:number-rows-spanned="2">
            <text:p>Zwrócono</text:p>
            <text:p>ilość</text:p>
          </table:table-cell>
          <table:table-cell table:number-rows-spanned="2">
            <text:p>Pozostała</text:p>
            <text:p>ilość<text:s/>w<text:s/>komisie</text:p>
          </table:table-cell>
          <table:table-cell table:number-rows-spanned="2">
            <text:p>Do<text:s/></text:p>
            <text:p>wypłaty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/>
          <table:table-cell>
            <text:p>DLA<text:s/>KOMITENTA</text:p>
          </table:table-cell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.0">
            <text:p>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5*D1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5-F15-G15" office:value-type="float" office:value="0.0">
            <text:p>0.0</text:p>
          </table:table-cell>
          <table:table-cell table:formula="=F15*D1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office:value-type="float" office:value="2.0">
            <text:p>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6*D1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6-F16-G16" office:value-type="float" office:value="0.0">
            <text:p>0.0</text:p>
          </table:table-cell>
          <table:table-cell table:formula="=F16*D1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.0">
            <text:p>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7*D1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7-F17-G17" office:value-type="float" office:value="0.0">
            <text:p>0.0</text:p>
          </table:table-cell>
          <table:table-cell table:formula="=F17*D1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4.0">
            <text:p>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8*D1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8-F18-G18" office:value-type="float" office:value="0.0">
            <text:p>0.0</text:p>
          </table:table-cell>
          <table:table-cell table:formula="=F18*D1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5.0">
            <text:p>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9*D1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9-F19-G19" office:value-type="float" office:value="0.0">
            <text:p>0.0</text:p>
          </table:table-cell>
          <table:table-cell table:formula="=F19*D1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6.0">
            <text:p>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0*D2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0-F20-G20" office:value-type="float" office:value="0.0">
            <text:p>0.0</text:p>
          </table:table-cell>
          <table:table-cell table:formula="=F20*D2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7.0">
            <text:p>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1*D2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1-F21-G21" office:value-type="float" office:value="0.0">
            <text:p>0.0</text:p>
          </table:table-cell>
          <table:table-cell table:formula="=F21*D2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8.0">
            <text:p>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2*D2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2-F22-G22" office:value-type="float" office:value="0.0">
            <text:p>0.0</text:p>
          </table:table-cell>
          <table:table-cell table:formula="=F22*D2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9.0">
            <text:p>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3-F23-G23" office:value-type="float" office:value="0.0">
            <text:p>0.0</text:p>
          </table:table-cell>
          <table:table-cell table:formula="=F23*D2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0.0">
            <text:p>1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4*D2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4-F24-G24" office:value-type="float" office:value="0.0">
            <text:p>0.0</text:p>
          </table:table-cell>
          <table:table-cell table:formula="=F24*D2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1.0">
            <text:p>1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5*D2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5-F25-G25" office:value-type="float" office:value="0.0">
            <text:p>0.0</text:p>
          </table:table-cell>
          <table:table-cell table:formula="=F25*D2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2.0">
            <text:p>1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6*D2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6-F26-G26" office:value-type="float" office:value="0.0">
            <text:p>0.0</text:p>
          </table:table-cell>
          <table:table-cell table:formula="=F26*D2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3.0">
            <text:p>1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7*D2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7-F27-G27" office:value-type="float" office:value="0.0">
            <text:p>0.0</text:p>
          </table:table-cell>
          <table:table-cell table:formula="=F27*D2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4.0">
            <text:p>1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8*D2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8-F28-G28" office:value-type="float" office:value="0.0">
            <text:p>0.0</text:p>
          </table:table-cell>
          <table:table-cell table:formula="=F28*D2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5.0">
            <text:p>1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9*D2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9-F29-G29" office:value-type="float" office:value="0.0">
            <text:p>0.0</text:p>
          </table:table-cell>
          <table:table-cell table:formula="=F29*D2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6.0">
            <text:p>1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0*D3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0-F30-G30" office:value-type="float" office:value="0.0">
            <text:p>0.0</text:p>
          </table:table-cell>
          <table:table-cell table:formula="=F30*D3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7.0">
            <text:p>1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1*D3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1-F31-G31" office:value-type="float" office:value="0.0">
            <text:p>0.0</text:p>
          </table:table-cell>
          <table:table-cell table:formula="=F31*D3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8.0">
            <text:p>1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2*D3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2-F32-G32" office:value-type="float" office:value="0.0">
            <text:p>0.0</text:p>
          </table:table-cell>
          <table:table-cell table:formula="=F32*D3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9.0">
            <text:p>1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3*D3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3-F33-G33" office:value-type="float" office:value="0.0">
            <text:p>0.0</text:p>
          </table:table-cell>
          <table:table-cell table:formula="=F33*D3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0.0">
            <text:p>2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4*D3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4-F34-G34" office:value-type="float" office:value="0.0">
            <text:p>0.0</text:p>
          </table:table-cell>
          <table:table-cell table:formula="=F34*D3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1.0">
            <text:p>2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5*D3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5-F35-G35" office:value-type="float" office:value="0.0">
            <text:p>0.0</text:p>
          </table:table-cell>
          <table:table-cell table:formula="=F35*D3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2.0">
            <text:p>2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*D3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-F36-G36" office:value-type="float" office:value="0.0">
            <text:p>0.0</text:p>
          </table:table-cell>
          <table:table-cell table:formula="=F36*D3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3.0">
            <text:p>2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*D3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-F37-G37" office:value-type="float" office:value="0.0">
            <text:p>0.0</text:p>
          </table:table-cell>
          <table:table-cell table:formula="=F37*D3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4.0">
            <text:p>2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*D3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-F38-G38" office:value-type="float" office:value="0.0">
            <text:p>0.0</text:p>
          </table:table-cell>
          <table:table-cell table:formula="=F38*D3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5.0">
            <text:p>2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*D3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-F39-G39" office:value-type="float" office:value="0.0">
            <text:p>0.0</text:p>
          </table:table-cell>
          <table:table-cell table:formula="=F39*D3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6.0">
            <text:p>2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*D4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-F40-G40" office:value-type="float" office:value="0.0">
            <text:p>0.0</text:p>
          </table:table-cell>
          <table:table-cell table:formula="=F40*D4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7.0">
            <text:p>2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*D4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-F41-G41" office:value-type="float" office:value="0.0">
            <text:p>0.0</text:p>
          </table:table-cell>
          <table:table-cell table:formula="=F41*D4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8.0">
            <text:p>2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*D4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-F42-G42" office:value-type="float" office:value="0.0">
            <text:p>0.0</text:p>
          </table:table-cell>
          <table:table-cell table:formula="=F42*D4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9.0">
            <text:p>2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*D4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-F43-G43" office:value-type="float" office:value="0.0">
            <text:p>0.0</text:p>
          </table:table-cell>
          <table:table-cell table:formula="=F43*D4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0.0">
            <text:p>3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*D4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-F44-G44" office:value-type="float" office:value="0.0">
            <text:p>0.0</text:p>
          </table:table-cell>
          <table:table-cell table:formula="=F44*D4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1.0">
            <text:p>3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*D4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-F45-G45" office:value-type="float" office:value="0.0">
            <text:p>0.0</text:p>
          </table:table-cell>
          <table:table-cell table:formula="=F45*D4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2.0">
            <text:p>3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*D4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-F46-G46" office:value-type="float" office:value="0.0">
            <text:p>0.0</text:p>
          </table:table-cell>
          <table:table-cell table:formula="=F46*D4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>
            <text:p>Sumy</text:p>
          </table:table-cell>
          <table:table-cell/>
          <table:table-cell table:formula="=SUM(C15:C41)" office:value-type="float" office:value="0.0">
            <text:p>0.0</text:p>
          </table:table-cell>
          <table:table-cell/>
          <table:table-cell table:formula="=SUM(E15:E42)" office:value-type="currency" office:value="0" office:currency="PLN">
            <text:p>0,00 zł</text:p>
          </table:table-cell>
          <table:table-cell/>
          <table:table-cell/>
          <table:table-cell/>
          <table:table-cell table:formula="=SUM(I15:I41)" office:value-type="currency" office:value="0" office:currency="PLN">
            <text:p>0,00 zł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Oświadczam,że:<text:s/>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1.<text:s/>w/w<text:s/>przedmioty<text:s/>stanowią<text:s/>moją<text:s/>własność<text:s/>i<text:s/>nie<text:s/>są<text:s/>zajęte<text:s/>przez<text:s/>komornika<text:s/>ani<text:s/>Urząd<text:s/>Skarbowy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2.Zapoznałem/am<text:s/>się<text:s/>z<text:s/>regulaminem<text:s/>komisu<text:s/>,który<text:s/>jest<text:s/>integralną<text:s/>częścią<text:s/>umowy,<text:s/>którego<text:s/>wyciąg<text:s/>w<text:s/>formi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wywieszki<text:s/>zamieszczony<text:s/>jest<text:s/>w<text:s/>komisie<text:s/>znam<text:s/>i<text:s/>przyjmuję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..................................</text:p>
          </table:table-cell>
          <table:table-cell/>
          <table:table-cell>
            <text:p>.......................................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podpis<text:s/>pracownika</text:p>
          </table:table-cell>
          <table:table-cell/>
          <table:table-cell>
            <text:p>podpis<text:s/>komiten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rkusz19">
        <table:table-column table:style-name="co4"/>
        <table:table-column table:style-name="co5"/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1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row table:style-name="ro1">
          <table:table-cell/>
          <table:table-cell/>
          <table:table-cell/>
          <table:table-cell>
            <text:p>Miejsce<text:s/>wystawienia</text:p>
          </table:table-cell>
          <table:table-cell>
            <text:p>Racibórz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>
            <text:p>Umowa<text:s/>Komisu<text:s/>nr<text:s/>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>
            <text:p>da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KOMIS<text:s/>DZIECIĘCY<text:s/>OLUŚ<text:s/>Z.<text:s/>SZCZEPANIAK</text:p>
          </table:table-cell>
          <table:table-cell/>
          <table:table-cell>
            <text:p><text:s text:c="19"/>o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47-400<text:s/>RACIBÓRZ<text:s/>UL.<text:s/>Kolejowa<text:s/>18</text:p>
          </table:table-cell>
          <table:table-cell/>
          <table:table-cell>
            <text:p><text:s text:c="15"/>ulic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Tel.606-611-352<text:s/>e-mail.<text:s/>komisolus@op.pl</text:p>
          </table:table-cell>
          <table:table-cell/>
          <table:table-cell>
            <text:p><text:s text:c="2"/>miejscowość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otwarte<text:s/>od<text:s/>9-17<text:s/>sobota<text:s/>od<text:s/>9-13</text:p>
          </table:table-cell>
          <table:table-cell/>
          <table:table-cell>
            <text:p><text:s text:c="8"/>dokum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>
            <text:p>www.komisolus.republika.pl</text:p>
          </table:table-cell>
          <table:table-cell/>
          <table:table-cell>
            <text:p><text:s text:c="12"/>telef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number-rows-spanned="2">
            <text:p>LP.</text:p>
          </table:table-cell>
          <table:table-cell table:number-rows-spanned="2">
            <text:p>NAZWA<text:s/>TOWARU</text:p>
          </table:table-cell>
          <table:table-cell table:number-rows-spanned="2">
            <text:p>ILOŚĆ</text:p>
          </table:table-cell>
          <table:table-cell table:number-rows-spanned="2">
            <text:p>KWOTA<text:s/></text:p>
            <text:p>DLA<text:s/>KOMITENTA</text:p>
          </table:table-cell>
          <table:table-cell>
            <text:p>WARTOŚĆ<text:s/></text:p>
          </table:table-cell>
          <table:table-cell table:number-rows-spanned="2">
            <text:p>Sprzedano<text:s/></text:p>
            <text:p>ilość</text:p>
          </table:table-cell>
          <table:table-cell table:number-rows-spanned="2">
            <text:p>Zwrócono</text:p>
            <text:p>ilość</text:p>
          </table:table-cell>
          <table:table-cell table:number-rows-spanned="2">
            <text:p>Pozostała</text:p>
            <text:p>ilość<text:s/>w<text:s/>komisie</text:p>
          </table:table-cell>
          <table:table-cell table:number-rows-spanned="2">
            <text:p>Do<text:s/></text:p>
            <text:p>wypłaty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/>
          <table:table-cell>
            <text:p>DLA<text:s/>KOMITENTA</text:p>
          </table:table-cell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.0">
            <text:p>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5*D1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5-F15-G15" office:value-type="float" office:value="0.0">
            <text:p>0.0</text:p>
          </table:table-cell>
          <table:table-cell table:formula="=F15*D1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office:value-type="float" office:value="2.0">
            <text:p>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6*D1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6-F16-G16" office:value-type="float" office:value="0.0">
            <text:p>0.0</text:p>
          </table:table-cell>
          <table:table-cell table:formula="=F16*D1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.0">
            <text:p>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7*D1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7-F17-G17" office:value-type="float" office:value="0.0">
            <text:p>0.0</text:p>
          </table:table-cell>
          <table:table-cell table:formula="=F17*D1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4.0">
            <text:p>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8*D1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8-F18-G18" office:value-type="float" office:value="0.0">
            <text:p>0.0</text:p>
          </table:table-cell>
          <table:table-cell table:formula="=F18*D1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5.0">
            <text:p>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9*D1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9-F19-G19" office:value-type="float" office:value="0.0">
            <text:p>0.0</text:p>
          </table:table-cell>
          <table:table-cell table:formula="=F19*D1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6.0">
            <text:p>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0*D2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0-F20-G20" office:value-type="float" office:value="0.0">
            <text:p>0.0</text:p>
          </table:table-cell>
          <table:table-cell table:formula="=F20*D2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7.0">
            <text:p>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1*D2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1-F21-G21" office:value-type="float" office:value="0.0">
            <text:p>0.0</text:p>
          </table:table-cell>
          <table:table-cell table:formula="=F21*D2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8.0">
            <text:p>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2*D2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2-F22-G22" office:value-type="float" office:value="0.0">
            <text:p>0.0</text:p>
          </table:table-cell>
          <table:table-cell table:formula="=F22*D2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9.0">
            <text:p>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3-F23-G23" office:value-type="float" office:value="0.0">
            <text:p>0.0</text:p>
          </table:table-cell>
          <table:table-cell table:formula="=F23*D2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0.0">
            <text:p>1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4*D2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4-F24-G24" office:value-type="float" office:value="0.0">
            <text:p>0.0</text:p>
          </table:table-cell>
          <table:table-cell table:formula="=F24*D2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1.0">
            <text:p>1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5*D2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5-F25-G25" office:value-type="float" office:value="0.0">
            <text:p>0.0</text:p>
          </table:table-cell>
          <table:table-cell table:formula="=F25*D2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2.0">
            <text:p>1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6*D2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6-F26-G26" office:value-type="float" office:value="0.0">
            <text:p>0.0</text:p>
          </table:table-cell>
          <table:table-cell table:formula="=F26*D2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3.0">
            <text:p>1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7*D2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7-F27-G27" office:value-type="float" office:value="0.0">
            <text:p>0.0</text:p>
          </table:table-cell>
          <table:table-cell table:formula="=F27*D2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4.0">
            <text:p>1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8*D2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8-F28-G28" office:value-type="float" office:value="0.0">
            <text:p>0.0</text:p>
          </table:table-cell>
          <table:table-cell table:formula="=F28*D2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5.0">
            <text:p>1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9*D2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9-F29-G29" office:value-type="float" office:value="0.0">
            <text:p>0.0</text:p>
          </table:table-cell>
          <table:table-cell table:formula="=F29*D2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6.0">
            <text:p>1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0*D3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0-F30-G30" office:value-type="float" office:value="0.0">
            <text:p>0.0</text:p>
          </table:table-cell>
          <table:table-cell table:formula="=F30*D3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7.0">
            <text:p>1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1*D3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1-F31-G31" office:value-type="float" office:value="0.0">
            <text:p>0.0</text:p>
          </table:table-cell>
          <table:table-cell table:formula="=F31*D3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8.0">
            <text:p>1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2*D3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2-F32-G32" office:value-type="float" office:value="0.0">
            <text:p>0.0</text:p>
          </table:table-cell>
          <table:table-cell table:formula="=F32*D3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9.0">
            <text:p>1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3*D3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3-F33-G33" office:value-type="float" office:value="0.0">
            <text:p>0.0</text:p>
          </table:table-cell>
          <table:table-cell table:formula="=F33*D3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0.0">
            <text:p>2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4*D3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4-F34-G34" office:value-type="float" office:value="0.0">
            <text:p>0.0</text:p>
          </table:table-cell>
          <table:table-cell table:formula="=F34*D3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1.0">
            <text:p>2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5*D3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5-F35-G35" office:value-type="float" office:value="0.0">
            <text:p>0.0</text:p>
          </table:table-cell>
          <table:table-cell table:formula="=F35*D3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2.0">
            <text:p>2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*D3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-F36-G36" office:value-type="float" office:value="0.0">
            <text:p>0.0</text:p>
          </table:table-cell>
          <table:table-cell table:formula="=F36*D3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3.0">
            <text:p>2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*D3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-F37-G37" office:value-type="float" office:value="0.0">
            <text:p>0.0</text:p>
          </table:table-cell>
          <table:table-cell table:formula="=F37*D3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4.0">
            <text:p>2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*D3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-F38-G38" office:value-type="float" office:value="0.0">
            <text:p>0.0</text:p>
          </table:table-cell>
          <table:table-cell table:formula="=F38*D3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5.0">
            <text:p>2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*D3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-F39-G39" office:value-type="float" office:value="0.0">
            <text:p>0.0</text:p>
          </table:table-cell>
          <table:table-cell table:formula="=F39*D3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6.0">
            <text:p>2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*D4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-F40-G40" office:value-type="float" office:value="0.0">
            <text:p>0.0</text:p>
          </table:table-cell>
          <table:table-cell table:formula="=F40*D4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7.0">
            <text:p>2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*D4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-F41-G41" office:value-type="float" office:value="0.0">
            <text:p>0.0</text:p>
          </table:table-cell>
          <table:table-cell table:formula="=F41*D4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8.0">
            <text:p>2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*D4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-F42-G42" office:value-type="float" office:value="0.0">
            <text:p>0.0</text:p>
          </table:table-cell>
          <table:table-cell table:formula="=F42*D4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9.0">
            <text:p>2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*D4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-F43-G43" office:value-type="float" office:value="0.0">
            <text:p>0.0</text:p>
          </table:table-cell>
          <table:table-cell table:formula="=F43*D4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0.0">
            <text:p>3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*D4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-F44-G44" office:value-type="float" office:value="0.0">
            <text:p>0.0</text:p>
          </table:table-cell>
          <table:table-cell table:formula="=F44*D4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1.0">
            <text:p>3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*D4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-F45-G45" office:value-type="float" office:value="0.0">
            <text:p>0.0</text:p>
          </table:table-cell>
          <table:table-cell table:formula="=F45*D4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2.0">
            <text:p>3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*D4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-F46-G46" office:value-type="float" office:value="0.0">
            <text:p>0.0</text:p>
          </table:table-cell>
          <table:table-cell table:formula="=F46*D4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>
            <text:p>Sumy</text:p>
          </table:table-cell>
          <table:table-cell/>
          <table:table-cell table:formula="=SUM(C15:C41)" office:value-type="float" office:value="0.0">
            <text:p>0.0</text:p>
          </table:table-cell>
          <table:table-cell/>
          <table:table-cell table:formula="=SUM(E15:E42)" office:value-type="currency" office:value="0" office:currency="PLN">
            <text:p>0,00 zł</text:p>
          </table:table-cell>
          <table:table-cell/>
          <table:table-cell/>
          <table:table-cell/>
          <table:table-cell table:formula="=SUM(I15:I41)" office:value-type="currency" office:value="0" office:currency="PLN">
            <text:p>0,00 zł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Oświadczam,że:<text:s/>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1.<text:s/>w/w<text:s/>przedmioty<text:s/>stanowią<text:s/>moją<text:s/>własność<text:s/>i<text:s/>nie<text:s/>są<text:s/>zajęte<text:s/>przez<text:s/>komornika<text:s/>ani<text:s/>Urząd<text:s/>Skarbowy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2.Zapoznałem/am<text:s/>się<text:s/>z<text:s/>regulaminem<text:s/>komisu<text:s/>,który<text:s/>jest<text:s/>integralną<text:s/>częścią<text:s/>umowy,<text:s/>którego<text:s/>wyciąg<text:s/>w<text:s/>formi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wywieszki<text:s/>zamieszczony<text:s/>jest<text:s/>w<text:s/>komisie<text:s/>znam<text:s/>i<text:s/>przyjmuję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..................................</text:p>
          </table:table-cell>
          <table:table-cell/>
          <table:table-cell>
            <text:p>.......................................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podpis<text:s/>pracownika</text:p>
          </table:table-cell>
          <table:table-cell/>
          <table:table-cell>
            <text:p>podpis<text:s/>komiten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rkusz20">
        <table:table-column table:style-name="co4"/>
        <table:table-column table:style-name="co5"/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1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row table:style-name="ro1">
          <table:table-cell/>
          <table:table-cell/>
          <table:table-cell/>
          <table:table-cell>
            <text:p>Miejsce<text:s/>wystawienia</text:p>
          </table:table-cell>
          <table:table-cell>
            <text:p>Racibórz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>
            <text:p>Umowa<text:s/>Komisu<text:s/>nr<text:s/>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>
            <text:p>da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KOMIS<text:s/>DZIECIĘCY<text:s/>OLUŚ<text:s/>Z.<text:s/>SZCZEPANIAK</text:p>
          </table:table-cell>
          <table:table-cell/>
          <table:table-cell>
            <text:p><text:s text:c="19"/>o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47-400<text:s/>RACIBÓRZ<text:s/>UL.<text:s/>Kolejowa<text:s/>18</text:p>
          </table:table-cell>
          <table:table-cell/>
          <table:table-cell>
            <text:p><text:s text:c="15"/>ulic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Tel.606-611-352<text:s/>e-mail.<text:s/>komisolus@op.pl</text:p>
          </table:table-cell>
          <table:table-cell/>
          <table:table-cell>
            <text:p><text:s text:c="2"/>miejscowość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otwarte<text:s/>od<text:s/>9-17<text:s/>sobota<text:s/>od<text:s/>9-13</text:p>
          </table:table-cell>
          <table:table-cell/>
          <table:table-cell>
            <text:p><text:s text:c="8"/>dokum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>
            <text:p>www.komisolus.republika.pl</text:p>
          </table:table-cell>
          <table:table-cell/>
          <table:table-cell>
            <text:p><text:s text:c="12"/>telef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number-rows-spanned="2">
            <text:p>LP.</text:p>
          </table:table-cell>
          <table:table-cell table:number-rows-spanned="2">
            <text:p>NAZWA<text:s/>TOWARU</text:p>
          </table:table-cell>
          <table:table-cell table:number-rows-spanned="2">
            <text:p>ILOŚĆ</text:p>
          </table:table-cell>
          <table:table-cell table:number-rows-spanned="2">
            <text:p>KWOTA<text:s/></text:p>
            <text:p>DLA<text:s/>KOMITENTA</text:p>
          </table:table-cell>
          <table:table-cell>
            <text:p>WARTOŚĆ<text:s/></text:p>
          </table:table-cell>
          <table:table-cell table:number-rows-spanned="2">
            <text:p>Sprzedano<text:s/></text:p>
            <text:p>ilość</text:p>
          </table:table-cell>
          <table:table-cell table:number-rows-spanned="2">
            <text:p>Zwrócono</text:p>
            <text:p>ilość</text:p>
          </table:table-cell>
          <table:table-cell table:number-rows-spanned="2">
            <text:p>Pozostała</text:p>
            <text:p>ilość<text:s/>w<text:s/>komisie</text:p>
          </table:table-cell>
          <table:table-cell table:number-rows-spanned="2">
            <text:p>Do<text:s/></text:p>
            <text:p>wypłaty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/>
          <table:table-cell>
            <text:p>DLA<text:s/>KOMITENTA</text:p>
          </table:table-cell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.0">
            <text:p>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5*D1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5-F15-G15" office:value-type="float" office:value="0.0">
            <text:p>0.0</text:p>
          </table:table-cell>
          <table:table-cell table:formula="=F15*D1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office:value-type="float" office:value="2.0">
            <text:p>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6*D1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6-F16-G16" office:value-type="float" office:value="0.0">
            <text:p>0.0</text:p>
          </table:table-cell>
          <table:table-cell table:formula="=F16*D1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.0">
            <text:p>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7*D1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7-F17-G17" office:value-type="float" office:value="0.0">
            <text:p>0.0</text:p>
          </table:table-cell>
          <table:table-cell table:formula="=F17*D1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4.0">
            <text:p>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8*D1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8-F18-G18" office:value-type="float" office:value="0.0">
            <text:p>0.0</text:p>
          </table:table-cell>
          <table:table-cell table:formula="=F18*D1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5.0">
            <text:p>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9*D1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9-F19-G19" office:value-type="float" office:value="0.0">
            <text:p>0.0</text:p>
          </table:table-cell>
          <table:table-cell table:formula="=F19*D1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6.0">
            <text:p>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0*D2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0-F20-G20" office:value-type="float" office:value="0.0">
            <text:p>0.0</text:p>
          </table:table-cell>
          <table:table-cell table:formula="=F20*D2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7.0">
            <text:p>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1*D2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1-F21-G21" office:value-type="float" office:value="0.0">
            <text:p>0.0</text:p>
          </table:table-cell>
          <table:table-cell table:formula="=F21*D2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8.0">
            <text:p>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2*D2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2-F22-G22" office:value-type="float" office:value="0.0">
            <text:p>0.0</text:p>
          </table:table-cell>
          <table:table-cell table:formula="=F22*D2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9.0">
            <text:p>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3-F23-G23" office:value-type="float" office:value="0.0">
            <text:p>0.0</text:p>
          </table:table-cell>
          <table:table-cell table:formula="=F23*D2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0.0">
            <text:p>1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4*D2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4-F24-G24" office:value-type="float" office:value="0.0">
            <text:p>0.0</text:p>
          </table:table-cell>
          <table:table-cell table:formula="=F24*D2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1.0">
            <text:p>1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5*D2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5-F25-G25" office:value-type="float" office:value="0.0">
            <text:p>0.0</text:p>
          </table:table-cell>
          <table:table-cell table:formula="=F25*D2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2.0">
            <text:p>1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6*D2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6-F26-G26" office:value-type="float" office:value="0.0">
            <text:p>0.0</text:p>
          </table:table-cell>
          <table:table-cell table:formula="=F26*D2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3.0">
            <text:p>1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7*D2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7-F27-G27" office:value-type="float" office:value="0.0">
            <text:p>0.0</text:p>
          </table:table-cell>
          <table:table-cell table:formula="=F27*D2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4.0">
            <text:p>1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8*D2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8-F28-G28" office:value-type="float" office:value="0.0">
            <text:p>0.0</text:p>
          </table:table-cell>
          <table:table-cell table:formula="=F28*D2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5.0">
            <text:p>1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9*D2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9-F29-G29" office:value-type="float" office:value="0.0">
            <text:p>0.0</text:p>
          </table:table-cell>
          <table:table-cell table:formula="=F29*D2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6.0">
            <text:p>1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0*D3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0-F30-G30" office:value-type="float" office:value="0.0">
            <text:p>0.0</text:p>
          </table:table-cell>
          <table:table-cell table:formula="=F30*D3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7.0">
            <text:p>1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1*D3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1-F31-G31" office:value-type="float" office:value="0.0">
            <text:p>0.0</text:p>
          </table:table-cell>
          <table:table-cell table:formula="=F31*D3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8.0">
            <text:p>1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2*D3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2-F32-G32" office:value-type="float" office:value="0.0">
            <text:p>0.0</text:p>
          </table:table-cell>
          <table:table-cell table:formula="=F32*D3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9.0">
            <text:p>1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3*D3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3-F33-G33" office:value-type="float" office:value="0.0">
            <text:p>0.0</text:p>
          </table:table-cell>
          <table:table-cell table:formula="=F33*D3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0.0">
            <text:p>2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4*D3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4-F34-G34" office:value-type="float" office:value="0.0">
            <text:p>0.0</text:p>
          </table:table-cell>
          <table:table-cell table:formula="=F34*D3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1.0">
            <text:p>2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5*D3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5-F35-G35" office:value-type="float" office:value="0.0">
            <text:p>0.0</text:p>
          </table:table-cell>
          <table:table-cell table:formula="=F35*D3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2.0">
            <text:p>2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*D3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-F36-G36" office:value-type="float" office:value="0.0">
            <text:p>0.0</text:p>
          </table:table-cell>
          <table:table-cell table:formula="=F36*D3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3.0">
            <text:p>2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*D3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-F37-G37" office:value-type="float" office:value="0.0">
            <text:p>0.0</text:p>
          </table:table-cell>
          <table:table-cell table:formula="=F37*D3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4.0">
            <text:p>2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*D3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-F38-G38" office:value-type="float" office:value="0.0">
            <text:p>0.0</text:p>
          </table:table-cell>
          <table:table-cell table:formula="=F38*D3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5.0">
            <text:p>2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*D3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-F39-G39" office:value-type="float" office:value="0.0">
            <text:p>0.0</text:p>
          </table:table-cell>
          <table:table-cell table:formula="=F39*D3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6.0">
            <text:p>2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*D4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-F40-G40" office:value-type="float" office:value="0.0">
            <text:p>0.0</text:p>
          </table:table-cell>
          <table:table-cell table:formula="=F40*D4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7.0">
            <text:p>2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*D4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-F41-G41" office:value-type="float" office:value="0.0">
            <text:p>0.0</text:p>
          </table:table-cell>
          <table:table-cell table:formula="=F41*D4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8.0">
            <text:p>2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*D4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-F42-G42" office:value-type="float" office:value="0.0">
            <text:p>0.0</text:p>
          </table:table-cell>
          <table:table-cell table:formula="=F42*D4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9.0">
            <text:p>2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*D4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-F43-G43" office:value-type="float" office:value="0.0">
            <text:p>0.0</text:p>
          </table:table-cell>
          <table:table-cell table:formula="=F43*D4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0.0">
            <text:p>3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*D4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-F44-G44" office:value-type="float" office:value="0.0">
            <text:p>0.0</text:p>
          </table:table-cell>
          <table:table-cell table:formula="=F44*D4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1.0">
            <text:p>3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*D4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-F45-G45" office:value-type="float" office:value="0.0">
            <text:p>0.0</text:p>
          </table:table-cell>
          <table:table-cell table:formula="=F45*D4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2.0">
            <text:p>3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*D4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-F46-G46" office:value-type="float" office:value="0.0">
            <text:p>0.0</text:p>
          </table:table-cell>
          <table:table-cell table:formula="=F46*D4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>
            <text:p>Sumy</text:p>
          </table:table-cell>
          <table:table-cell/>
          <table:table-cell table:formula="=SUM(C15:C41)" office:value-type="float" office:value="0.0">
            <text:p>0.0</text:p>
          </table:table-cell>
          <table:table-cell/>
          <table:table-cell table:formula="=SUM(E15:E42)" office:value-type="currency" office:value="0" office:currency="PLN">
            <text:p>0,00 zł</text:p>
          </table:table-cell>
          <table:table-cell/>
          <table:table-cell/>
          <table:table-cell/>
          <table:table-cell table:formula="=SUM(I15:I41)" office:value-type="currency" office:value="0" office:currency="PLN">
            <text:p>0,00 zł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Oświadczam,że:<text:s/>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1.<text:s/>w/w<text:s/>przedmioty<text:s/>stanowią<text:s/>moją<text:s/>własność<text:s/>i<text:s/>nie<text:s/>są<text:s/>zajęte<text:s/>przez<text:s/>komornika<text:s/>ani<text:s/>Urząd<text:s/>Skarbowy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2.Zapoznałem/am<text:s/>się<text:s/>z<text:s/>regulaminem<text:s/>komisu<text:s/>,który<text:s/>jest<text:s/>integralną<text:s/>częścią<text:s/>umowy,<text:s/>którego<text:s/>wyciąg<text:s/>w<text:s/>formi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wywieszki<text:s/>zamieszczony<text:s/>jest<text:s/>w<text:s/>komisie<text:s/>znam<text:s/>i<text:s/>przyjmuję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..................................</text:p>
          </table:table-cell>
          <table:table-cell/>
          <table:table-cell>
            <text:p>.......................................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podpis<text:s/>pracownika</text:p>
          </table:table-cell>
          <table:table-cell/>
          <table:table-cell>
            <text:p>podpis<text:s/>komiten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rkusz21">
        <table:table-column table:style-name="co4"/>
        <table:table-column table:style-name="co5"/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1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row table:style-name="ro1">
          <table:table-cell/>
          <table:table-cell/>
          <table:table-cell/>
          <table:table-cell>
            <text:p>Miejsce<text:s/>wystawienia</text:p>
          </table:table-cell>
          <table:table-cell>
            <text:p>Racibórz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>
            <text:p>Umowa<text:s/>Komisu<text:s/>nr<text:s/>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>
            <text:p>da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KOMIS<text:s/>DZIECIĘCY<text:s/>OLUŚ<text:s/>Z.<text:s/>SZCZEPANIAK</text:p>
          </table:table-cell>
          <table:table-cell/>
          <table:table-cell>
            <text:p><text:s text:c="19"/>o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47-400<text:s/>RACIBÓRZ<text:s/>UL.<text:s/>Kolejowa<text:s/>18</text:p>
          </table:table-cell>
          <table:table-cell/>
          <table:table-cell>
            <text:p><text:s text:c="15"/>ulic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Tel.606-611-352<text:s/>e-mail.<text:s/>komisolus@op.pl</text:p>
          </table:table-cell>
          <table:table-cell/>
          <table:table-cell>
            <text:p><text:s text:c="2"/>miejscowość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otwarte<text:s/>od<text:s/>9-17<text:s/>sobota<text:s/>od<text:s/>9-13</text:p>
          </table:table-cell>
          <table:table-cell/>
          <table:table-cell>
            <text:p><text:s text:c="8"/>dokum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>
            <text:p>www.komisolus.republika.pl</text:p>
          </table:table-cell>
          <table:table-cell/>
          <table:table-cell>
            <text:p><text:s text:c="12"/>telef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number-rows-spanned="2">
            <text:p>LP.</text:p>
          </table:table-cell>
          <table:table-cell table:number-rows-spanned="2">
            <text:p>NAZWA<text:s/>TOWARU</text:p>
          </table:table-cell>
          <table:table-cell table:number-rows-spanned="2">
            <text:p>ILOŚĆ</text:p>
          </table:table-cell>
          <table:table-cell table:number-rows-spanned="2">
            <text:p>KWOTA<text:s/></text:p>
            <text:p>DLA<text:s/>KOMITENTA</text:p>
          </table:table-cell>
          <table:table-cell>
            <text:p>WARTOŚĆ<text:s/></text:p>
          </table:table-cell>
          <table:table-cell table:number-rows-spanned="2">
            <text:p>Sprzedano<text:s/></text:p>
            <text:p>ilość</text:p>
          </table:table-cell>
          <table:table-cell table:number-rows-spanned="2">
            <text:p>Zwrócono</text:p>
            <text:p>ilość</text:p>
          </table:table-cell>
          <table:table-cell table:number-rows-spanned="2">
            <text:p>Pozostała</text:p>
            <text:p>ilość<text:s/>w<text:s/>komisie</text:p>
          </table:table-cell>
          <table:table-cell table:number-rows-spanned="2">
            <text:p>Do<text:s/></text:p>
            <text:p>wypłaty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/>
          <table:table-cell>
            <text:p>DLA<text:s/>KOMITENTA</text:p>
          </table:table-cell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.0">
            <text:p>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5*D1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5-F15-G15" office:value-type="float" office:value="0.0">
            <text:p>0.0</text:p>
          </table:table-cell>
          <table:table-cell table:formula="=F15*D1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office:value-type="float" office:value="2.0">
            <text:p>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6*D1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6-F16-G16" office:value-type="float" office:value="0.0">
            <text:p>0.0</text:p>
          </table:table-cell>
          <table:table-cell table:formula="=F16*D1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.0">
            <text:p>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7*D1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7-F17-G17" office:value-type="float" office:value="0.0">
            <text:p>0.0</text:p>
          </table:table-cell>
          <table:table-cell table:formula="=F17*D1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4.0">
            <text:p>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8*D1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8-F18-G18" office:value-type="float" office:value="0.0">
            <text:p>0.0</text:p>
          </table:table-cell>
          <table:table-cell table:formula="=F18*D1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5.0">
            <text:p>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9*D1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9-F19-G19" office:value-type="float" office:value="0.0">
            <text:p>0.0</text:p>
          </table:table-cell>
          <table:table-cell table:formula="=F19*D1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6.0">
            <text:p>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0*D2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0-F20-G20" office:value-type="float" office:value="0.0">
            <text:p>0.0</text:p>
          </table:table-cell>
          <table:table-cell table:formula="=F20*D2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7.0">
            <text:p>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1*D2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1-F21-G21" office:value-type="float" office:value="0.0">
            <text:p>0.0</text:p>
          </table:table-cell>
          <table:table-cell table:formula="=F21*D2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8.0">
            <text:p>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2*D2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2-F22-G22" office:value-type="float" office:value="0.0">
            <text:p>0.0</text:p>
          </table:table-cell>
          <table:table-cell table:formula="=F22*D2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9.0">
            <text:p>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3-F23-G23" office:value-type="float" office:value="0.0">
            <text:p>0.0</text:p>
          </table:table-cell>
          <table:table-cell table:formula="=F23*D2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0.0">
            <text:p>1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4*D2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4-F24-G24" office:value-type="float" office:value="0.0">
            <text:p>0.0</text:p>
          </table:table-cell>
          <table:table-cell table:formula="=F24*D2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1.0">
            <text:p>1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5*D2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5-F25-G25" office:value-type="float" office:value="0.0">
            <text:p>0.0</text:p>
          </table:table-cell>
          <table:table-cell table:formula="=F25*D2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2.0">
            <text:p>1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6*D2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6-F26-G26" office:value-type="float" office:value="0.0">
            <text:p>0.0</text:p>
          </table:table-cell>
          <table:table-cell table:formula="=F26*D2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3.0">
            <text:p>1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7*D2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7-F27-G27" office:value-type="float" office:value="0.0">
            <text:p>0.0</text:p>
          </table:table-cell>
          <table:table-cell table:formula="=F27*D2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4.0">
            <text:p>1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8*D2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8-F28-G28" office:value-type="float" office:value="0.0">
            <text:p>0.0</text:p>
          </table:table-cell>
          <table:table-cell table:formula="=F28*D2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5.0">
            <text:p>1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9*D2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9-F29-G29" office:value-type="float" office:value="0.0">
            <text:p>0.0</text:p>
          </table:table-cell>
          <table:table-cell table:formula="=F29*D2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6.0">
            <text:p>1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0*D3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0-F30-G30" office:value-type="float" office:value="0.0">
            <text:p>0.0</text:p>
          </table:table-cell>
          <table:table-cell table:formula="=F30*D3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7.0">
            <text:p>1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1*D3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1-F31-G31" office:value-type="float" office:value="0.0">
            <text:p>0.0</text:p>
          </table:table-cell>
          <table:table-cell table:formula="=F31*D3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8.0">
            <text:p>1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2*D3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2-F32-G32" office:value-type="float" office:value="0.0">
            <text:p>0.0</text:p>
          </table:table-cell>
          <table:table-cell table:formula="=F32*D3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9.0">
            <text:p>1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3*D3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3-F33-G33" office:value-type="float" office:value="0.0">
            <text:p>0.0</text:p>
          </table:table-cell>
          <table:table-cell table:formula="=F33*D3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0.0">
            <text:p>2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4*D3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4-F34-G34" office:value-type="float" office:value="0.0">
            <text:p>0.0</text:p>
          </table:table-cell>
          <table:table-cell table:formula="=F34*D3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1.0">
            <text:p>2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5*D3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5-F35-G35" office:value-type="float" office:value="0.0">
            <text:p>0.0</text:p>
          </table:table-cell>
          <table:table-cell table:formula="=F35*D3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2.0">
            <text:p>2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*D3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-F36-G36" office:value-type="float" office:value="0.0">
            <text:p>0.0</text:p>
          </table:table-cell>
          <table:table-cell table:formula="=F36*D3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3.0">
            <text:p>2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*D3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-F37-G37" office:value-type="float" office:value="0.0">
            <text:p>0.0</text:p>
          </table:table-cell>
          <table:table-cell table:formula="=F37*D3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4.0">
            <text:p>2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*D3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-F38-G38" office:value-type="float" office:value="0.0">
            <text:p>0.0</text:p>
          </table:table-cell>
          <table:table-cell table:formula="=F38*D3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5.0">
            <text:p>2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*D3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-F39-G39" office:value-type="float" office:value="0.0">
            <text:p>0.0</text:p>
          </table:table-cell>
          <table:table-cell table:formula="=F39*D3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6.0">
            <text:p>2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*D4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-F40-G40" office:value-type="float" office:value="0.0">
            <text:p>0.0</text:p>
          </table:table-cell>
          <table:table-cell table:formula="=F40*D4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7.0">
            <text:p>2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*D4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-F41-G41" office:value-type="float" office:value="0.0">
            <text:p>0.0</text:p>
          </table:table-cell>
          <table:table-cell table:formula="=F41*D4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8.0">
            <text:p>2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*D4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-F42-G42" office:value-type="float" office:value="0.0">
            <text:p>0.0</text:p>
          </table:table-cell>
          <table:table-cell table:formula="=F42*D4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9.0">
            <text:p>2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*D4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-F43-G43" office:value-type="float" office:value="0.0">
            <text:p>0.0</text:p>
          </table:table-cell>
          <table:table-cell table:formula="=F43*D4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0.0">
            <text:p>3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*D4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-F44-G44" office:value-type="float" office:value="0.0">
            <text:p>0.0</text:p>
          </table:table-cell>
          <table:table-cell table:formula="=F44*D4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1.0">
            <text:p>3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*D4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-F45-G45" office:value-type="float" office:value="0.0">
            <text:p>0.0</text:p>
          </table:table-cell>
          <table:table-cell table:formula="=F45*D4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2.0">
            <text:p>3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*D4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-F46-G46" office:value-type="float" office:value="0.0">
            <text:p>0.0</text:p>
          </table:table-cell>
          <table:table-cell table:formula="=F46*D4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>
            <text:p>Sumy</text:p>
          </table:table-cell>
          <table:table-cell/>
          <table:table-cell table:formula="=SUM(C15:C41)" office:value-type="float" office:value="0.0">
            <text:p>0.0</text:p>
          </table:table-cell>
          <table:table-cell/>
          <table:table-cell table:formula="=SUM(E15:E42)" office:value-type="currency" office:value="0" office:currency="PLN">
            <text:p>0,00 zł</text:p>
          </table:table-cell>
          <table:table-cell/>
          <table:table-cell/>
          <table:table-cell/>
          <table:table-cell table:formula="=SUM(I15:I41)" office:value-type="currency" office:value="0" office:currency="PLN">
            <text:p>0,00 zł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Oświadczam,że:<text:s/>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1.<text:s/>w/w<text:s/>przedmioty<text:s/>stanowią<text:s/>moją<text:s/>własność<text:s/>i<text:s/>nie<text:s/>są<text:s/>zajęte<text:s/>przez<text:s/>komornika<text:s/>ani<text:s/>Urząd<text:s/>Skarbowy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2.Zapoznałem/am<text:s/>się<text:s/>z<text:s/>regulaminem<text:s/>komisu<text:s/>,który<text:s/>jest<text:s/>integralną<text:s/>częścią<text:s/>umowy,<text:s/>którego<text:s/>wyciąg<text:s/>w<text:s/>formi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wywieszki<text:s/>zamieszczony<text:s/>jest<text:s/>w<text:s/>komisie<text:s/>znam<text:s/>i<text:s/>przyjmuję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..................................</text:p>
          </table:table-cell>
          <table:table-cell/>
          <table:table-cell>
            <text:p>.......................................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podpis<text:s/>pracownika</text:p>
          </table:table-cell>
          <table:table-cell/>
          <table:table-cell>
            <text:p>podpis<text:s/>komiten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rkusz22">
        <table:table-column table:style-name="co4"/>
        <table:table-column table:style-name="co5"/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1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row table:style-name="ro1">
          <table:table-cell/>
          <table:table-cell/>
          <table:table-cell/>
          <table:table-cell>
            <text:p>Miejsce<text:s/>wystawienia</text:p>
          </table:table-cell>
          <table:table-cell>
            <text:p>Racibórz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>
            <text:p>Umowa<text:s/>Komisu<text:s/>nr<text:s/>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>
            <text:p>da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KOMIS<text:s/>DZIECIĘCY<text:s/>OLUŚ<text:s/>Z.<text:s/>SZCZEPANIAK</text:p>
          </table:table-cell>
          <table:table-cell/>
          <table:table-cell>
            <text:p><text:s text:c="19"/>o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47-400<text:s/>RACIBÓRZ<text:s/>UL.<text:s/>Kolejowa<text:s/>18</text:p>
          </table:table-cell>
          <table:table-cell/>
          <table:table-cell>
            <text:p><text:s text:c="15"/>ulic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Tel.606-611-352<text:s/>e-mail.<text:s/>komisolus@op.pl</text:p>
          </table:table-cell>
          <table:table-cell/>
          <table:table-cell>
            <text:p><text:s text:c="2"/>miejscowość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otwarte<text:s/>od<text:s/>9-17<text:s/>sobota<text:s/>od<text:s/>9-13</text:p>
          </table:table-cell>
          <table:table-cell/>
          <table:table-cell>
            <text:p><text:s text:c="8"/>dokum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>
            <text:p>www.komisolus.republika.pl</text:p>
          </table:table-cell>
          <table:table-cell/>
          <table:table-cell>
            <text:p><text:s text:c="12"/>telef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number-rows-spanned="2">
            <text:p>LP.</text:p>
          </table:table-cell>
          <table:table-cell table:number-rows-spanned="2">
            <text:p>NAZWA<text:s/>TOWARU</text:p>
          </table:table-cell>
          <table:table-cell table:number-rows-spanned="2">
            <text:p>ILOŚĆ</text:p>
          </table:table-cell>
          <table:table-cell table:number-rows-spanned="2">
            <text:p>KWOTA<text:s/></text:p>
            <text:p>DLA<text:s/>KOMITENTA</text:p>
          </table:table-cell>
          <table:table-cell>
            <text:p>WARTOŚĆ<text:s/></text:p>
          </table:table-cell>
          <table:table-cell table:number-rows-spanned="2">
            <text:p>Sprzedano<text:s/></text:p>
            <text:p>ilość</text:p>
          </table:table-cell>
          <table:table-cell table:number-rows-spanned="2">
            <text:p>Zwrócono</text:p>
            <text:p>ilość</text:p>
          </table:table-cell>
          <table:table-cell table:number-rows-spanned="2">
            <text:p>Pozostała</text:p>
            <text:p>ilość<text:s/>w<text:s/>komisie</text:p>
          </table:table-cell>
          <table:table-cell table:number-rows-spanned="2">
            <text:p>Do<text:s/></text:p>
            <text:p>wypłaty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/>
          <table:table-cell>
            <text:p>DLA<text:s/>KOMITENTA</text:p>
          </table:table-cell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.0">
            <text:p>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5*D1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5-F15-G15" office:value-type="float" office:value="0.0">
            <text:p>0.0</text:p>
          </table:table-cell>
          <table:table-cell table:formula="=F15*D1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office:value-type="float" office:value="2.0">
            <text:p>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6*D1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6-F16-G16" office:value-type="float" office:value="0.0">
            <text:p>0.0</text:p>
          </table:table-cell>
          <table:table-cell table:formula="=F16*D1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.0">
            <text:p>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7*D1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7-F17-G17" office:value-type="float" office:value="0.0">
            <text:p>0.0</text:p>
          </table:table-cell>
          <table:table-cell table:formula="=F17*D1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4.0">
            <text:p>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8*D1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8-F18-G18" office:value-type="float" office:value="0.0">
            <text:p>0.0</text:p>
          </table:table-cell>
          <table:table-cell table:formula="=F18*D1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5.0">
            <text:p>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9*D1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9-F19-G19" office:value-type="float" office:value="0.0">
            <text:p>0.0</text:p>
          </table:table-cell>
          <table:table-cell table:formula="=F19*D1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6.0">
            <text:p>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0*D2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0-F20-G20" office:value-type="float" office:value="0.0">
            <text:p>0.0</text:p>
          </table:table-cell>
          <table:table-cell table:formula="=F20*D2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7.0">
            <text:p>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1*D2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1-F21-G21" office:value-type="float" office:value="0.0">
            <text:p>0.0</text:p>
          </table:table-cell>
          <table:table-cell table:formula="=F21*D2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8.0">
            <text:p>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2*D2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2-F22-G22" office:value-type="float" office:value="0.0">
            <text:p>0.0</text:p>
          </table:table-cell>
          <table:table-cell table:formula="=F22*D2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9.0">
            <text:p>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3-F23-G23" office:value-type="float" office:value="0.0">
            <text:p>0.0</text:p>
          </table:table-cell>
          <table:table-cell table:formula="=F23*D2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0.0">
            <text:p>1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4*D2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4-F24-G24" office:value-type="float" office:value="0.0">
            <text:p>0.0</text:p>
          </table:table-cell>
          <table:table-cell table:formula="=F24*D2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1.0">
            <text:p>1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5*D2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5-F25-G25" office:value-type="float" office:value="0.0">
            <text:p>0.0</text:p>
          </table:table-cell>
          <table:table-cell table:formula="=F25*D2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2.0">
            <text:p>1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6*D2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6-F26-G26" office:value-type="float" office:value="0.0">
            <text:p>0.0</text:p>
          </table:table-cell>
          <table:table-cell table:formula="=F26*D2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3.0">
            <text:p>1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7*D2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7-F27-G27" office:value-type="float" office:value="0.0">
            <text:p>0.0</text:p>
          </table:table-cell>
          <table:table-cell table:formula="=F27*D2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4.0">
            <text:p>1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8*D2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8-F28-G28" office:value-type="float" office:value="0.0">
            <text:p>0.0</text:p>
          </table:table-cell>
          <table:table-cell table:formula="=F28*D2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5.0">
            <text:p>1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9*D2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9-F29-G29" office:value-type="float" office:value="0.0">
            <text:p>0.0</text:p>
          </table:table-cell>
          <table:table-cell table:formula="=F29*D2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6.0">
            <text:p>1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0*D3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0-F30-G30" office:value-type="float" office:value="0.0">
            <text:p>0.0</text:p>
          </table:table-cell>
          <table:table-cell table:formula="=F30*D3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7.0">
            <text:p>1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1*D3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1-F31-G31" office:value-type="float" office:value="0.0">
            <text:p>0.0</text:p>
          </table:table-cell>
          <table:table-cell table:formula="=F31*D3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8.0">
            <text:p>1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2*D3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2-F32-G32" office:value-type="float" office:value="0.0">
            <text:p>0.0</text:p>
          </table:table-cell>
          <table:table-cell table:formula="=F32*D3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9.0">
            <text:p>1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3*D3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3-F33-G33" office:value-type="float" office:value="0.0">
            <text:p>0.0</text:p>
          </table:table-cell>
          <table:table-cell table:formula="=F33*D3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0.0">
            <text:p>2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4*D3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4-F34-G34" office:value-type="float" office:value="0.0">
            <text:p>0.0</text:p>
          </table:table-cell>
          <table:table-cell table:formula="=F34*D3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1.0">
            <text:p>2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5*D3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5-F35-G35" office:value-type="float" office:value="0.0">
            <text:p>0.0</text:p>
          </table:table-cell>
          <table:table-cell table:formula="=F35*D3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2.0">
            <text:p>2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*D3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-F36-G36" office:value-type="float" office:value="0.0">
            <text:p>0.0</text:p>
          </table:table-cell>
          <table:table-cell table:formula="=F36*D3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3.0">
            <text:p>2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*D3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-F37-G37" office:value-type="float" office:value="0.0">
            <text:p>0.0</text:p>
          </table:table-cell>
          <table:table-cell table:formula="=F37*D3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4.0">
            <text:p>2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*D3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-F38-G38" office:value-type="float" office:value="0.0">
            <text:p>0.0</text:p>
          </table:table-cell>
          <table:table-cell table:formula="=F38*D3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5.0">
            <text:p>2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*D3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-F39-G39" office:value-type="float" office:value="0.0">
            <text:p>0.0</text:p>
          </table:table-cell>
          <table:table-cell table:formula="=F39*D3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6.0">
            <text:p>2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*D4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-F40-G40" office:value-type="float" office:value="0.0">
            <text:p>0.0</text:p>
          </table:table-cell>
          <table:table-cell table:formula="=F40*D4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7.0">
            <text:p>2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*D4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-F41-G41" office:value-type="float" office:value="0.0">
            <text:p>0.0</text:p>
          </table:table-cell>
          <table:table-cell table:formula="=F41*D4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8.0">
            <text:p>2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*D4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-F42-G42" office:value-type="float" office:value="0.0">
            <text:p>0.0</text:p>
          </table:table-cell>
          <table:table-cell table:formula="=F42*D4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9.0">
            <text:p>2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*D4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-F43-G43" office:value-type="float" office:value="0.0">
            <text:p>0.0</text:p>
          </table:table-cell>
          <table:table-cell table:formula="=F43*D4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0.0">
            <text:p>3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*D4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-F44-G44" office:value-type="float" office:value="0.0">
            <text:p>0.0</text:p>
          </table:table-cell>
          <table:table-cell table:formula="=F44*D4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1.0">
            <text:p>3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*D4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-F45-G45" office:value-type="float" office:value="0.0">
            <text:p>0.0</text:p>
          </table:table-cell>
          <table:table-cell table:formula="=F45*D4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2.0">
            <text:p>3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*D4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-F46-G46" office:value-type="float" office:value="0.0">
            <text:p>0.0</text:p>
          </table:table-cell>
          <table:table-cell table:formula="=F46*D4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>
            <text:p>Sumy</text:p>
          </table:table-cell>
          <table:table-cell/>
          <table:table-cell table:formula="=SUM(C15:C41)" office:value-type="float" office:value="0.0">
            <text:p>0.0</text:p>
          </table:table-cell>
          <table:table-cell/>
          <table:table-cell table:formula="=SUM(E15:E42)" office:value-type="currency" office:value="0" office:currency="PLN">
            <text:p>0,00 zł</text:p>
          </table:table-cell>
          <table:table-cell/>
          <table:table-cell/>
          <table:table-cell/>
          <table:table-cell table:formula="=SUM(I15:I41)" office:value-type="currency" office:value="0" office:currency="PLN">
            <text:p>0,00 zł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Oświadczam,że:<text:s/>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1.<text:s/>w/w<text:s/>przedmioty<text:s/>stanowią<text:s/>moją<text:s/>własność<text:s/>i<text:s/>nie<text:s/>są<text:s/>zajęte<text:s/>przez<text:s/>komornika<text:s/>ani<text:s/>Urząd<text:s/>Skarbowy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2.Zapoznałem/am<text:s/>się<text:s/>z<text:s/>regulaminem<text:s/>komisu<text:s/>,który<text:s/>jest<text:s/>integralną<text:s/>częścią<text:s/>umowy,<text:s/>którego<text:s/>wyciąg<text:s/>w<text:s/>formi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wywieszki<text:s/>zamieszczony<text:s/>jest<text:s/>w<text:s/>komisie<text:s/>znam<text:s/>i<text:s/>przyjmuję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..................................</text:p>
          </table:table-cell>
          <table:table-cell/>
          <table:table-cell>
            <text:p>.......................................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podpis<text:s/>pracownika</text:p>
          </table:table-cell>
          <table:table-cell/>
          <table:table-cell>
            <text:p>podpis<text:s/>komiten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rkusz23">
        <table:table-column table:style-name="co4"/>
        <table:table-column table:style-name="co5"/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1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row table:style-name="ro1">
          <table:table-cell/>
          <table:table-cell/>
          <table:table-cell/>
          <table:table-cell>
            <text:p>Miejsce<text:s/>wystawienia</text:p>
          </table:table-cell>
          <table:table-cell>
            <text:p>Racibórz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>
            <text:p>Umowa<text:s/>Komisu<text:s/>nr<text:s/>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>
            <text:p>da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KOMIS<text:s/>DZIECIĘCY<text:s/>OLUŚ<text:s/>Z.<text:s/>SZCZEPANIAK</text:p>
          </table:table-cell>
          <table:table-cell/>
          <table:table-cell>
            <text:p><text:s text:c="19"/>o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47-400<text:s/>RACIBÓRZ<text:s/>UL.<text:s/>Kolejowa<text:s/>18</text:p>
          </table:table-cell>
          <table:table-cell/>
          <table:table-cell>
            <text:p><text:s text:c="15"/>ulic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Tel.606-611-352<text:s/>e-mail.<text:s/>komisolus@op.pl</text:p>
          </table:table-cell>
          <table:table-cell/>
          <table:table-cell>
            <text:p><text:s text:c="2"/>miejscowość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otwarte<text:s/>od<text:s/>9-17<text:s/>sobota<text:s/>od<text:s/>9-13</text:p>
          </table:table-cell>
          <table:table-cell/>
          <table:table-cell>
            <text:p><text:s text:c="8"/>dokum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>
            <text:p>www.komisolus.republika.pl</text:p>
          </table:table-cell>
          <table:table-cell/>
          <table:table-cell>
            <text:p><text:s text:c="12"/>telef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number-rows-spanned="2">
            <text:p>LP.</text:p>
          </table:table-cell>
          <table:table-cell table:number-rows-spanned="2">
            <text:p>NAZWA<text:s/>TOWARU</text:p>
          </table:table-cell>
          <table:table-cell table:number-rows-spanned="2">
            <text:p>ILOŚĆ</text:p>
          </table:table-cell>
          <table:table-cell table:number-rows-spanned="2">
            <text:p>KWOTA<text:s/></text:p>
            <text:p>DLA<text:s/>KOMITENTA</text:p>
          </table:table-cell>
          <table:table-cell>
            <text:p>WARTOŚĆ<text:s/></text:p>
          </table:table-cell>
          <table:table-cell table:number-rows-spanned="2">
            <text:p>Sprzedano<text:s/></text:p>
            <text:p>ilość</text:p>
          </table:table-cell>
          <table:table-cell table:number-rows-spanned="2">
            <text:p>Zwrócono</text:p>
            <text:p>ilość</text:p>
          </table:table-cell>
          <table:table-cell table:number-rows-spanned="2">
            <text:p>Pozostała</text:p>
            <text:p>ilość<text:s/>w<text:s/>komisie</text:p>
          </table:table-cell>
          <table:table-cell table:number-rows-spanned="2">
            <text:p>Do<text:s/></text:p>
            <text:p>wypłaty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/>
          <table:table-cell>
            <text:p>DLA<text:s/>KOMITENTA</text:p>
          </table:table-cell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.0">
            <text:p>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5*D1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5-F15-G15" office:value-type="float" office:value="0.0">
            <text:p>0.0</text:p>
          </table:table-cell>
          <table:table-cell table:formula="=F15*D1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office:value-type="float" office:value="2.0">
            <text:p>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6*D1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6-F16-G16" office:value-type="float" office:value="0.0">
            <text:p>0.0</text:p>
          </table:table-cell>
          <table:table-cell table:formula="=F16*D1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.0">
            <text:p>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7*D1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7-F17-G17" office:value-type="float" office:value="0.0">
            <text:p>0.0</text:p>
          </table:table-cell>
          <table:table-cell table:formula="=F17*D1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4.0">
            <text:p>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8*D1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8-F18-G18" office:value-type="float" office:value="0.0">
            <text:p>0.0</text:p>
          </table:table-cell>
          <table:table-cell table:formula="=F18*D1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5.0">
            <text:p>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9*D1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9-F19-G19" office:value-type="float" office:value="0.0">
            <text:p>0.0</text:p>
          </table:table-cell>
          <table:table-cell table:formula="=F19*D1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6.0">
            <text:p>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0*D2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0-F20-G20" office:value-type="float" office:value="0.0">
            <text:p>0.0</text:p>
          </table:table-cell>
          <table:table-cell table:formula="=F20*D2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7.0">
            <text:p>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1*D2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1-F21-G21" office:value-type="float" office:value="0.0">
            <text:p>0.0</text:p>
          </table:table-cell>
          <table:table-cell table:formula="=F21*D2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8.0">
            <text:p>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2*D2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2-F22-G22" office:value-type="float" office:value="0.0">
            <text:p>0.0</text:p>
          </table:table-cell>
          <table:table-cell table:formula="=F22*D2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9.0">
            <text:p>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3-F23-G23" office:value-type="float" office:value="0.0">
            <text:p>0.0</text:p>
          </table:table-cell>
          <table:table-cell table:formula="=F23*D2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0.0">
            <text:p>1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4*D2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4-F24-G24" office:value-type="float" office:value="0.0">
            <text:p>0.0</text:p>
          </table:table-cell>
          <table:table-cell table:formula="=F24*D2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1.0">
            <text:p>1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5*D2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5-F25-G25" office:value-type="float" office:value="0.0">
            <text:p>0.0</text:p>
          </table:table-cell>
          <table:table-cell table:formula="=F25*D2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2.0">
            <text:p>1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6*D2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6-F26-G26" office:value-type="float" office:value="0.0">
            <text:p>0.0</text:p>
          </table:table-cell>
          <table:table-cell table:formula="=F26*D2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3.0">
            <text:p>1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7*D2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7-F27-G27" office:value-type="float" office:value="0.0">
            <text:p>0.0</text:p>
          </table:table-cell>
          <table:table-cell table:formula="=F27*D2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4.0">
            <text:p>1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8*D2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8-F28-G28" office:value-type="float" office:value="0.0">
            <text:p>0.0</text:p>
          </table:table-cell>
          <table:table-cell table:formula="=F28*D2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5.0">
            <text:p>1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9*D2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9-F29-G29" office:value-type="float" office:value="0.0">
            <text:p>0.0</text:p>
          </table:table-cell>
          <table:table-cell table:formula="=F29*D2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6.0">
            <text:p>1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0*D3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0-F30-G30" office:value-type="float" office:value="0.0">
            <text:p>0.0</text:p>
          </table:table-cell>
          <table:table-cell table:formula="=F30*D3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7.0">
            <text:p>1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1*D3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1-F31-G31" office:value-type="float" office:value="0.0">
            <text:p>0.0</text:p>
          </table:table-cell>
          <table:table-cell table:formula="=F31*D3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8.0">
            <text:p>1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2*D3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2-F32-G32" office:value-type="float" office:value="0.0">
            <text:p>0.0</text:p>
          </table:table-cell>
          <table:table-cell table:formula="=F32*D3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9.0">
            <text:p>1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3*D3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3-F33-G33" office:value-type="float" office:value="0.0">
            <text:p>0.0</text:p>
          </table:table-cell>
          <table:table-cell table:formula="=F33*D3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0.0">
            <text:p>2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4*D3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4-F34-G34" office:value-type="float" office:value="0.0">
            <text:p>0.0</text:p>
          </table:table-cell>
          <table:table-cell table:formula="=F34*D3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1.0">
            <text:p>2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5*D3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5-F35-G35" office:value-type="float" office:value="0.0">
            <text:p>0.0</text:p>
          </table:table-cell>
          <table:table-cell table:formula="=F35*D3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2.0">
            <text:p>2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*D3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-F36-G36" office:value-type="float" office:value="0.0">
            <text:p>0.0</text:p>
          </table:table-cell>
          <table:table-cell table:formula="=F36*D3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3.0">
            <text:p>2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*D3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-F37-G37" office:value-type="float" office:value="0.0">
            <text:p>0.0</text:p>
          </table:table-cell>
          <table:table-cell table:formula="=F37*D3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4.0">
            <text:p>2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*D3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-F38-G38" office:value-type="float" office:value="0.0">
            <text:p>0.0</text:p>
          </table:table-cell>
          <table:table-cell table:formula="=F38*D3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5.0">
            <text:p>2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*D3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-F39-G39" office:value-type="float" office:value="0.0">
            <text:p>0.0</text:p>
          </table:table-cell>
          <table:table-cell table:formula="=F39*D3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6.0">
            <text:p>2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*D4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-F40-G40" office:value-type="float" office:value="0.0">
            <text:p>0.0</text:p>
          </table:table-cell>
          <table:table-cell table:formula="=F40*D4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7.0">
            <text:p>2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*D4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-F41-G41" office:value-type="float" office:value="0.0">
            <text:p>0.0</text:p>
          </table:table-cell>
          <table:table-cell table:formula="=F41*D4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8.0">
            <text:p>2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*D4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-F42-G42" office:value-type="float" office:value="0.0">
            <text:p>0.0</text:p>
          </table:table-cell>
          <table:table-cell table:formula="=F42*D4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9.0">
            <text:p>2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*D4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-F43-G43" office:value-type="float" office:value="0.0">
            <text:p>0.0</text:p>
          </table:table-cell>
          <table:table-cell table:formula="=F43*D4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0.0">
            <text:p>3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*D4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-F44-G44" office:value-type="float" office:value="0.0">
            <text:p>0.0</text:p>
          </table:table-cell>
          <table:table-cell table:formula="=F44*D4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1.0">
            <text:p>3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*D4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-F45-G45" office:value-type="float" office:value="0.0">
            <text:p>0.0</text:p>
          </table:table-cell>
          <table:table-cell table:formula="=F45*D4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2.0">
            <text:p>3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*D4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-F46-G46" office:value-type="float" office:value="0.0">
            <text:p>0.0</text:p>
          </table:table-cell>
          <table:table-cell table:formula="=F46*D4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>
            <text:p>Sumy</text:p>
          </table:table-cell>
          <table:table-cell/>
          <table:table-cell table:formula="=SUM(C15:C41)" office:value-type="float" office:value="0.0">
            <text:p>0.0</text:p>
          </table:table-cell>
          <table:table-cell/>
          <table:table-cell table:formula="=SUM(E15:E42)" office:value-type="currency" office:value="0" office:currency="PLN">
            <text:p>0,00 zł</text:p>
          </table:table-cell>
          <table:table-cell/>
          <table:table-cell/>
          <table:table-cell/>
          <table:table-cell table:formula="=SUM(I15:I41)" office:value-type="currency" office:value="0" office:currency="PLN">
            <text:p>0,00 zł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Oświadczam,że:<text:s/>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1.<text:s/>w/w<text:s/>przedmioty<text:s/>stanowią<text:s/>moją<text:s/>własność<text:s/>i<text:s/>nie<text:s/>są<text:s/>zajęte<text:s/>przez<text:s/>komornika<text:s/>ani<text:s/>Urząd<text:s/>Skarbowy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2.Zapoznałem/am<text:s/>się<text:s/>z<text:s/>regulaminem<text:s/>komisu<text:s/>,który<text:s/>jest<text:s/>integralną<text:s/>częścią<text:s/>umowy,<text:s/>którego<text:s/>wyciąg<text:s/>w<text:s/>formi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wywieszki<text:s/>zamieszczony<text:s/>jest<text:s/>w<text:s/>komisie<text:s/>znam<text:s/>i<text:s/>przyjmuję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..................................</text:p>
          </table:table-cell>
          <table:table-cell/>
          <table:table-cell>
            <text:p>.......................................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podpis<text:s/>pracownika</text:p>
          </table:table-cell>
          <table:table-cell/>
          <table:table-cell>
            <text:p>podpis<text:s/>komiten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rkusz24">
        <table:table-column table:style-name="co4"/>
        <table:table-column table:style-name="co5"/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1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row table:style-name="ro1">
          <table:table-cell/>
          <table:table-cell/>
          <table:table-cell/>
          <table:table-cell>
            <text:p>Miejsce<text:s/>wystawienia</text:p>
          </table:table-cell>
          <table:table-cell>
            <text:p>Racibórz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>
            <text:p>Umowa<text:s/>Komisu<text:s/>nr<text:s/>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>
            <text:p>da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KOMIS<text:s/>DZIECIĘCY<text:s/>OLUŚ<text:s/>Z.<text:s/>SZCZEPANIAK</text:p>
          </table:table-cell>
          <table:table-cell/>
          <table:table-cell>
            <text:p><text:s text:c="19"/>o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47-400<text:s/>RACIBÓRZ<text:s/>UL.<text:s/>Kolejowa<text:s/>18</text:p>
          </table:table-cell>
          <table:table-cell/>
          <table:table-cell>
            <text:p><text:s text:c="15"/>ulic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Tel.606-611-352<text:s/>e-mail.<text:s/>komisolus@op.pl</text:p>
          </table:table-cell>
          <table:table-cell/>
          <table:table-cell>
            <text:p><text:s text:c="2"/>miejscowość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otwarte<text:s/>od<text:s/>9-17<text:s/>sobota<text:s/>od<text:s/>9-13</text:p>
          </table:table-cell>
          <table:table-cell/>
          <table:table-cell>
            <text:p><text:s text:c="8"/>dokum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>
            <text:p>www.komisolus.republika.pl</text:p>
          </table:table-cell>
          <table:table-cell/>
          <table:table-cell>
            <text:p><text:s text:c="12"/>telef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number-rows-spanned="2">
            <text:p>LP.</text:p>
          </table:table-cell>
          <table:table-cell table:number-rows-spanned="2">
            <text:p>NAZWA<text:s/>TOWARU</text:p>
          </table:table-cell>
          <table:table-cell table:number-rows-spanned="2">
            <text:p>ILOŚĆ</text:p>
          </table:table-cell>
          <table:table-cell table:number-rows-spanned="2">
            <text:p>KWOTA<text:s/></text:p>
            <text:p>DLA<text:s/>KOMITENTA</text:p>
          </table:table-cell>
          <table:table-cell>
            <text:p>WARTOŚĆ<text:s/></text:p>
          </table:table-cell>
          <table:table-cell table:number-rows-spanned="2">
            <text:p>Sprzedano<text:s/></text:p>
            <text:p>ilość</text:p>
          </table:table-cell>
          <table:table-cell table:number-rows-spanned="2">
            <text:p>Zwrócono</text:p>
            <text:p>ilość</text:p>
          </table:table-cell>
          <table:table-cell table:number-rows-spanned="2">
            <text:p>Pozostała</text:p>
            <text:p>ilość<text:s/>w<text:s/>komisie</text:p>
          </table:table-cell>
          <table:table-cell table:number-rows-spanned="2">
            <text:p>Do<text:s/></text:p>
            <text:p>wypłaty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/>
          <table:table-cell>
            <text:p>DLA<text:s/>KOMITENTA</text:p>
          </table:table-cell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.0">
            <text:p>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5*D1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5-F15-G15" office:value-type="float" office:value="0.0">
            <text:p>0.0</text:p>
          </table:table-cell>
          <table:table-cell table:formula="=F15*D1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office:value-type="float" office:value="2.0">
            <text:p>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6*D1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6-F16-G16" office:value-type="float" office:value="0.0">
            <text:p>0.0</text:p>
          </table:table-cell>
          <table:table-cell table:formula="=F16*D1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.0">
            <text:p>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7*D1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7-F17-G17" office:value-type="float" office:value="0.0">
            <text:p>0.0</text:p>
          </table:table-cell>
          <table:table-cell table:formula="=F17*D1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4.0">
            <text:p>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8*D1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8-F18-G18" office:value-type="float" office:value="0.0">
            <text:p>0.0</text:p>
          </table:table-cell>
          <table:table-cell table:formula="=F18*D1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5.0">
            <text:p>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9*D1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9-F19-G19" office:value-type="float" office:value="0.0">
            <text:p>0.0</text:p>
          </table:table-cell>
          <table:table-cell table:formula="=F19*D1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6.0">
            <text:p>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0*D2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0-F20-G20" office:value-type="float" office:value="0.0">
            <text:p>0.0</text:p>
          </table:table-cell>
          <table:table-cell table:formula="=F20*D2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7.0">
            <text:p>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1*D2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1-F21-G21" office:value-type="float" office:value="0.0">
            <text:p>0.0</text:p>
          </table:table-cell>
          <table:table-cell table:formula="=F21*D2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8.0">
            <text:p>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2*D2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2-F22-G22" office:value-type="float" office:value="0.0">
            <text:p>0.0</text:p>
          </table:table-cell>
          <table:table-cell table:formula="=F22*D2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9.0">
            <text:p>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3-F23-G23" office:value-type="float" office:value="0.0">
            <text:p>0.0</text:p>
          </table:table-cell>
          <table:table-cell table:formula="=F23*D2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0.0">
            <text:p>1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4*D2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4-F24-G24" office:value-type="float" office:value="0.0">
            <text:p>0.0</text:p>
          </table:table-cell>
          <table:table-cell table:formula="=F24*D2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1.0">
            <text:p>1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5*D2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5-F25-G25" office:value-type="float" office:value="0.0">
            <text:p>0.0</text:p>
          </table:table-cell>
          <table:table-cell table:formula="=F25*D2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2.0">
            <text:p>1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6*D2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6-F26-G26" office:value-type="float" office:value="0.0">
            <text:p>0.0</text:p>
          </table:table-cell>
          <table:table-cell table:formula="=F26*D2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3.0">
            <text:p>1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7*D2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7-F27-G27" office:value-type="float" office:value="0.0">
            <text:p>0.0</text:p>
          </table:table-cell>
          <table:table-cell table:formula="=F27*D2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4.0">
            <text:p>1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8*D2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8-F28-G28" office:value-type="float" office:value="0.0">
            <text:p>0.0</text:p>
          </table:table-cell>
          <table:table-cell table:formula="=F28*D2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5.0">
            <text:p>1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9*D2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9-F29-G29" office:value-type="float" office:value="0.0">
            <text:p>0.0</text:p>
          </table:table-cell>
          <table:table-cell table:formula="=F29*D2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6.0">
            <text:p>1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0*D3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0-F30-G30" office:value-type="float" office:value="0.0">
            <text:p>0.0</text:p>
          </table:table-cell>
          <table:table-cell table:formula="=F30*D3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7.0">
            <text:p>1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1*D3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1-F31-G31" office:value-type="float" office:value="0.0">
            <text:p>0.0</text:p>
          </table:table-cell>
          <table:table-cell table:formula="=F31*D3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8.0">
            <text:p>1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2*D3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2-F32-G32" office:value-type="float" office:value="0.0">
            <text:p>0.0</text:p>
          </table:table-cell>
          <table:table-cell table:formula="=F32*D3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9.0">
            <text:p>1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3*D3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3-F33-G33" office:value-type="float" office:value="0.0">
            <text:p>0.0</text:p>
          </table:table-cell>
          <table:table-cell table:formula="=F33*D3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0.0">
            <text:p>2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4*D3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4-F34-G34" office:value-type="float" office:value="0.0">
            <text:p>0.0</text:p>
          </table:table-cell>
          <table:table-cell table:formula="=F34*D3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1.0">
            <text:p>2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5*D3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5-F35-G35" office:value-type="float" office:value="0.0">
            <text:p>0.0</text:p>
          </table:table-cell>
          <table:table-cell table:formula="=F35*D3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2.0">
            <text:p>2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*D3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-F36-G36" office:value-type="float" office:value="0.0">
            <text:p>0.0</text:p>
          </table:table-cell>
          <table:table-cell table:formula="=F36*D3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3.0">
            <text:p>2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*D3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-F37-G37" office:value-type="float" office:value="0.0">
            <text:p>0.0</text:p>
          </table:table-cell>
          <table:table-cell table:formula="=F37*D3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4.0">
            <text:p>2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*D3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-F38-G38" office:value-type="float" office:value="0.0">
            <text:p>0.0</text:p>
          </table:table-cell>
          <table:table-cell table:formula="=F38*D3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5.0">
            <text:p>2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*D3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-F39-G39" office:value-type="float" office:value="0.0">
            <text:p>0.0</text:p>
          </table:table-cell>
          <table:table-cell table:formula="=F39*D3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6.0">
            <text:p>2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*D4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-F40-G40" office:value-type="float" office:value="0.0">
            <text:p>0.0</text:p>
          </table:table-cell>
          <table:table-cell table:formula="=F40*D4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7.0">
            <text:p>2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*D4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-F41-G41" office:value-type="float" office:value="0.0">
            <text:p>0.0</text:p>
          </table:table-cell>
          <table:table-cell table:formula="=F41*D4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8.0">
            <text:p>2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*D4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-F42-G42" office:value-type="float" office:value="0.0">
            <text:p>0.0</text:p>
          </table:table-cell>
          <table:table-cell table:formula="=F42*D4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9.0">
            <text:p>2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*D4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-F43-G43" office:value-type="float" office:value="0.0">
            <text:p>0.0</text:p>
          </table:table-cell>
          <table:table-cell table:formula="=F43*D4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0.0">
            <text:p>3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*D4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-F44-G44" office:value-type="float" office:value="0.0">
            <text:p>0.0</text:p>
          </table:table-cell>
          <table:table-cell table:formula="=F44*D4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1.0">
            <text:p>3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*D4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-F45-G45" office:value-type="float" office:value="0.0">
            <text:p>0.0</text:p>
          </table:table-cell>
          <table:table-cell table:formula="=F45*D4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2.0">
            <text:p>3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*D4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-F46-G46" office:value-type="float" office:value="0.0">
            <text:p>0.0</text:p>
          </table:table-cell>
          <table:table-cell table:formula="=F46*D4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>
            <text:p>Sumy</text:p>
          </table:table-cell>
          <table:table-cell/>
          <table:table-cell table:formula="=SUM(C15:C41)" office:value-type="float" office:value="0.0">
            <text:p>0.0</text:p>
          </table:table-cell>
          <table:table-cell/>
          <table:table-cell table:formula="=SUM(E15:E42)" office:value-type="currency" office:value="0" office:currency="PLN">
            <text:p>0,00 zł</text:p>
          </table:table-cell>
          <table:table-cell/>
          <table:table-cell/>
          <table:table-cell/>
          <table:table-cell table:formula="=SUM(I15:I41)" office:value-type="currency" office:value="0" office:currency="PLN">
            <text:p>0,00 zł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Oświadczam,że:<text:s/>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1.<text:s/>w/w<text:s/>przedmioty<text:s/>stanowią<text:s/>moją<text:s/>własność<text:s/>i<text:s/>nie<text:s/>są<text:s/>zajęte<text:s/>przez<text:s/>komornika<text:s/>ani<text:s/>Urząd<text:s/>Skarbowy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2.Zapoznałem/am<text:s/>się<text:s/>z<text:s/>regulaminem<text:s/>komisu<text:s/>,który<text:s/>jest<text:s/>integralną<text:s/>częścią<text:s/>umowy,<text:s/>którego<text:s/>wyciąg<text:s/>w<text:s/>formi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wywieszki<text:s/>zamieszczony<text:s/>jest<text:s/>w<text:s/>komisie<text:s/>znam<text:s/>i<text:s/>przyjmuję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..................................</text:p>
          </table:table-cell>
          <table:table-cell/>
          <table:table-cell>
            <text:p>.......................................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podpis<text:s/>pracownika</text:p>
          </table:table-cell>
          <table:table-cell/>
          <table:table-cell>
            <text:p>podpis<text:s/>komiten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rkusz25">
        <table:table-column table:style-name="co4"/>
        <table:table-column table:style-name="co5"/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1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row table:style-name="ro1">
          <table:table-cell/>
          <table:table-cell/>
          <table:table-cell/>
          <table:table-cell>
            <text:p>Miejsce<text:s/>wystawienia</text:p>
          </table:table-cell>
          <table:table-cell>
            <text:p>Racibórz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>
            <text:p>Umowa<text:s/>Komisu<text:s/>nr<text:s/>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>
            <text:p>da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KOMIS<text:s/>DZIECIĘCY<text:s/>OLUŚ<text:s/>Z.<text:s/>SZCZEPANIAK</text:p>
          </table:table-cell>
          <table:table-cell/>
          <table:table-cell>
            <text:p><text:s text:c="19"/>o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47-400<text:s/>RACIBÓRZ<text:s/>UL.<text:s/>Kolejowa<text:s/>18</text:p>
          </table:table-cell>
          <table:table-cell/>
          <table:table-cell>
            <text:p><text:s text:c="15"/>ulic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Tel.606-611-352<text:s/>e-mail.<text:s/>komisolus@op.pl</text:p>
          </table:table-cell>
          <table:table-cell/>
          <table:table-cell>
            <text:p><text:s text:c="2"/>miejscowość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otwarte<text:s/>od<text:s/>9-17<text:s/>sobota<text:s/>od<text:s/>9-13</text:p>
          </table:table-cell>
          <table:table-cell/>
          <table:table-cell>
            <text:p><text:s text:c="8"/>dokum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>
            <text:p>www.komisolus.republika.pl</text:p>
          </table:table-cell>
          <table:table-cell/>
          <table:table-cell>
            <text:p><text:s text:c="12"/>telef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number-rows-spanned="2">
            <text:p>LP.</text:p>
          </table:table-cell>
          <table:table-cell table:number-rows-spanned="2">
            <text:p>NAZWA<text:s/>TOWARU</text:p>
          </table:table-cell>
          <table:table-cell table:number-rows-spanned="2">
            <text:p>ILOŚĆ</text:p>
          </table:table-cell>
          <table:table-cell table:number-rows-spanned="2">
            <text:p>KWOTA<text:s/></text:p>
            <text:p>DLA<text:s/>KOMITENTA</text:p>
          </table:table-cell>
          <table:table-cell>
            <text:p>WARTOŚĆ<text:s/></text:p>
          </table:table-cell>
          <table:table-cell table:number-rows-spanned="2">
            <text:p>Sprzedano<text:s/></text:p>
            <text:p>ilość</text:p>
          </table:table-cell>
          <table:table-cell table:number-rows-spanned="2">
            <text:p>Zwrócono</text:p>
            <text:p>ilość</text:p>
          </table:table-cell>
          <table:table-cell table:number-rows-spanned="2">
            <text:p>Pozostała</text:p>
            <text:p>ilość<text:s/>w<text:s/>komisie</text:p>
          </table:table-cell>
          <table:table-cell table:number-rows-spanned="2">
            <text:p>Do<text:s/></text:p>
            <text:p>wypłaty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/>
          <table:table-cell>
            <text:p>DLA<text:s/>KOMITENTA</text:p>
          </table:table-cell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.0">
            <text:p>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5*D1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5-F15-G15" office:value-type="float" office:value="0.0">
            <text:p>0.0</text:p>
          </table:table-cell>
          <table:table-cell table:formula="=F15*D1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office:value-type="float" office:value="2.0">
            <text:p>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6*D1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6-F16-G16" office:value-type="float" office:value="0.0">
            <text:p>0.0</text:p>
          </table:table-cell>
          <table:table-cell table:formula="=F16*D1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.0">
            <text:p>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7*D1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7-F17-G17" office:value-type="float" office:value="0.0">
            <text:p>0.0</text:p>
          </table:table-cell>
          <table:table-cell table:formula="=F17*D1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4.0">
            <text:p>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8*D1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8-F18-G18" office:value-type="float" office:value="0.0">
            <text:p>0.0</text:p>
          </table:table-cell>
          <table:table-cell table:formula="=F18*D1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5.0">
            <text:p>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9*D1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9-F19-G19" office:value-type="float" office:value="0.0">
            <text:p>0.0</text:p>
          </table:table-cell>
          <table:table-cell table:formula="=F19*D1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6.0">
            <text:p>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0*D2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0-F20-G20" office:value-type="float" office:value="0.0">
            <text:p>0.0</text:p>
          </table:table-cell>
          <table:table-cell table:formula="=F20*D2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7.0">
            <text:p>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1*D2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1-F21-G21" office:value-type="float" office:value="0.0">
            <text:p>0.0</text:p>
          </table:table-cell>
          <table:table-cell table:formula="=F21*D2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8.0">
            <text:p>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2*D2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2-F22-G22" office:value-type="float" office:value="0.0">
            <text:p>0.0</text:p>
          </table:table-cell>
          <table:table-cell table:formula="=F22*D2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9.0">
            <text:p>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3-F23-G23" office:value-type="float" office:value="0.0">
            <text:p>0.0</text:p>
          </table:table-cell>
          <table:table-cell table:formula="=F23*D2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0.0">
            <text:p>1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4*D2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4-F24-G24" office:value-type="float" office:value="0.0">
            <text:p>0.0</text:p>
          </table:table-cell>
          <table:table-cell table:formula="=F24*D2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1.0">
            <text:p>1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5*D2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5-F25-G25" office:value-type="float" office:value="0.0">
            <text:p>0.0</text:p>
          </table:table-cell>
          <table:table-cell table:formula="=F25*D2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2.0">
            <text:p>1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6*D2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6-F26-G26" office:value-type="float" office:value="0.0">
            <text:p>0.0</text:p>
          </table:table-cell>
          <table:table-cell table:formula="=F26*D2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3.0">
            <text:p>1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7*D2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7-F27-G27" office:value-type="float" office:value="0.0">
            <text:p>0.0</text:p>
          </table:table-cell>
          <table:table-cell table:formula="=F27*D2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4.0">
            <text:p>1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8*D2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8-F28-G28" office:value-type="float" office:value="0.0">
            <text:p>0.0</text:p>
          </table:table-cell>
          <table:table-cell table:formula="=F28*D2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5.0">
            <text:p>1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9*D2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9-F29-G29" office:value-type="float" office:value="0.0">
            <text:p>0.0</text:p>
          </table:table-cell>
          <table:table-cell table:formula="=F29*D2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6.0">
            <text:p>1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0*D3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0-F30-G30" office:value-type="float" office:value="0.0">
            <text:p>0.0</text:p>
          </table:table-cell>
          <table:table-cell table:formula="=F30*D3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7.0">
            <text:p>1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1*D3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1-F31-G31" office:value-type="float" office:value="0.0">
            <text:p>0.0</text:p>
          </table:table-cell>
          <table:table-cell table:formula="=F31*D3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8.0">
            <text:p>1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2*D3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2-F32-G32" office:value-type="float" office:value="0.0">
            <text:p>0.0</text:p>
          </table:table-cell>
          <table:table-cell table:formula="=F32*D3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9.0">
            <text:p>1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3*D3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3-F33-G33" office:value-type="float" office:value="0.0">
            <text:p>0.0</text:p>
          </table:table-cell>
          <table:table-cell table:formula="=F33*D3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0.0">
            <text:p>2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4*D3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4-F34-G34" office:value-type="float" office:value="0.0">
            <text:p>0.0</text:p>
          </table:table-cell>
          <table:table-cell table:formula="=F34*D3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1.0">
            <text:p>2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5*D3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5-F35-G35" office:value-type="float" office:value="0.0">
            <text:p>0.0</text:p>
          </table:table-cell>
          <table:table-cell table:formula="=F35*D3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2.0">
            <text:p>2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*D3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-F36-G36" office:value-type="float" office:value="0.0">
            <text:p>0.0</text:p>
          </table:table-cell>
          <table:table-cell table:formula="=F36*D3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3.0">
            <text:p>2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*D3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-F37-G37" office:value-type="float" office:value="0.0">
            <text:p>0.0</text:p>
          </table:table-cell>
          <table:table-cell table:formula="=F37*D3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4.0">
            <text:p>2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*D3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-F38-G38" office:value-type="float" office:value="0.0">
            <text:p>0.0</text:p>
          </table:table-cell>
          <table:table-cell table:formula="=F38*D3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5.0">
            <text:p>2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*D3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-F39-G39" office:value-type="float" office:value="0.0">
            <text:p>0.0</text:p>
          </table:table-cell>
          <table:table-cell table:formula="=F39*D3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6.0">
            <text:p>2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*D4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-F40-G40" office:value-type="float" office:value="0.0">
            <text:p>0.0</text:p>
          </table:table-cell>
          <table:table-cell table:formula="=F40*D4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7.0">
            <text:p>2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*D4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-F41-G41" office:value-type="float" office:value="0.0">
            <text:p>0.0</text:p>
          </table:table-cell>
          <table:table-cell table:formula="=F41*D4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8.0">
            <text:p>2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*D4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-F42-G42" office:value-type="float" office:value="0.0">
            <text:p>0.0</text:p>
          </table:table-cell>
          <table:table-cell table:formula="=F42*D4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9.0">
            <text:p>2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*D4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-F43-G43" office:value-type="float" office:value="0.0">
            <text:p>0.0</text:p>
          </table:table-cell>
          <table:table-cell table:formula="=F43*D4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0.0">
            <text:p>3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*D4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-F44-G44" office:value-type="float" office:value="0.0">
            <text:p>0.0</text:p>
          </table:table-cell>
          <table:table-cell table:formula="=F44*D4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1.0">
            <text:p>3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*D4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-F45-G45" office:value-type="float" office:value="0.0">
            <text:p>0.0</text:p>
          </table:table-cell>
          <table:table-cell table:formula="=F45*D4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2.0">
            <text:p>3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*D4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-F46-G46" office:value-type="float" office:value="0.0">
            <text:p>0.0</text:p>
          </table:table-cell>
          <table:table-cell table:formula="=F46*D4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>
            <text:p>Sumy</text:p>
          </table:table-cell>
          <table:table-cell/>
          <table:table-cell table:formula="=SUM(C15:C41)" office:value-type="float" office:value="0.0">
            <text:p>0.0</text:p>
          </table:table-cell>
          <table:table-cell/>
          <table:table-cell table:formula="=SUM(E15:E42)" office:value-type="currency" office:value="0" office:currency="PLN">
            <text:p>0,00 zł</text:p>
          </table:table-cell>
          <table:table-cell/>
          <table:table-cell/>
          <table:table-cell/>
          <table:table-cell table:formula="=SUM(I15:I41)" office:value-type="currency" office:value="0" office:currency="PLN">
            <text:p>0,00 zł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Oświadczam,że:<text:s/>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1.<text:s/>w/w<text:s/>przedmioty<text:s/>stanowią<text:s/>moją<text:s/>własność<text:s/>i<text:s/>nie<text:s/>są<text:s/>zajęte<text:s/>przez<text:s/>komornika<text:s/>ani<text:s/>Urząd<text:s/>Skarbowy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2.Zapoznałem/am<text:s/>się<text:s/>z<text:s/>regulaminem<text:s/>komisu<text:s/>,który<text:s/>jest<text:s/>integralną<text:s/>częścią<text:s/>umowy,<text:s/>którego<text:s/>wyciąg<text:s/>w<text:s/>formi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wywieszki<text:s/>zamieszczony<text:s/>jest<text:s/>w<text:s/>komisie<text:s/>znam<text:s/>i<text:s/>przyjmuję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..................................</text:p>
          </table:table-cell>
          <table:table-cell/>
          <table:table-cell>
            <text:p>.......................................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podpis<text:s/>pracownika</text:p>
          </table:table-cell>
          <table:table-cell/>
          <table:table-cell>
            <text:p>podpis<text:s/>komiten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